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ohit Devanagari" svg:font-family="Lohit Devanagari" style:font-family-generic="system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roman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659in" style:use-optimal-column-width="false"/>
    </style:style>
    <style:style style:name="TableColumn3" style:family="table-column">
      <style:table-column-properties style:column-width="0.1111in" style:use-optimal-column-width="false"/>
    </style:style>
    <style:style style:name="TableColumn4" style:family="table-column">
      <style:table-column-properties style:column-width="6.0041in" style:use-optimal-column-width="false"/>
    </style:style>
    <style:style style:name="Table1" style:family="table" style:master-page-name="MPF0">
      <style:table-properties style:width="7.4812in" fo:margin-left="0in" table:align="center"/>
    </style:style>
    <style:style style:name="TableRow5" style:family="table-row">
      <style:table-row-properties style:min-row-height="0.9055in" style:use-optimal-row-height="false"/>
    </style:style>
    <style:style style:name="TableCell6" style:family="table-cell">
      <style:table-cell-properties fo:border="0.0069in solid #D67028" style:writing-mode="lr-tb" style:vertical-align="middle" fo:padding-top="0in" fo:padding-left="0.0194in" fo:padding-bottom="0in" fo:padding-right="0.0194in"/>
    </style:style>
    <style:style style:name="P7" style:parent-style-name="Normal" style:family="paragraph">
      <style:paragraph-properties fo:widows="2" fo:orphans="2" fo:break-before="page" fo:text-align="center" fo:margin-top="0.0833in"/>
      <style:text-properties style:font-name="Arial Narrow" style:font-name-asian="Calibri" style:font-name-complex="Times New Roman" fo:font-weight="bold" style:font-weight-asian="bold" fo:color="#D67028" style:language-asian="en" style:country-asian="US" style:language-complex="en" style:country-complex="US"/>
    </style:style>
    <style:style style:name="P20" style:parent-style-name="Normal" style:family="paragraph">
      <style:paragraph-properties fo:widows="2" fo:orphans="2" fo:text-align="center" fo:margin-top="0.0833in" fo:margin-bottom="0.0833in"/>
    </style:style>
    <style:style style:name="T21" style:parent-style-name="Fuentedepárrafopredeter." style:family="text">
      <style:text-properties style:font-name="Arial Narrow" style:font-name-asian="Calibri" style:font-name-complex="Times New Roman" fo:font-weight="bold" style:font-weight-asian="bold" fo:color="#D67028" fo:font-size="13pt" style:font-size-asian="13pt" style:font-size-complex="13pt" style:language-asian="en" style:country-asian="US" style:language-complex="en" style:country-complex="US"/>
    </style:style>
    <style:style style:name="P22" style:parent-style-name="Normal" style:family="paragraph">
      <style:paragraph-properties fo:widows="2" fo:orphans="2" fo:text-align="center" fo:margin-top="0.0833in" fo:margin-bottom="0.0833in"/>
    </style:style>
    <style:style style:name="TableCell23" style:family="table-cell">
      <style:table-cell-properties fo:border-top="none" fo:border-left="0.0069in solid #D67028" fo:border-bottom="none" fo:border-right="0.0069in solid #337275" style:writing-mode="lr-tb" style:vertical-align="middle" fo:padding-top="0in" fo:padding-left="0.0194in" fo:padding-bottom="0in" fo:padding-right="0.0194in"/>
    </style:style>
    <style:style style:name="P24" style:parent-style-name="Normal" style:family="paragraph">
      <style:paragraph-properties fo:widows="2" fo:orphans="2" fo:text-align="center" fo:margin-top="0.0833in"/>
      <style:text-properties style:font-name-asian="Times New Roman" style:font-name-complex="Times New Roman" fo:color="#000000" style:language-asian="en" style:country-asian="US" style:language-complex="en" style:country-complex="US"/>
    </style:style>
    <style:style style:name="TableCell25" style:family="table-cell">
      <style:table-cell-properties fo:border="0.0069in solid #337275" style:writing-mode="lr-tb" style:vertical-align="middle" fo:padding-top="0in" fo:padding-left="0.059in" fo:padding-bottom="0in" fo:padding-right="0.0194in"/>
    </style:style>
    <style:style style:name="P26" style:parent-style-name="Normal" style:family="paragraph">
      <style:paragraph-properties fo:widows="2" fo:orphans="2" fo:margin-top="0.0833in"/>
      <style:text-properties style:font-name-asian="Times New Roman" style:font-name-complex="Times New Roman" fo:font-weight="bold" style:font-weight-asian="bold" fo:color="#337275" fo:font-size="18pt" style:font-size-asian="18pt" style:font-size-complex="18pt" style:language-asian="en" style:country-asian="US" style:language-complex="en" style:country-complex="US"/>
    </style:style>
    <style:style style:name="P27" style:parent-style-name="Normal" style:family="paragraph">
      <style:paragraph-properties fo:widows="2" fo:orphans="2" fo:margin-top="0.0833in"/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P28" style:parent-style-name="Normal" style:family="paragraph">
      <style:paragraph-properties fo:widows="2" fo:orphans="2"/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P29" style:parent-style-name="Normal" style:family="paragraph">
      <style:paragraph-properties fo:widows="2" fo:orphans="2" fo:margin-top="0.1666in"/>
      <style:text-properties style:font-name-asian="Times New Roman" style:font-name-complex="Times New Roman" fo:color="#337275" fo:font-size="14pt" style:font-size-asian="14pt" style:font-size-complex="14pt" style:language-asian="en" style:country-asian="US" style:language-complex="en" style:country-complex="US"/>
    </style:style>
    <style:style style:name="P30" style:parent-style-name="Normal" style:family="paragraph">
      <style:paragraph-properties fo:widows="2" fo:orphans="2"/>
      <style:text-properties style:font-name-asian="Times New Roman" style:font-name-complex="Times New Roman" fo:color="#337275" fo:font-size="14pt" style:font-size-asian="14pt" style:font-size-complex="14pt" style:language-asian="en" style:country-asian="US" style:language-complex="en" style:country-complex="US"/>
    </style:style>
    <style:style style:name="P31" style:parent-style-name="Normal" style:family="paragraph">
      <style:paragraph-properties fo:widows="2" fo:orphans="2"/>
      <style:text-properties style:font-name-asian="Times New Roman" style:font-name-complex="Times New Roman" fo:color="#337275" style:font-size-complex="11pt" style:language-asian="en" style:country-asian="US" style:language-complex="en" style:country-complex="US"/>
    </style:style>
    <style:style style:name="P32" style:parent-style-name="Normal" style:family="paragraph">
      <style:paragraph-properties fo:widows="2" fo:orphans="2"/>
    </style:style>
    <style:style style:name="T33" style:parent-style-name="Fuentedepárrafopredeter." style:family="text">
      <style:text-properties style:font-name-asian="Times New Roman" style:font-name-complex="Times New Roman" fo:color="#337275" style:font-size-complex="11pt" style:language-asian="en" style:country-asian="US" style:language-complex="en" style:country-complex="US"/>
    </style:style>
    <style:style style:name="P3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font-weight="bold" style:font-weight-asian="bold"/>
    </style:style>
    <style:style style:name="P3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6" style:parent-style-name="Fuentedepárrafopredeter." style:family="text">
      <style:text-properties fo:color="#FF0000"/>
    </style:style>
    <style:style style:name="T37" style:parent-style-name="Fuentedepárrafopredeter." style:family="text">
      <style:text-properties style:font-weight-complex="bold" fo:color="#111111"/>
    </style:style>
    <style:style style:name="T38" style:parent-style-name="Fuentedepárrafopredeter." style:family="text">
      <style:text-properties style:font-weight-complex="bold" fo:color="#111111"/>
    </style:style>
    <style:style style:name="T39" style:parent-style-name="Fuentedepárrafopredeter." style:family="text">
      <style:text-properties fo:color="#111111" fo:background-color="#FFFF99"/>
    </style:style>
    <style:style style:name="T40" style:parent-style-name="Fuentedepárrafopredeter." style:family="text">
      <style:text-properties style:font-name="Liberation Mono" fo:color="#111111" fo:font-size="10pt" style:font-size-asian="10pt" style:font-size-complex="10pt" fo:background-color="#FFFF99"/>
    </style:style>
    <style:style style:name="T41" style:parent-style-name="Fuentedepárrafopredeter." style:family="text">
      <style:text-properties fo:color="#111111" fo:background-color="#FFFF99"/>
    </style:style>
    <style:style style:name="T42" style:parent-style-name="Fuentedepárrafopredeter." style:family="text">
      <style:text-properties fo:color="#111111"/>
    </style:style>
    <style:style style:name="P43" style:parent-style-name="Normal" style:family="paragraph">
      <style:paragraph-properties fo:background-color="#FFF2CC"/>
    </style:style>
    <style:style style:name="T44" style:parent-style-name="Fuentedepárrafopredeter." style:family="text">
      <style:text-properties fo:font-weight="bold" style:font-weight-asian="bold" fo:color="#111111"/>
    </style:style>
    <style:style style:name="T45" style:parent-style-name="Fuentedepárrafopredeter." style:family="text">
      <style:text-properties fo:color="#111111"/>
    </style:style>
    <style:style style:name="P46" style:parent-style-name="Párrafodelista" style:list-style-name="LFO31" style:family="paragraph">
      <style:paragraph-properties fo:background-color="#FFF2CC"/>
    </style:style>
    <style:style style:name="T47" style:parent-style-name="Fuentedepárrafopredeter." style:family="text">
      <style:text-properties fo:color="#111111" fo:language="es" fo:country="ES"/>
    </style:style>
    <style:style style:name="T48" style:parent-style-name="Fuentedepárrafopredeter." style:family="text">
      <style:text-properties fo:color="#111111" fo:language="es" fo:country="ES"/>
    </style:style>
    <style:style style:name="T49" style:parent-style-name="Fuentedepárrafopredeter." style:family="text">
      <style:text-properties fo:font-style="italic" style:font-style-asian="italic" fo:color="#111111" fo:language="es" fo:country="ES"/>
    </style:style>
    <style:style style:name="T50" style:parent-style-name="Fuentedepárrafopredeter." style:family="text">
      <style:text-properties fo:color="#111111" fo:language="es" fo:country="ES"/>
    </style:style>
    <style:style style:name="T51" style:parent-style-name="Fuentedepárrafopredeter." style:family="text">
      <style:text-properties fo:color="#111111" fo:language="es" fo:country="ES"/>
    </style:style>
    <style:style style:name="T52" style:parent-style-name="codigo" style:family="text">
      <style:text-properties style:font-name="Liberation Serif"/>
    </style:style>
    <style:style style:name="P53" style:parent-style-name="Párrafodelista" style:list-style-name="LFO31" style:family="paragraph">
      <style:paragraph-properties fo:background-color="#FFF2CC"/>
    </style:style>
    <style:style style:name="T54" style:parent-style-name="Fuentedepárrafopredeter." style:family="text">
      <style:text-properties fo:color="#111111" fo:language="es" fo:country="ES"/>
    </style:style>
    <style:style style:name="T55" style:parent-style-name="Fuentedepárrafopredeter." style:family="text">
      <style:text-properties fo:color="#111111" fo:language="es" fo:country="ES"/>
    </style:style>
    <style:style style:name="T56" style:parent-style-name="Fuentedepárrafopredeter." style:family="text">
      <style:text-properties fo:color="#111111" fo:language="es" fo:country="ES"/>
    </style:style>
    <style:style style:name="T57" style:parent-style-name="Fuentedepárrafopredeter." style:family="text">
      <style:text-properties fo:color="#111111" fo:language="es" fo:country="ES"/>
    </style:style>
    <style:style style:name="T58" style:parent-style-name="Fuentedepárrafopredeter." style:family="text">
      <style:text-properties fo:color="#111111" fo:language="es" fo:country="ES"/>
    </style:style>
    <style:style style:name="P59" style:parent-style-name="Párrafodelista" style:list-style-name="LFO31" style:family="paragraph">
      <style:paragraph-properties fo:background-color="#FFF2CC"/>
    </style:style>
    <style:style style:name="T60" style:parent-style-name="Fuentedepárrafopredeter." style:family="text">
      <style:text-properties fo:color="#111111" fo:language="es" fo:country="ES"/>
    </style:style>
    <style:style style:name="T61" style:parent-style-name="Fuentedepárrafopredeter." style:family="text">
      <style:text-properties fo:color="#111111" fo:language="es" fo:country="ES"/>
    </style:style>
    <style:style style:name="T62" style:parent-style-name="Fuentedepárrafopredeter." style:family="text">
      <style:text-properties fo:color="#111111" fo:language="es" fo:country="ES"/>
    </style:style>
    <style:style style:name="P63" style:parent-style-name="Párrafodelista" style:list-style-name="LFO31" style:family="paragraph">
      <style:paragraph-properties fo:background-color="#FFF2CC"/>
    </style:style>
    <style:style style:name="T64" style:parent-style-name="Fuentedepárrafopredeter." style:family="text">
      <style:text-properties fo:color="#111111" fo:language="es" fo:country="ES"/>
    </style:style>
    <style:style style:name="T65" style:parent-style-name="Fuentedepárrafopredeter." style:family="text">
      <style:text-properties fo:color="#111111" fo:language="es" fo:country="ES"/>
    </style:style>
    <style:style style:name="T66" style:parent-style-name="Fuentedepárrafopredeter." style:family="text">
      <style:text-properties fo:color="#111111" fo:language="es" fo:country="ES"/>
    </style:style>
    <style:style style:name="T67" style:parent-style-name="Fuentedepárrafopredeter." style:family="text">
      <style:text-properties fo:color="#111111" fo:language="es" fo:country="ES"/>
    </style:style>
    <style:style style:name="P68" style:parent-style-name="Párrafodelista" style:list-style-name="LFO31" style:family="paragraph">
      <style:paragraph-properties fo:background-color="#FFF2CC"/>
    </style:style>
    <style:style style:name="T69" style:parent-style-name="Fuentedepárrafopredeter." style:family="text">
      <style:text-properties fo:color="#111111" fo:language="es" fo:country="ES"/>
    </style:style>
    <style:style style:name="T70" style:parent-style-name="Fuentedepárrafopredeter." style:family="text">
      <style:text-properties fo:color="#111111" fo:language="es" fo:country="ES"/>
    </style:style>
    <style:style style:name="T71" style:parent-style-name="Fuentedepárrafopredeter." style:family="text">
      <style:text-properties fo:font-style="italic" style:font-style-asian="italic" fo:color="#111111" fo:language="es" fo:country="ES"/>
    </style:style>
    <style:style style:name="T72" style:parent-style-name="Fuentedepárrafopredeter." style:family="text">
      <style:text-properties fo:color="#111111" fo:language="es" fo:country="ES"/>
    </style:style>
    <style:style style:name="T73" style:parent-style-name="Fuentedepárrafopredeter." style:family="text">
      <style:text-properties fo:color="#111111" fo:language="es" fo:country="ES"/>
    </style:style>
    <style:style style:name="P74" style:parent-style-name="Párrafodelista" style:list-style-name="LFO31" style:family="paragraph">
      <style:paragraph-properties fo:background-color="#FFF2CC"/>
    </style:style>
    <style:style style:name="T75" style:parent-style-name="Fuentedepárrafopredeter." style:family="text">
      <style:text-properties fo:color="#111111" fo:language="es" fo:country="ES"/>
    </style:style>
    <style:style style:name="T76" style:parent-style-name="Fuentedepárrafopredeter." style:family="text">
      <style:text-properties fo:color="#111111" fo:language="es" fo:country="ES"/>
    </style:style>
    <style:style style:name="T77" style:parent-style-name="Fuentedepárrafopredeter." style:family="text">
      <style:text-properties fo:font-style="italic" style:font-style-asian="italic" fo:color="#111111" fo:language="es" fo:country="ES"/>
    </style:style>
    <style:style style:name="T78" style:parent-style-name="Fuentedepárrafopredeter." style:family="text">
      <style:text-properties fo:color="#111111" fo:language="es" fo:country="ES"/>
    </style:style>
    <style:style style:name="P79" style:parent-style-name="Normal" style:list-style-name="List1" style:family="paragraph">
      <style:paragraph-properties fo:widows="2" fo:orphans="2" fo:margin-top="0.0833in">
        <style:tab-stops>
          <style:tab-stop style:type="left" style:position="0.2812in"/>
        </style:tab-stops>
      </style:paragraph-properties>
    </style:style>
    <style:style style:name="T80" style:parent-style-name="Fuentedepárrafopredeter." style:family="text">
      <style:text-properties fo:color="#000000"/>
    </style:style>
    <style:style style:name="T81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82" style:parent-style-name="Fuentedepárrafopredeter." style:family="text">
      <style:text-properties fo:color="#000000"/>
    </style:style>
    <style:style style:name="T83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84" style:parent-style-name="Fuentedepárrafopredeter." style:family="text">
      <style:text-properties fo:color="#000000"/>
    </style:style>
    <style:style style:name="T85" style:parent-style-name="Fuentedepárrafopredeter." style:family="text">
      <style:text-properties fo:color="#000000"/>
    </style:style>
    <style:style style:name="T86" style:parent-style-name="Fuentedepárrafopredeter." style:family="text">
      <style:text-properties style:font-name="Liberation Mono" fo:color="#000000" fo:font-size="10pt" style:font-size-asian="10pt" style:font-size-complex="10pt" fo:background-color="#FFFF99"/>
    </style:style>
    <style:style style:name="P87" style:parent-style-name="Normal" style:family="paragraph">
      <style:paragraph-properties fo:widows="2" fo:orphans="2" fo:margin-top="0.0833in">
        <style:tab-stops>
          <style:tab-stop style:type="left" style:position="0.2812in"/>
        </style:tab-stops>
      </style:paragraph-properties>
    </style:style>
    <style:style style:name="T88" style:parent-style-name="Fuentedepárrafopredeter." style:family="text">
      <style:text-properties fo:font-weight="bold" style:font-weight-asian="bold" style:font-weight-complex="bold" fo:color="#000000"/>
    </style:style>
    <style:style style:name="T89" style:parent-style-name="Fuentedepárrafopredeter." style:family="text">
      <style:text-properties fo:color="#000000"/>
    </style:style>
    <style:style style:name="T90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91" style:parent-style-name="Fuentedepárrafopredeter." style:family="text">
      <style:text-properties style:font-name-complex="Cambria" fo:color="#000000" fo:language="es" fo:country="ES"/>
    </style:style>
    <style:style style:name="P92" style:parent-style-name="Normal" style:family="paragraph">
      <style:paragraph-properties fo:widows="2" fo:orphans="2" fo:margin-top="0.0833in">
        <style:tab-stops>
          <style:tab-stop style:type="left" style:position="0.2812in"/>
        </style:tab-stops>
      </style:paragraph-properties>
    </style:style>
    <style:style style:name="T93" style:parent-style-name="Fuentedepárrafopredeter." style:family="text">
      <style:text-properties fo:font-weight="bold" style:font-weight-asian="bold" style:font-weight-complex="bold" fo:color="#000000"/>
    </style:style>
    <style:style style:name="T94" style:parent-style-name="Fuentedepárrafopredeter." style:family="text">
      <style:text-properties fo:color="#000000"/>
    </style:style>
    <style:style style:name="T95" style:parent-style-name="Fuentedepárrafopredeter." style:family="text">
      <style:text-properties fo:color="#000000" style:font-size-complex="11pt"/>
    </style:style>
    <style:style style:name="T96" style:parent-style-name="Fuentedepárrafopredeter." style:family="text">
      <style:text-properties fo:color="#000000" style:font-size-complex="11pt"/>
    </style:style>
    <style:style style:name="T97" style:parent-style-name="Fuentedepárrafopredeter." style:family="text">
      <style:text-properties fo:color="#000000"/>
    </style:style>
    <style:style style:name="T98" style:parent-style-name="Fuentedepárrafopredeter." style:family="text">
      <style:text-properties fo:color="#000000" style:font-size-complex="11pt"/>
    </style:style>
    <style:style style:name="P99" style:parent-style-name="Párrafodelista" style:family="paragraph">
      <style:paragraph-properties fo:margin-left="0in">
        <style:tab-stops/>
      </style:paragraph-properties>
    </style:style>
    <style:style style:name="T100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101" style:parent-style-name="Fuentedepárrafopredeter." style:family="text">
      <style:text-properties style:font-name-complex="Cambria" fo:color="#000000" fo:language="es" fo:country="ES"/>
    </style:style>
    <style:style style:name="P102" style:parent-style-name="Normal" style:list-style-name="List1" style:family="paragraph">
      <style:paragraph-properties fo:widows="2" fo:orphans="2" fo:margin-top="0.0833in"/>
    </style:style>
    <style:style style:name="T103" style:parent-style-name="Fuentedepárrafopredeter." style:family="text">
      <style:text-properties fo:color="#000000"/>
    </style:style>
    <style:style style:name="T104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05" style:parent-style-name="Fuentedepárrafopredeter." style:family="text">
      <style:text-properties fo:color="#000000"/>
    </style:style>
    <style:style style:name="T106" style:parent-style-name="Fuentedepárrafopredeter." style:family="text">
      <style:text-properties fo:color="#000000" style:font-size-complex="11pt"/>
    </style:style>
    <style:style style:name="T107" style:parent-style-name="Fuentedepárrafopredeter." style:family="text">
      <style:text-properties fo:color="#000000"/>
    </style:style>
    <style:style style:name="T108" style:parent-style-name="Fuentedepárrafopredeter." style:family="text">
      <style:text-properties fo:color="#000000"/>
    </style:style>
    <style:style style:name="T109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10" style:parent-style-name="Fuentedepárrafopredeter." style:family="text">
      <style:text-properties fo:color="#000000"/>
    </style:style>
    <style:style style:name="T111" style:parent-style-name="Fuentedepárrafopredeter." style:family="text">
      <style:text-properties fo:color="#000000" fo:background-color="#FFFF99"/>
    </style:style>
    <style:style style:name="T112" style:parent-style-name="Fuentedepárrafopredeter." style:family="text">
      <style:text-properties style:font-name="Liberation Mono" fo:color="#000000" fo:font-size="10pt" style:font-size-asian="10pt" style:font-size-complex="10pt" fo:background-color="#FFFF99"/>
    </style:style>
    <style:style style:name="T113" style:parent-style-name="Fuentedepárrafopredeter." style:family="text">
      <style:text-properties fo:color="#000000" style:font-size-complex="11pt"/>
    </style:style>
    <style:style style:name="P114" style:parent-style-name="Normal" style:family="paragraph">
      <style:paragraph-properties fo:widows="2" fo:orphans="2" fo:margin-top="0.0833in"/>
    </style:style>
    <style:style style:name="T115" style:parent-style-name="Fuentedepárrafopredeter." style:family="text">
      <style:text-properties fo:font-weight="bold" style:font-weight-asian="bold" style:font-weight-complex="bold" fo:color="#000000"/>
    </style:style>
    <style:style style:name="T116" style:parent-style-name="Fuentedepárrafopredeter." style:family="text">
      <style:text-properties fo:color="#000000"/>
    </style:style>
    <style:style style:name="T117" style:parent-style-name="Fuentedepárrafopredeter." style:family="text">
      <style:text-properties fo:color="#000000"/>
    </style:style>
    <style:style style:name="P118" style:parent-style-name="Normal" style:family="paragraph">
      <style:paragraph-properties fo:widows="2" fo:orphans="2" fo:margin-top="0.0833in"/>
    </style:style>
    <style:style style:name="T119" style:parent-style-name="Fuentedepárrafopredeter." style:family="text">
      <style:text-properties fo:font-weight="bold" style:font-weight-asian="bold" fo:color="#000000" style:font-size-complex="11pt"/>
    </style:style>
    <style:style style:name="T120" style:parent-style-name="Fuentedepárrafopredeter." style:family="text">
      <style:text-properties fo:color="#000000" style:font-size-complex="11pt"/>
    </style:style>
    <style:style style:name="P121" style:parent-style-name="Normal" style:family="paragraph">
      <style:paragraph-properties fo:widows="2" fo:orphans="2" fo:margin-top="0.0833in"/>
    </style:style>
    <style:style style:name="T122" style:parent-style-name="Fuentedepárrafopredeter." style:family="text">
      <style:text-properties fo:font-weight="bold" style:font-weight-asian="bold" style:font-weight-complex="bold" fo:color="#000000"/>
    </style:style>
    <style:style style:name="T123" style:parent-style-name="Fuentedepárrafopredeter." style:family="text">
      <style:text-properties fo:color="#000000"/>
    </style:style>
    <style:style style:name="T124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25" style:parent-style-name="Fuentedepárrafopredeter." style:family="text">
      <style:text-properties fo:color="#000000" style:font-size-complex="11pt"/>
    </style:style>
    <style:style style:name="P126" style:parent-style-name="Normal" style:family="paragraph">
      <style:paragraph-properties fo:widows="2" fo:orphans="2" fo:margin-top="0.0833in"/>
    </style:style>
    <style:style style:name="T127" style:parent-style-name="Fuentedepárrafopredeter." style:family="text">
      <style:text-properties fo:font-weight="bold" style:font-weight-asian="bold" fo:color="#000000" style:font-size-complex="11pt"/>
    </style:style>
    <style:style style:name="T128" style:parent-style-name="Fuentedepárrafopredeter." style:family="text">
      <style:text-properties fo:color="#000000" style:font-size-complex="11pt"/>
    </style:style>
    <style:style style:name="P129" style:parent-style-name="Normal" style:list-style-name="List1" style:family="paragraph">
      <style:paragraph-properties fo:widows="2" fo:orphans="2" fo:margin-top="0.0833in"/>
    </style:style>
    <style:style style:name="T130" style:parent-style-name="Fuentedepárrafopredeter." style:family="text">
      <style:text-properties fo:color="#000000"/>
    </style:style>
    <style:style style:name="T131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32" style:parent-style-name="Fuentedepárrafopredeter." style:family="text">
      <style:text-properties fo:color="#000000"/>
    </style:style>
    <style:style style:name="T133" style:parent-style-name="Fuentedepárrafopredeter." style:family="text">
      <style:text-properties fo:color="#000000"/>
    </style:style>
    <style:style style:name="T134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35" style:parent-style-name="Fuentedepárrafopredeter." style:family="text">
      <style:text-properties fo:color="#000000"/>
    </style:style>
    <style:style style:name="T136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37" style:parent-style-name="Fuentedepárrafopredeter." style:family="text">
      <style:text-properties fo:color="#000000"/>
    </style:style>
    <style:style style:name="T138" style:parent-style-name="Fuentedepárrafopredeter." style:family="text">
      <style:text-properties fo:font-style="italic" style:font-style-asian="italic" style:font-style-complex="italic" fo:color="#000000"/>
    </style:style>
    <style:style style:name="T139" style:parent-style-name="Fuentedepárrafopredeter." style:family="text">
      <style:text-properties fo:color="#000000"/>
    </style:style>
    <style:style style:name="T140" style:parent-style-name="Fuentedepárrafopredeter." style:family="text">
      <style:text-properties fo:color="#000000" style:font-size-complex="11pt"/>
    </style:style>
    <style:style style:name="T141" style:parent-style-name="Fuentedepárrafopredeter." style:family="text">
      <style:text-properties fo:color="#000000"/>
    </style:style>
    <style:style style:name="T142" style:parent-style-name="Fuentedepárrafopredeter." style:family="text">
      <style:text-properties fo:color="#000000"/>
    </style:style>
    <style:style style:name="T143" style:parent-style-name="Fuentedepárrafopredeter." style:family="text">
      <style:text-properties fo:font-style="italic" style:font-style-asian="italic" style:font-style-complex="italic" fo:color="#000000"/>
    </style:style>
    <style:style style:name="T144" style:parent-style-name="Fuentedepárrafopredeter." style:family="text">
      <style:text-properties fo:color="#000000"/>
    </style:style>
    <style:style style:name="P145" style:parent-style-name="Normal" style:family="paragraph">
      <style:paragraph-properties fo:widows="2" fo:orphans="2" fo:margin-top="0.0833in"/>
    </style:style>
    <style:style style:name="T146" style:parent-style-name="Fuentedepárrafopredeter." style:family="text">
      <style:text-properties fo:font-weight="bold" style:font-weight-asian="bold" style:font-weight-complex="bold" fo:color="#000000" fo:language="en" fo:country="GB"/>
    </style:style>
    <style:style style:name="T147" style:parent-style-name="Fuentedepárrafopredeter." style:family="text">
      <style:text-properties fo:color="#000000" fo:language="en" fo:country="GB"/>
    </style:style>
    <style:style style:name="T148" style:parent-style-name="codigo" style:family="text">
      <style:text-properties fo:color="#000000" fo:language="en" fo:country="GB"/>
    </style:style>
    <style:style style:name="T149" style:parent-style-name="Fuentedepárrafopredeter." style:family="text">
      <style:text-properties fo:color="#000000" fo:language="en" fo:country="GB"/>
    </style:style>
    <style:style style:name="P150" style:parent-style-name="Normal" style:family="paragraph">
      <style:paragraph-properties fo:widows="2" fo:orphans="2" fo:margin-top="0.0833in"/>
    </style:style>
    <style:style style:name="T151" style:parent-style-name="Fuentedepárrafopredeter." style:family="text">
      <style:text-properties fo:color="#000000" fo:language="en" fo:country="GB"/>
    </style:style>
    <style:style style:name="T152" style:parent-style-name="codigo" style:family="text">
      <style:text-properties fo:color="#000000" fo:language="en" fo:country="GB"/>
    </style:style>
    <style:style style:name="T153" style:parent-style-name="codigo" style:family="text">
      <style:text-properties fo:color="#000000" fo:language="en" fo:country="GB"/>
    </style:style>
    <style:style style:name="T154" style:parent-style-name="codigo" style:family="text">
      <style:text-properties fo:color="#000000" fo:language="en" fo:country="GB"/>
    </style:style>
    <style:style style:name="T155" style:parent-style-name="Fuentedepárrafopredeter." style:family="text">
      <style:text-properties fo:color="#000000" fo:language="en" fo:country="GB"/>
    </style:style>
    <style:style style:name="P156" style:parent-style-name="Normal" style:family="paragraph">
      <style:paragraph-properties fo:widows="2" fo:orphans="2" fo:margin-top="0.0833in"/>
      <style:text-properties fo:color="#000000"/>
    </style:style>
    <style:style style:name="P157" style:parent-style-name="Párrafodelista" style:family="paragraph">
      <style:paragraph-properties fo:margin-left="0in">
        <style:tab-stops/>
      </style:paragraph-properties>
    </style:style>
    <style:style style:name="T158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159" style:parent-style-name="Fuentedepárrafopredeter." style:family="text">
      <style:text-properties style:font-name-complex="Cambria" fo:color="#000000" fo:language="es" fo:country="ES"/>
    </style:style>
    <style:style style:name="P160" style:parent-style-name="Normal" style:family="paragraph">
      <style:paragraph-properties fo:widows="2" fo:orphans="2" fo:margin-top="0.0833in"/>
    </style:style>
    <style:style style:name="T161" style:parent-style-name="Fuentedepárrafopredeter." style:family="text">
      <style:text-properties fo:font-weight="bold" style:font-weight-asian="bold" style:font-weight-complex="bold" fo:color="#000000"/>
    </style:style>
    <style:style style:name="T162" style:parent-style-name="Fuentedepárrafopredeter." style:family="text">
      <style:text-properties fo:color="#000000"/>
    </style:style>
    <style:style style:name="T163" style:parent-style-name="codigo" style:family="text">
      <style:text-properties fo:color="#000000"/>
    </style:style>
    <style:style style:name="T164" style:parent-style-name="codigo" style:family="text">
      <style:text-properties fo:color="#000000"/>
    </style:style>
    <style:style style:name="T165" style:parent-style-name="codigo" style:family="text">
      <style:text-properties fo:color="#000000"/>
    </style:style>
    <style:style style:name="P166" style:parent-style-name="Normal" style:family="paragraph">
      <style:paragraph-properties fo:widows="2" fo:orphans="2" fo:margin-top="0.0833in"/>
      <style:text-properties fo:color="#000000"/>
    </style:style>
    <style:style style:name="P167" style:parent-style-name="Párrafodelista" style:family="paragraph">
      <style:paragraph-properties fo:margin-left="0in">
        <style:tab-stops/>
      </style:paragraph-properties>
    </style:style>
    <style:style style:name="T168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169" style:parent-style-name="Fuentedepárrafopredeter." style:family="text">
      <style:text-properties style:font-name-complex="Cambria" fo:color="#000000" fo:language="es" fo:country="ES"/>
    </style:style>
    <style:style style:name="P170" style:parent-style-name="Normal" style:family="paragraph">
      <style:paragraph-properties fo:widows="2" fo:orphans="2" fo:margin-top="0.0833in"/>
    </style:style>
    <style:style style:name="T171" style:parent-style-name="Fuentedepárrafopredeter." style:family="text">
      <style:text-properties fo:font-weight="bold" style:font-weight-asian="bold" style:font-weight-complex="bold" fo:color="#000000"/>
    </style:style>
    <style:style style:name="T172" style:parent-style-name="Fuentedepárrafopredeter." style:family="text">
      <style:text-properties fo:color="#000000"/>
    </style:style>
    <style:style style:name="T173" style:parent-style-name="codigo" style:family="text">
      <style:text-properties fo:color="#000000"/>
    </style:style>
    <style:style style:name="P174" style:parent-style-name="Normal" style:family="paragraph">
      <style:paragraph-properties fo:widows="2" fo:orphans="2" fo:margin-top="0.0833in"/>
      <style:text-properties fo:color="#000000"/>
    </style:style>
    <style:style style:name="P175" style:parent-style-name="Párrafodelista" style:family="paragraph">
      <style:paragraph-properties fo:margin-left="0in">
        <style:tab-stops/>
      </style:paragraph-properties>
    </style:style>
    <style:style style:name="T176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177" style:parent-style-name="Fuentedepárrafopredeter." style:family="text">
      <style:text-properties style:font-name-complex="Cambria" fo:color="#000000" fo:language="es" fo:country="ES"/>
    </style:style>
    <style:style style:name="P178" style:parent-style-name="Párrafodelista" style:family="paragraph">
      <style:paragraph-properties fo:margin-left="0in">
        <style:tab-stops/>
      </style:paragraph-properties>
    </style:style>
    <style:style style:name="T179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180" style:parent-style-name="Fuentedepárrafopredeter." style:family="text">
      <style:text-properties style:font-weight-complex="bold" fo:color="#000000" fo:language="es" fo:country="ES"/>
    </style:style>
    <style:style style:name="T181" style:parent-style-name="codigo" style:family="text">
      <style:text-properties fo:color="#000000"/>
    </style:style>
    <style:style style:name="T182" style:parent-style-name="Fuentedepárrafopredeter." style:family="text">
      <style:text-properties style:font-weight-complex="bold" fo:color="#000000" fo:language="es" fo:country="ES"/>
    </style:style>
    <style:style style:name="T183" style:parent-style-name="Fuentedepárrafopredeter." style:family="text">
      <style:text-properties style:font-weight-complex="bold" fo:color="#000000" fo:language="es" fo:country="ES"/>
    </style:style>
    <style:style style:name="T184" style:parent-style-name="Fuentedepárrafopredeter." style:family="text">
      <style:text-properties style:font-weight-complex="bold" fo:color="#000000" fo:language="es" fo:country="ES"/>
    </style:style>
    <style:style style:name="P185" style:parent-style-name="Normal" style:family="paragraph">
      <style:paragraph-properties fo:widows="2" fo:orphans="2" fo:margin-top="0.0833in"/>
      <style:text-properties fo:color="#000000"/>
    </style:style>
    <style:style style:name="P186" style:parent-style-name="Normal" style:list-style-name="List1" style:family="paragraph">
      <style:paragraph-properties fo:widows="2" fo:orphans="2" fo:margin-top="0.0833in"/>
    </style:style>
    <style:style style:name="T187" style:parent-style-name="Fuentedepárrafopredeter." style:family="text">
      <style:text-properties fo:color="#000000"/>
    </style:style>
    <style:style style:name="T188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89" style:parent-style-name="Fuentedepárrafopredeter." style:family="text">
      <style:text-properties fo:color="#000000"/>
    </style:style>
    <style:style style:name="T190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91" style:parent-style-name="Fuentedepárrafopredeter." style:family="text">
      <style:text-properties fo:color="#000000"/>
    </style:style>
    <style:style style:name="T192" style:parent-style-name="Fuentedepárrafopredeter." style:family="text">
      <style:text-properties fo:color="#000000"/>
    </style:style>
    <style:style style:name="T193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94" style:parent-style-name="Fuentedepárrafopredeter." style:family="text">
      <style:text-properties fo:color="#000000"/>
    </style:style>
    <style:style style:name="T195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96" style:parent-style-name="Fuentedepárrafopredeter." style:family="text">
      <style:text-properties fo:color="#000000"/>
    </style:style>
    <style:style style:name="T197" style:parent-style-name="Fuentedepárrafopredeter." style:family="text">
      <style:text-properties fo:color="#000000"/>
    </style:style>
    <style:style style:name="T198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199" style:parent-style-name="Fuentedepárrafopredeter." style:family="text">
      <style:text-properties fo:color="#000000"/>
    </style:style>
    <style:style style:name="T200" style:parent-style-name="Fuentedepárrafopredeter." style:family="text">
      <style:text-properties fo:font-style="italic" style:font-style-asian="italic" fo:color="#000000"/>
    </style:style>
    <style:style style:name="T201" style:parent-style-name="Fuentedepárrafopredeter." style:family="text">
      <style:text-properties fo:color="#000000"/>
    </style:style>
    <style:style style:name="T202" style:parent-style-name="codigo" style:family="text">
      <style:text-properties fo:color="#000000"/>
    </style:style>
    <style:style style:name="T203" style:parent-style-name="Fuentedepárrafopredeter." style:family="text">
      <style:text-properties style:font-name="Courier New" style:font-name-complex="Courier New" fo:color="#000000" fo:font-size="10pt" style:font-size-asian="10pt"/>
    </style:style>
    <style:style style:name="T204" style:parent-style-name="Fuentedepárrafopredeter." style:family="text">
      <style:text-properties fo:color="#000000"/>
    </style:style>
    <style:style style:name="T205" style:parent-style-name="Fuentedepárrafopredeter." style:family="text">
      <style:text-properties style:font-name="Liberation Mono" fo:color="#000000" fo:font-size="10pt" style:font-size-asian="10pt" style:font-size-complex="10pt"/>
    </style:style>
    <style:style style:name="T206" style:parent-style-name="Fuentedepárrafopredeter." style:family="text">
      <style:text-properties fo:color="#000000"/>
    </style:style>
    <style:style style:name="P207" style:parent-style-name="Normal" style:family="paragraph">
      <style:paragraph-properties fo:widows="2" fo:orphans="2" fo:margin-top="0.0833in"/>
    </style:style>
    <style:style style:name="T208" style:parent-style-name="Fuentedepárrafopredeter." style:family="text">
      <style:text-properties fo:font-weight="bold" style:font-weight-asian="bold" style:font-weight-complex="bold" fo:color="#000000"/>
    </style:style>
    <style:style style:name="T209" style:parent-style-name="Fuentedepárrafopredeter." style:family="text">
      <style:text-properties fo:color="#000000"/>
    </style:style>
    <style:style style:name="T210" style:parent-style-name="codigo" style:family="text">
      <style:text-properties fo:color="#000000"/>
    </style:style>
    <style:style style:name="T211" style:parent-style-name="Fuentedepárrafopredeter." style:family="text">
      <style:text-properties fo:color="#000000"/>
    </style:style>
    <style:style style:name="T212" style:parent-style-name="Fuentedepárrafopredeter." style:family="text">
      <style:text-properties fo:color="#000000" style:font-size-complex="11pt"/>
    </style:style>
    <style:style style:name="T213" style:parent-style-name="Fuentedepárrafopredeter." style:family="text">
      <style:text-properties fo:color="#000000" style:font-size-complex="11pt"/>
    </style:style>
    <style:style style:name="P214" style:parent-style-name="Párrafodelista" style:family="paragraph">
      <style:paragraph-properties fo:margin-left="0in">
        <style:tab-stops/>
      </style:paragraph-properties>
    </style:style>
    <style:style style:name="T215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216" style:parent-style-name="Fuentedepárrafopredeter." style:family="text">
      <style:text-properties style:font-name-complex="Cambria" fo:color="#000000" fo:language="es" fo:country="ES"/>
    </style:style>
    <style:style style:name="P217" style:parent-style-name="Normal" style:family="paragraph">
      <style:paragraph-properties fo:widows="2" fo:orphans="2" fo:margin-top="0.0833in"/>
    </style:style>
    <style:style style:name="T218" style:parent-style-name="Fuentedepárrafopredeter." style:family="text">
      <style:text-properties fo:font-weight="bold" style:font-weight-asian="bold" style:font-weight-complex="bold" fo:color="#000000" style:font-size-complex="11pt"/>
    </style:style>
    <style:style style:name="T219" style:parent-style-name="Fuentedepárrafopredeter." style:family="text">
      <style:text-properties fo:color="#000000" style:font-size-complex="11pt"/>
    </style:style>
    <style:style style:name="T220" style:parent-style-name="Fuentedepárrafopredeter." style:family="text">
      <style:text-properties fo:font-style="italic" style:font-style-asian="italic" fo:color="#000000" style:font-size-complex="11pt"/>
    </style:style>
    <style:style style:name="T221" style:parent-style-name="Fuentedepárrafopredeter." style:family="text">
      <style:text-properties fo:color="#000000" style:font-size-complex="11pt"/>
    </style:style>
    <style:style style:name="T222" style:parent-style-name="Fuentedepárrafopredeter." style:family="text">
      <style:text-properties fo:color="#000000" style:font-size-complex="11pt"/>
    </style:style>
    <style:style style:name="P223" style:parent-style-name="Párrafodelista" style:family="paragraph">
      <style:paragraph-properties fo:margin-left="0in">
        <style:tab-stops/>
      </style:paragraph-properties>
    </style:style>
    <style:style style:name="T224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225" style:parent-style-name="Fuentedepárrafopredeter." style:family="text">
      <style:text-properties style:font-name-complex="Cambria" fo:color="#000000" fo:language="es" fo:country="ES"/>
    </style:style>
    <style:style style:name="P226" style:parent-style-name="Párrafodelista" style:family="paragraph">
      <style:paragraph-properties fo:margin-left="0in">
        <style:tab-stops/>
      </style:paragraph-properties>
      <style:text-properties style:font-name-complex="Cambria" fo:color="#000000" fo:language="es" fo:country="ES"/>
    </style:style>
    <style:style style:name="P227" style:parent-style-name="Párrafodelista" style:family="paragraph">
      <style:paragraph-properties fo:margin-left="0in" fo:background-color="#FFF2CC">
        <style:tab-stops/>
      </style:paragraph-properties>
    </style:style>
    <style:style style:name="T228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229" style:parent-style-name="Fuentedepárrafopredeter." style:family="text">
      <style:text-properties style:font-name-complex="Cambria" fo:color="#000000" fo:language="es" fo:country="ES"/>
    </style:style>
    <style:style style:name="T230" style:parent-style-name="codigo" style:family="text">
      <style:text-properties fo:color="#000000"/>
    </style:style>
    <style:style style:name="T231" style:parent-style-name="Fuentedepárrafopredeter." style:family="text">
      <style:text-properties style:font-name-complex="Cambria" fo:color="#000000" fo:language="es" fo:country="ES"/>
    </style:style>
    <style:style style:name="T232" style:parent-style-name="codigo" style:family="text">
      <style:text-properties fo:color="#000000"/>
    </style:style>
    <style:style style:name="T233" style:parent-style-name="Fuentedepárrafopredeter." style:family="text">
      <style:text-properties style:font-name-complex="Cambria" fo:color="#000000" fo:language="es" fo:country="ES"/>
    </style:style>
    <style:style style:name="T234" style:parent-style-name="codigo" style:family="text">
      <style:text-properties fo:color="#000000"/>
    </style:style>
    <style:style style:name="T235" style:parent-style-name="Fuentedepárrafopredeter." style:family="text">
      <style:text-properties style:font-name-complex="Cambria" fo:color="#000000" fo:language="es" fo:country="ES"/>
    </style:style>
    <style:style style:name="T236" style:parent-style-name="codigo" style:family="text">
      <style:text-properties fo:color="#000000"/>
    </style:style>
    <style:style style:name="T237" style:parent-style-name="Fuentedepárrafopredeter." style:family="text">
      <style:text-properties style:font-name-complex="Cambria" fo:color="#000000" fo:language="es" fo:country="ES"/>
    </style:style>
    <style:style style:name="T238" style:parent-style-name="codigo" style:family="text">
      <style:text-properties fo:color="#000000"/>
    </style:style>
    <style:style style:name="T239" style:parent-style-name="Fuentedepárrafopredeter." style:family="text">
      <style:text-properties style:font-name-complex="Cambria" fo:color="#000000" fo:language="es" fo:country="ES"/>
    </style:style>
    <style:style style:name="T240" style:parent-style-name="codigo" style:family="text">
      <style:text-properties fo:color="#000000"/>
    </style:style>
    <style:style style:name="T241" style:parent-style-name="Fuentedepárrafopredeter." style:family="text">
      <style:text-properties fo:color="#000000" fo:language="es" fo:country="ES"/>
    </style:style>
    <style:style style:name="T242" style:parent-style-name="Fuentedepárrafopredeter." style:family="text">
      <style:text-properties fo:color="#000000" fo:language="es" fo:country="ES"/>
    </style:style>
    <style:style style:name="T243" style:parent-style-name="codigo" style:family="text">
      <style:text-properties fo:color="#000000"/>
    </style:style>
    <style:style style:name="T244" style:parent-style-name="Fuentedepárrafopredeter." style:family="text">
      <style:text-properties style:font-name-complex="Cambria" fo:color="#000000" fo:language="es" fo:country="ES"/>
    </style:style>
    <style:style style:name="T245" style:parent-style-name="codigo" style:family="text">
      <style:text-properties fo:color="#000000"/>
    </style:style>
    <style:style style:name="T246" style:parent-style-name="Fuentedepárrafopredeter." style:family="text">
      <style:text-properties style:font-name-complex="Cambria" fo:color="#000000" fo:language="es" fo:country="ES"/>
    </style:style>
    <style:style style:name="T247" style:parent-style-name="codigo" style:family="text">
      <style:text-properties fo:color="#000000"/>
    </style:style>
    <style:style style:name="T248" style:parent-style-name="Fuentedepárrafopredeter." style:family="text">
      <style:text-properties style:font-name-complex="Cambria" fo:color="#000000" fo:language="es" fo:country="ES"/>
    </style:style>
    <style:style style:name="T249" style:parent-style-name="codigo" style:family="text">
      <style:text-properties fo:color="#000000"/>
    </style:style>
    <style:style style:name="T250" style:parent-style-name="Fuentedepárrafopredeter." style:family="text">
      <style:text-properties style:font-name-complex="Cambria" fo:color="#000000" fo:language="es" fo:country="ES"/>
    </style:style>
    <style:style style:name="T251" style:parent-style-name="codigo" style:family="text">
      <style:text-properties fo:color="#000000"/>
    </style:style>
    <style:style style:name="T252" style:parent-style-name="Fuentedepárrafopredeter." style:family="text">
      <style:text-properties style:font-name-complex="Cambria" fo:color="#000000" fo:language="es" fo:country="ES"/>
    </style:style>
    <style:style style:name="T253" style:parent-style-name="Fuentedepárrafopredeter." style:family="text">
      <style:text-properties style:font-name-complex="Cambria" fo:font-style="italic" style:font-style-asian="italic" fo:color="#000000" fo:language="es" fo:country="ES"/>
    </style:style>
    <style:style style:name="T254" style:parent-style-name="Fuentedepárrafopredeter." style:family="text">
      <style:text-properties style:font-name-complex="Cambria" fo:color="#000000" fo:language="es" fo:country="ES"/>
    </style:style>
    <style:style style:name="T255" style:parent-style-name="codigo" style:family="text">
      <style:text-properties fo:color="#000000"/>
    </style:style>
    <style:style style:name="T256" style:parent-style-name="Fuentedepárrafopredeter." style:family="text">
      <style:text-properties style:font-name-complex="Cambria" fo:color="#000000" fo:language="es" fo:country="ES"/>
    </style:style>
    <style:style style:name="T257" style:parent-style-name="Fuentedepárrafopredeter." style:family="text">
      <style:text-properties style:font-name-complex="Cambria" fo:font-style="italic" style:font-style-asian="italic" fo:color="#000000" fo:language="es" fo:country="ES"/>
    </style:style>
    <style:style style:name="T258" style:parent-style-name="Fuentedepárrafopredeter." style:family="text">
      <style:text-properties style:font-name-complex="Cambria" fo:color="#000000" fo:language="es" fo:country="ES"/>
    </style:style>
    <style:style style:name="T259" style:parent-style-name="Fuentedepárrafopredeter." style:family="text">
      <style:text-properties style:font-name-complex="Cambria" fo:color="#000000" fo:language="es" fo:country="ES"/>
    </style:style>
    <style:style style:name="T260" style:parent-style-name="codigo" style:family="text">
      <style:text-properties fo:color="#000000"/>
    </style:style>
    <style:style style:name="T261" style:parent-style-name="Fuentedepárrafopredeter." style:family="text">
      <style:text-properties style:font-name-complex="Cambria" fo:color="#000000" fo:language="es" fo:country="ES"/>
    </style:style>
    <style:style style:name="T262" style:parent-style-name="codigo" style:family="text">
      <style:text-properties fo:color="#000000"/>
    </style:style>
    <style:style style:name="T263" style:parent-style-name="Fuentedepárrafopredeter." style:family="text">
      <style:text-properties style:font-name-complex="Cambria" fo:color="#000000" fo:language="es" fo:country="ES"/>
    </style:style>
    <style:style style:name="T264" style:parent-style-name="codigo" style:family="text">
      <style:text-properties fo:color="#000000"/>
    </style:style>
    <style:style style:name="T265" style:parent-style-name="Fuentedepárrafopredeter." style:family="text">
      <style:text-properties style:font-name-complex="Cambria" fo:color="#000000" fo:language="es" fo:country="ES"/>
    </style:style>
    <style:style style:name="T266" style:parent-style-name="Fuentedepárrafopredeter." style:family="text">
      <style:text-properties style:font-name-complex="Cambria" style:font-weight-complex="bold" fo:color="#000000"/>
    </style:style>
    <style:style style:name="T267" style:parent-style-name="Fuentedepárrafopredeter." style:family="text">
      <style:text-properties style:font-name-complex="Cambria" style:font-weight-complex="bold" fo:color="#000000"/>
    </style:style>
    <style:style style:name="P268" style:parent-style-name="Párrafodelista" style:list-style-name="List1" style:family="paragraph"/>
    <style:style style:name="T269" style:parent-style-name="Fuentedepárrafopredeter." style:family="text">
      <style:text-properties fo:color="#000000" fo:language="es" fo:country="ES"/>
    </style:style>
    <style:style style:name="T270" style:parent-style-name="codigo" style:family="text">
      <style:text-properties fo:color="#000000"/>
    </style:style>
    <style:style style:name="T271" style:parent-style-name="Fuentedepárrafopredeter." style:family="text">
      <style:text-properties fo:color="#000000" fo:language="es" fo:country="ES"/>
    </style:style>
    <style:style style:name="T272" style:parent-style-name="codigo" style:family="text">
      <style:text-properties fo:color="#000000"/>
    </style:style>
    <style:style style:name="T273" style:parent-style-name="Fuentedepárrafopredeter." style:family="text">
      <style:text-properties fo:color="#000000" fo:language="es" fo:country="ES"/>
    </style:style>
    <style:style style:name="T274" style:parent-style-name="codigo" style:family="text">
      <style:text-properties fo:color="#000000"/>
    </style:style>
    <style:style style:name="T275" style:parent-style-name="Fuentedepárrafopredeter." style:family="text">
      <style:text-properties fo:color="#000000" fo:language="es" fo:country="ES"/>
    </style:style>
    <style:style style:name="T276" style:parent-style-name="Fuentedepárrafopredeter." style:family="text">
      <style:text-properties fo:color="#000000" fo:language="es" fo:country="ES"/>
    </style:style>
    <style:style style:name="T277" style:parent-style-name="Fuentedepárrafopredeter." style:family="text">
      <style:text-properties style:font-name="Liberation Mono" fo:color="#000000" fo:font-size="10pt" style:font-size-asian="10pt" style:font-size-complex="10pt" fo:language="es" fo:country="ES"/>
    </style:style>
    <style:style style:name="T278" style:parent-style-name="Fuentedepárrafopredeter." style:family="text">
      <style:text-properties fo:color="#000000" fo:language="es" fo:country="ES"/>
    </style:style>
    <style:style style:name="T279" style:parent-style-name="Fuentedepárrafopredeter." style:family="text">
      <style:text-properties fo:color="#000000" fo:language="es" fo:country="ES"/>
    </style:style>
    <style:style style:name="P280" style:parent-style-name="Párrafodelista" style:family="paragraph">
      <style:paragraph-properties fo:margin-left="0in">
        <style:tab-stops/>
      </style:paragraph-properties>
    </style:style>
    <style:style style:name="T281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282" style:parent-style-name="Fuentedepárrafopredeter." style:family="text">
      <style:text-properties style:font-name-complex="Cambria" fo:color="#000000" fo:language="es" fo:country="ES"/>
    </style:style>
    <style:style style:name="P283" style:parent-style-name="Párrafodelista" style:family="paragraph">
      <style:paragraph-properties fo:margin-left="0in">
        <style:tab-stops/>
      </style:paragraph-properties>
      <style:text-properties fo:color="#000000"/>
    </style:style>
    <style:style style:name="P284" style:parent-style-name="Normal" style:list-style-name="List1" style:family="paragraph"/>
    <style:style style:name="T285" style:parent-style-name="Fuentedepárrafopredeter." style:family="text">
      <style:text-properties fo:color="#000000"/>
    </style:style>
    <style:style style:name="T286" style:parent-style-name="codigo" style:family="text">
      <style:text-properties fo:color="#000000"/>
    </style:style>
    <style:style style:name="T287" style:parent-style-name="Fuentedepárrafopredeter." style:family="text">
      <style:text-properties fo:color="#000000"/>
    </style:style>
    <style:style style:name="T288" style:parent-style-name="codigo" style:family="text">
      <style:text-properties fo:color="#000000"/>
    </style:style>
    <style:style style:name="T289" style:parent-style-name="codigo" style:family="text">
      <style:text-properties style:font-name="Liberation Serif" fo:color="#000000" fo:font-size="11pt" style:font-size-asian="11pt" style:font-size-complex="11pt"/>
    </style:style>
    <style:style style:name="T290" style:parent-style-name="codigo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291" style:parent-style-name="Fuentedepárrafopredeter." style:family="text">
      <style:text-properties fo:color="#000000"/>
    </style:style>
    <style:style style:name="T292" style:parent-style-name="Fuentedepárrafopredeter." style:family="text">
      <style:text-properties fo:color="#000000"/>
    </style:style>
    <style:style style:name="T293" style:parent-style-name="Fuentedepárrafopredeter." style:family="text">
      <style:text-properties fo:font-weight="bold" style:font-weight-asian="bold" fo:color="#000000" style:font-size-complex="11pt"/>
    </style:style>
    <style:style style:name="T294" style:parent-style-name="Fuentedepárrafopredeter." style:family="text">
      <style:text-properties fo:color="#000000" style:font-size-complex="11pt"/>
    </style:style>
    <style:style style:name="T295" style:parent-style-name="Fuentedepárrafopredeter." style:family="text">
      <style:text-properties fo:font-weight="bold" style:font-weight-asian="bold" style:font-weight-complex="bold" fo:color="#000000"/>
    </style:style>
    <style:style style:name="T296" style:parent-style-name="Fuentedepárrafopredeter." style:family="text">
      <style:text-properties fo:color="#000000"/>
    </style:style>
    <style:style style:name="T297" style:parent-style-name="codigo" style:family="text">
      <style:text-properties fo:color="#000000"/>
    </style:style>
    <style:style style:name="T298" style:parent-style-name="Fuentedepárrafopredeter." style:family="text">
      <style:text-properties fo:color="#000000"/>
    </style:style>
    <style:style style:name="T299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300" style:parent-style-name="Fuentedepárrafopredeter." style:family="text">
      <style:text-properties style:font-name-complex="Cambria" fo:color="#000000" fo:language="es" fo:country="ES"/>
    </style:style>
    <style:style style:name="T301" style:parent-style-name="Fuentedepárrafopredeter." style:family="text">
      <style:text-properties fo:font-weight="bold" style:font-weight-asian="bold" style:font-weight-complex="bold" fo:color="#000000"/>
    </style:style>
    <style:style style:name="T302" style:parent-style-name="Fuentedepárrafopredeter." style:family="text">
      <style:text-properties fo:color="#000000"/>
    </style:style>
    <style:style style:name="T303" style:parent-style-name="Fuentedepárrafopredeter." style:family="text">
      <style:text-properties fo:color="#000000"/>
    </style:style>
    <style:style style:name="T304" style:parent-style-name="Fuentedepárrafopredeter." style:family="text">
      <style:text-properties style:font-name="Calibri, sans-serif" fo:color="#000000"/>
    </style:style>
    <style:style style:name="T305" style:parent-style-name="Fuentedepárrafopredeter." style:family="text">
      <style:text-properties fo:color="#000000"/>
    </style:style>
    <style:style style:name="T306" style:parent-style-name="codigo" style:family="text">
      <style:text-properties fo:color="#000000"/>
    </style:style>
    <style:style style:name="T307" style:parent-style-name="Fuentedepárrafopredeter." style:family="text">
      <style:text-properties fo:color="#000000"/>
    </style:style>
    <style:style style:name="P308" style:parent-style-name="Párrafodelista" style:family="paragraph">
      <style:paragraph-properties fo:margin-left="0in">
        <style:tab-stops/>
      </style:paragraph-properties>
    </style:style>
    <style:style style:name="T309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310" style:parent-style-name="Fuentedepárrafopredeter." style:family="text">
      <style:text-properties style:font-name-complex="Cambria" fo:color="#000000" fo:language="es" fo:country="ES"/>
    </style:style>
    <style:style style:name="P311" style:parent-style-name="Párrafodelista" style:list-style-name="List1" style:family="paragraph"/>
    <style:style style:name="T312" style:parent-style-name="Fuentedepárrafopredeter." style:family="text">
      <style:text-properties fo:color="#000000" fo:language="es" fo:country="ES"/>
    </style:style>
    <style:style style:name="T313" style:parent-style-name="Fuentedepárrafopredeter." style:family="text">
      <style:text-properties style:font-weight-complex="bold" fo:color="#000000" fo:language="es" fo:country="ES"/>
    </style:style>
    <style:style style:name="T314" style:parent-style-name="Fuentedepárrafopredeter." style:family="text">
      <style:text-properties fo:color="#000000" fo:language="es" fo:country="ES"/>
    </style:style>
    <style:style style:name="T315" style:parent-style-name="Fuentedepárrafopredeter." style:family="text">
      <style:text-properties fo:color="#000000" fo:language="es" fo:country="ES"/>
    </style:style>
    <style:style style:name="T316" style:parent-style-name="Fuentedepárrafopredeter." style:family="text">
      <style:text-properties fo:font-style="italic" style:font-style-asian="italic" fo:color="#000000" fo:language="es" fo:country="ES"/>
    </style:style>
    <style:style style:name="T317" style:parent-style-name="Fuentedepárrafopredeter." style:family="text">
      <style:text-properties fo:color="#000000" fo:language="es" fo:country="ES"/>
    </style:style>
    <style:style style:name="T318" style:parent-style-name="Fuentedepárrafopredeter." style:family="text">
      <style:text-properties fo:font-style="italic" style:font-style-asian="italic" fo:color="#000000" fo:language="es" fo:country="ES"/>
    </style:style>
    <style:style style:name="T319" style:parent-style-name="Fuentedepárrafopredeter." style:family="text">
      <style:text-properties fo:color="#000000" fo:language="es" fo:country="ES"/>
    </style:style>
    <style:style style:name="T320" style:parent-style-name="Fuentedepárrafopredeter." style:family="text">
      <style:text-properties fo:color="#000000" fo:language="es" fo:country="ES"/>
    </style:style>
    <style:style style:name="T321" style:parent-style-name="Fuentedepárrafopredeter." style:family="text">
      <style:text-properties fo:color="#000000" fo:language="es" fo:country="ES"/>
    </style:style>
    <style:style style:name="T322" style:parent-style-name="Fuentedepárrafopredeter." style:family="text">
      <style:text-properties style:font-name="Times New Roman" style:font-name-complex="Times New Roman" fo:color="#000000" fo:language="es" fo:country="ES"/>
    </style:style>
    <style:style style:name="T323" style:parent-style-name="Fuentedepárrafopredeter." style:family="text">
      <style:text-properties fo:color="#000000" fo:language="es" fo:country="ES"/>
    </style:style>
    <style:style style:name="T324" style:parent-style-name="Fuentedepárrafopredeter." style:family="text">
      <style:text-properties style:font-name="Times New Roman" style:font-name-complex="Times New Roman" fo:color="#000000" fo:language="es" fo:country="ES"/>
    </style:style>
    <style:style style:name="T325" style:parent-style-name="Fuentedepárrafopredeter." style:family="text">
      <style:text-properties fo:color="#000000" fo:language="es" fo:country="ES"/>
    </style:style>
    <style:style style:name="P326" style:parent-style-name="Párrafodelista" style:family="paragraph">
      <style:paragraph-properties fo:margin-left="0in">
        <style:tab-stops/>
      </style:paragraph-properties>
    </style:style>
    <style:style style:name="T327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328" style:parent-style-name="Fuentedepárrafopredeter." style:family="text">
      <style:text-properties style:font-name-complex="Cambria" fo:color="#000000" fo:language="es" fo:country="ES"/>
    </style:style>
    <style:style style:name="TableColumn330" style:family="table-column">
      <style:table-column-properties style:column-width="7.3902in" style:use-optimal-column-width="false"/>
    </style:style>
    <style:style style:name="Table329" style:family="table">
      <style:table-properties style:width="7.3902in" fo:margin-left="-0.2194in" table:align="lef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Table" style:list-style-name="LFO7" style:family="paragraph">
      <style:paragraph-properties fo:text-align="start" fo:margin-left="0in" fo:text-indent="0in">
        <style:tab-stops>
          <style:tab-stop style:type="left" style:position="0in"/>
        </style:tab-stops>
      </style:paragraph-properties>
    </style:style>
    <style:style style:name="T334" style:parent-style-name="Fuentedepárrafopredeter." style:family="text">
      <style:text-properties style:font-name-complex="Cambria" fo:color="#000000"/>
    </style:style>
    <style:style style:name="T335" style:parent-style-name="Fuentedepárrafopredeter." style:family="text">
      <style:text-properties fo:color="#000000"/>
    </style:style>
    <style:style style:name="P336" style:parent-style-name="Standard" style:family="paragraph">
      <style:paragraph-properties fo:margin-left="0.25in">
        <style:tab-stops/>
      </style:paragraph-properties>
    </style:style>
    <style:style style:name="T337" style:parent-style-name="Fuentedepárrafopredeter." style:family="text">
      <style:text-properties fo:color="#000000" style:language-asian="es" style:country-asian="ES"/>
    </style:style>
    <style:style style:name="TableColumn339" style:family="table-column">
      <style:table-column-properties style:column-width="1.0333in" style:use-optimal-column-width="false"/>
    </style:style>
    <style:style style:name="TableColumn340" style:family="table-column">
      <style:table-column-properties style:column-width="1.1201in" style:use-optimal-column-width="false"/>
    </style:style>
    <style:style style:name="TableColumn341" style:family="table-column">
      <style:table-column-properties style:column-width="1.2041in" style:use-optimal-column-width="false"/>
    </style:style>
    <style:style style:name="TableColumn342" style:family="table-column">
      <style:table-column-properties style:column-width="1.4159in" style:use-optimal-column-width="false"/>
    </style:style>
    <style:style style:name="TableColumn343" style:family="table-column">
      <style:table-column-properties style:column-width="1.3784in" style:use-optimal-column-width="false"/>
    </style:style>
    <style:style style:name="Table338" style:family="table">
      <style:table-properties style:width="6.152in" fo:margin-left="0.075in" table:align="left"/>
    </style:style>
    <style:style style:name="TableRow344" style:family="table-row">
      <style:table-row-properties style:min-row-height="0.2083in" style:use-optimal-row-height="false"/>
    </style:style>
    <style:style style:name="TableCell345" style:family="table-cell">
      <style:table-cell-properties fo:border-top="0.0138in solid #80808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/>
    </style:style>
    <style:style style:name="T347" style:parent-style-name="Fuentedepárrafopredeter." style:family="text">
      <style:text-properties fo:font-size="10pt" style:font-size-asian="10pt" style:font-size-complex="10pt"/>
    </style:style>
    <style:style style:name="TableCell348" style:family="table-cell">
      <style:table-cell-properties fo:border-top="0.0138in solid #808080" fo:border-left="none" fo:border-bottom="none" fo:border-right="none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350" style:family="table-cell">
      <style:table-cell-properties fo:border-top="0.0138in solid #80808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352" style:family="table-cell">
      <style:table-cell-properties fo:border-top="0.0138in solid #80808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TableCell354" style:family="table-cell">
      <style:table-cell-properties fo:border-top="0.0138in solid #80808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/>
    </style:style>
    <style:style style:name="T356" style:parent-style-name="Fuentedepárrafopredeter." style:family="text">
      <style:text-properties fo:font-size="10pt" style:font-size-asian="10pt" style:font-size-complex="10pt"/>
    </style:style>
    <style:style style:name="TableRow357" style:family="table-row">
      <style:table-row-properties style:min-row-height="0.2083in" style:use-optimal-row-height="false"/>
    </style:style>
    <style:style style:name="TableCell35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36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36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63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6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65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6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67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368" style:family="table-row">
      <style:table-row-properties style:min-row-height="0.2083in" style:use-optimal-row-height="false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371" style:family="table-cell">
      <style:table-cell-properties fo:border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373" style:family="table-cell">
      <style:table-cell-properties fo:border="none" style:writing-mode="lr-tb" fo:padding-top="0in" fo:padding-left="0.075in" fo:padding-bottom="0in" fo:padding-right="0.075in"/>
    </style:style>
    <style:style style:name="P374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75" style:family="table-cell">
      <style:table-cell-properties fo:border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77" style:family="table-cell">
      <style:table-cell-properties fo:border="none" style:writing-mode="lr-tb" fo:padding-top="0in" fo:padding-left="0.075in" fo:padding-bottom="0in" fo:padding-right="0.075in"/>
    </style:style>
    <style:style style:name="P378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379" style:family="table-row">
      <style:table-row-properties style:min-row-height="0.2083in" style:use-optimal-row-height="false"/>
    </style:style>
    <style:style style:name="TableCell38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38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38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8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87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8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389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390" style:family="table-row">
      <style:table-row-properties style:min-row-height="0.2083in" style:use-optimal-row-height="false"/>
    </style:style>
    <style:style style:name="TableCell391" style:family="table-cell">
      <style:table-cell-properties fo:border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393" style:family="table-cell">
      <style:table-cell-properties fo:border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399" style:family="table-cell">
      <style:table-cell-properties fo:border="none" style:writing-mode="lr-tb" fo:padding-top="0in" fo:padding-left="0.075in" fo:padding-bottom="0in" fo:padding-right="0.075in"/>
    </style:style>
    <style:style style:name="P400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01" style:family="table-row">
      <style:table-row-properties style:min-row-height="0.2083in" style:use-optimal-row-height="false"/>
    </style:style>
    <style:style style:name="TableCell40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0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05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40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07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0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09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1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12" style:family="table-row">
      <style:table-row-properties style:min-row-height="0.2083in" style:use-optimal-row-height="false"/>
    </style:style>
    <style:style style:name="TableCell413" style:family="table-cell">
      <style:table-cell-properties fo:border="non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19" style:family="table-cell">
      <style:table-cell-properties fo:border="none" style:writing-mode="lr-tb" fo:padding-top="0in" fo:padding-left="0.075in" fo:padding-bottom="0in" fo:padding-right="0.075in"/>
    </style:style>
    <style:style style:name="P420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21" style:family="table-cell">
      <style:table-cell-properties fo:border="none" style:writing-mode="lr-tb" fo:padding-top="0in" fo:padding-left="0.075in" fo:padding-bottom="0in" fo:padding-right="0.075in"/>
    </style:style>
    <style:style style:name="P422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23" style:family="table-row">
      <style:table-row-properties style:min-row-height="0.2083in" style:use-optimal-row-height="false"/>
    </style:style>
    <style:style style:name="TableCell42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25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2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27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42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29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3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31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3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33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34" style:family="table-row">
      <style:table-row-properties style:min-row-height="0.2083in" style:use-optimal-row-height="false"/>
    </style:style>
    <style:style style:name="TableCell435" style:family="table-cell">
      <style:table-cell-properties fo:border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37" style:family="table-cell">
      <style:table-cell-properties fo:border="none" style:writing-mode="lr-tb" fo:padding-top="0in" fo:padding-left="0.075in" fo:padding-bottom="0in" fo:padding-right="0.075in"/>
    </style:style>
    <style:style style:name="P438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439" style:family="table-cell">
      <style:table-cell-properties fo:border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41" style:family="table-cell">
      <style:table-cell-properties fo:border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P444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45" style:family="table-row">
      <style:table-row-properties style:min-row-height="0.2083in" style:use-optimal-row-height="false"/>
    </style:style>
    <style:style style:name="TableCell446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48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49" style:parent-style-name="Normal" style:family="paragraph">
      <style:paragraph-properties style:snap-to-layout-grid="false" fo:text-align="end"/>
      <style:text-properties fo:color="#000000" fo:font-size="10pt" style:font-size-asian="10pt" style:font-size-complex="10pt"/>
    </style:style>
    <style:style style:name="TableCell450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51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52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53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54" style:family="table-cell">
      <style:table-cell-properties fo:border="none" fo:background-color="#D2EAF1" style:writing-mode="lr-tb" fo:padding-top="0in" fo:padding-left="0.075in" fo:padding-bottom="0in" fo:padding-right="0.075in"/>
    </style:style>
    <style:style style:name="P455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56" style:family="table-row">
      <style:table-row-properties style:min-row-height="0.2083in" style:use-optimal-row-height="false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59" style:family="table-cell">
      <style:table-cell-properties fo:border="none" style:writing-mode="lr-tb" fo:padding-top="0in" fo:padding-left="0.075in" fo:padding-bottom="0in" fo:padding-right="0.075in"/>
    </style:style>
    <style:style style:name="P460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61" style:family="table-cell">
      <style:table-cell-properties fo:border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63" style:family="table-cell">
      <style:table-cell-properties fo:border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Row467" style:family="table-row">
      <style:table-row-properties style:min-row-height="0.2083in" style:use-optimal-row-height="false"/>
    </style:style>
    <style:style style:name="TableCell468" style:family="table-cell">
      <style:table-cell-properties fo:border-top="none" fo:border-left="none" fo:border-bottom="0.0138in solid #808080" fo:border-right="none" fo:background-color="#D2EAF1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end"/>
      <style:text-properties fo:color="#000000" fo:font-size="10pt" style:font-size-asian="10pt" style:font-size-complex="10pt"/>
    </style:style>
    <style:style style:name="TableCell470" style:family="table-cell">
      <style:table-cell-properties fo:border-top="none" fo:border-left="none" fo:border-bottom="0.0138in solid #808080" fo:border-right="none" fo:background-color="#D2EAF1" style:writing-mode="lr-tb" fo:padding-top="0in" fo:padding-left="0.075in" fo:padding-bottom="0in" fo:padding-right="0.075in"/>
    </style:style>
    <style:style style:name="P471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72" style:family="table-cell">
      <style:table-cell-properties fo:border-top="none" fo:border-left="none" fo:border-bottom="0.0138in solid #808080" fo:border-right="none" fo:background-color="#D2EAF1" style:writing-mode="lr-tb" fo:padding-top="0in" fo:padding-left="0.075in" fo:padding-bottom="0in" fo:padding-right="0.075in"/>
    </style:style>
    <style:style style:name="P473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74" style:family="table-cell">
      <style:table-cell-properties fo:border-top="none" fo:border-left="none" fo:border-bottom="0.0138in solid #808080" fo:border-right="none" fo:background-color="#D2EAF1" style:writing-mode="lr-tb" fo:padding-top="0in" fo:padding-left="0.075in" fo:padding-bottom="0in" fo:padding-right="0.075in"/>
    </style:style>
    <style:style style:name="P475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TableCell476" style:family="table-cell">
      <style:table-cell-properties fo:border-top="none" fo:border-left="none" fo:border-bottom="0.0138in solid #808080" fo:border-right="none" fo:background-color="#D2EAF1" style:writing-mode="lr-tb" fo:padding-top="0in" fo:padding-left="0.075in" fo:padding-bottom="0in" fo:padding-right="0.075in"/>
    </style:style>
    <style:style style:name="P477" style:parent-style-name="Normal" style:family="paragraph">
      <style:paragraph-properties style:snap-to-layout-grid="false" fo:text-align="center"/>
      <style:text-properties fo:color="#000000" fo:font-size="10pt" style:font-size-asian="10pt" style:font-size-complex="10pt"/>
    </style:style>
    <style:style style:name="P478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79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80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81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82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83" style:parent-style-name="Normal" style:family="paragraph">
      <style:paragraph-properties fo:margin-left="0.25in">
        <style:tab-stops/>
      </style:paragraph-properties>
      <style:text-properties fo:color="#000000"/>
    </style:style>
    <style:style style:name="P484" style:parent-style-name="Normal" style:family="paragraph">
      <style:text-properties fo:color="#000000"/>
    </style:style>
    <style:style style:name="P485" style:parent-style-name="Normal" style:family="paragraph">
      <style:text-properties fo:color="#000000"/>
    </style:style>
    <style:style style:name="P486" style:parent-style-name="Normal" style:family="paragraph">
      <style:text-properties fo:color="#000000"/>
    </style:style>
    <style:style style:name="P487" style:parent-style-name="Normal" style:family="paragraph">
      <style:text-properties fo:color="#000000"/>
    </style:style>
    <style:style style:name="P488" style:parent-style-name="Normal" style:family="paragraph">
      <style:text-properties fo:color="#000000"/>
    </style:style>
    <style:style style:name="P489" style:parent-style-name="Normal" style:family="paragraph">
      <style:text-properties fo:color="#000000"/>
    </style:style>
    <style:style style:name="P490" style:parent-style-name="Normal" style:family="paragraph">
      <style:text-properties fo:color="#000000"/>
    </style:style>
    <style:style style:name="P491" style:parent-style-name="Normal" style:family="paragraph">
      <style:text-properties fo:color="#000000"/>
    </style:style>
    <style:style style:name="P492" style:parent-style-name="Normal" style:family="paragraph">
      <style:text-properties fo:color="#000000"/>
    </style:style>
    <style:style style:name="P493" style:parent-style-name="Párrafodelista" style:list-style-name="List1" style:family="paragraph"/>
    <style:style style:name="T494" style:parent-style-name="Fuentedepárrafopredeter." style:family="text">
      <style:text-properties fo:color="#000000" fo:language="es" fo:country="ES"/>
    </style:style>
    <style:style style:name="T495" style:parent-style-name="Fuentedepárrafopredeter." style:family="text">
      <style:text-properties fo:color="#000000" fo:language="es" fo:country="ES"/>
    </style:style>
    <style:style style:name="T496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497" style:parent-style-name="Fuentedepárrafopredeter." style:family="text">
      <style:text-properties fo:color="#000000" fo:language="es" fo:country="ES"/>
    </style:style>
    <style:style style:name="T498" style:parent-style-name="Fuentedepárrafopredeter." style:family="text">
      <style:text-properties fo:color="#000000" fo:language="es" fo:country="ES"/>
    </style:style>
    <style:style style:name="T499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500" style:parent-style-name="Fuentedepárrafopredeter." style:family="text">
      <style:text-properties style:font-name-complex="Cambria" fo:color="#000000" fo:language="es" fo:country="ES"/>
    </style:style>
    <style:style style:name="P501" style:parent-style-name="Párrafodelista" style:list-style-name="List1" style:family="paragraph"/>
    <style:style style:name="T502" style:parent-style-name="Fuentedepárrafopredeter." style:family="text">
      <style:text-properties style:font-weight-complex="bold" fo:color="#000000" fo:language="es" fo:country="ES"/>
    </style:style>
    <style:style style:name="P503" style:parent-style-name="Párrafodelista" style:family="paragraph">
      <style:paragraph-properties fo:margin-left="0in">
        <style:tab-stops/>
      </style:paragraph-properties>
    </style:style>
    <style:style style:name="T504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505" style:parent-style-name="Fuentedepárrafopredeter." style:family="text">
      <style:text-properties fo:color="#000000" fo:language="es" fo:country="ES"/>
    </style:style>
    <style:style style:name="T506" style:parent-style-name="Fuentedepárrafopredeter." style:family="text">
      <style:text-properties fo:color="#000000" fo:language="es" fo:country="ES"/>
    </style:style>
    <style:style style:name="P507" style:parent-style-name="Párrafodelista" style:family="paragraph">
      <style:paragraph-properties fo:margin-left="0in">
        <style:tab-stops/>
      </style:paragraph-properties>
    </style:style>
    <style:style style:name="T508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509" style:parent-style-name="Fuentedepárrafopredeter." style:family="text">
      <style:text-properties style:font-name-complex="Cambria" fo:color="#000000" fo:language="es" fo:country="ES"/>
    </style:style>
    <style:style style:name="P510" style:parent-style-name="Párrafodelista" style:family="paragraph">
      <style:paragraph-properties fo:margin-left="0in">
        <style:tab-stops/>
      </style:paragraph-properties>
    </style:style>
    <style:style style:name="T511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512" style:parent-style-name="Fuentedepárrafopredeter." style:family="text">
      <style:text-properties fo:color="#000000" fo:language="es" fo:country="ES"/>
    </style:style>
    <style:style style:name="T513" style:parent-style-name="Fuentedepárrafopredeter." style:family="text">
      <style:text-properties fo:color="#000000" fo:language="es" fo:country="ES"/>
    </style:style>
    <style:style style:name="P514" style:parent-style-name="Párrafodelista" style:family="paragraph">
      <style:paragraph-properties fo:margin-left="0in">
        <style:tab-stops/>
      </style:paragraph-properties>
    </style:style>
    <style:style style:name="T515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516" style:parent-style-name="Fuentedepárrafopredeter." style:family="text">
      <style:text-properties style:font-name-complex="Cambria" fo:color="#000000" fo:language="es" fo:country="ES"/>
    </style:style>
    <style:style style:name="P517" style:parent-style-name="Párrafodelista" style:family="paragraph">
      <style:paragraph-properties fo:margin-left="0in">
        <style:tab-stops/>
      </style:paragraph-properties>
    </style:style>
    <style:style style:name="T518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519" style:parent-style-name="Fuentedepárrafopredeter." style:family="text">
      <style:text-properties fo:color="#000000" fo:language="es" fo:country="ES"/>
    </style:style>
    <style:style style:name="T520" style:parent-style-name="Fuentedepárrafopredeter." style:family="text">
      <style:text-properties fo:color="#000000" fo:language="es" fo:country="ES"/>
    </style:style>
    <style:style style:name="P521" style:parent-style-name="Párrafodelista" style:family="paragraph">
      <style:paragraph-properties fo:margin-left="0in">
        <style:tab-stops/>
      </style:paragraph-properties>
    </style:style>
    <style:style style:name="T522" style:parent-style-name="Fuentedepárrafopredeter." style:family="text">
      <style:text-properties style:font-name-complex="Cambria" fo:font-weight="bold" style:font-weight-asian="bold" fo:color="#000000" fo:language="es" fo:country="ES"/>
    </style:style>
    <style:style style:name="T523" style:parent-style-name="Fuentedepárrafopredeter." style:family="text">
      <style:text-properties style:font-name-complex="Cambria" fo:color="#000000" fo:language="es" fo:country="ES"/>
    </style:style>
    <style:style style:name="P524" style:parent-style-name="Párrafodelista" style:family="paragraph">
      <style:paragraph-properties fo:margin-left="0in">
        <style:tab-stops/>
      </style:paragraph-properties>
      <style:text-properties fo:color="#000000"/>
    </style:style>
    <style:style style:name="P525" style:parent-style-name="Párrafodelista" style:list-style-name="List1" style:family="paragraph"/>
    <style:style style:name="T526" style:parent-style-name="Fuentedepárrafopredeter." style:family="text">
      <style:text-properties fo:font-weight="bold" style:font-weight-asian="bold" style:font-weight-complex="bold" fo:color="#000000" fo:language="es" fo:country="ES"/>
    </style:style>
    <style:style style:name="T527" style:parent-style-name="Fuentedepárrafopredeter." style:family="text">
      <style:text-properties fo:color="#000000" fo:language="es" fo:country="ES"/>
    </style:style>
    <style:style style:name="T528" style:parent-style-name="Fuentedepárrafopredeter." style:family="text">
      <style:text-properties fo:font-weight="bold" style:font-weight-asian="bold" fo:color="#000000"/>
    </style:style>
    <style:style style:name="T529" style:parent-style-name="Fuentedepárrafopredeter." style:family="text">
      <style:text-properties fo:color="#000000"/>
    </style:style>
    <style:style style:name="T530" style:parent-style-name="Fuentedepárrafopredeter." style:family="text">
      <style:text-properties fo:font-weight="bold" style:font-weight-asian="bold" style:font-weight-complex="bold" fo:color="#000000"/>
    </style:style>
    <style:style style:name="T531" style:parent-style-name="Fuentedepárrafopredeter." style:family="text">
      <style:text-properties fo:color="#000000"/>
    </style:style>
    <style:style style:name="T532" style:parent-style-name="Fuentedepárrafopredeter." style:family="text">
      <style:text-properties fo:color="#000000"/>
    </style:style>
    <style:style style:name="T533" style:parent-style-name="Fuentedepárrafopredeter." style:family="text">
      <style:text-properties fo:color="#000000"/>
    </style:style>
    <style:style style:name="T534" style:parent-style-name="Fuentedepárrafopredeter." style:family="text">
      <style:text-properties style:font-name-complex="Times New Roman" fo:color="#000000" style:language-asian="en" style:country-asian="US"/>
    </style:style>
    <style:style style:name="T535" style:parent-style-name="Fuentedepárrafopredeter." style:family="text">
      <style:text-properties fo:font-weight="bold" style:font-weight-asian="bold" fo:color="#000000"/>
    </style:style>
    <style:style style:name="T536" style:parent-style-name="Fuentedepárrafopredeter." style:family="text">
      <style:text-properties fo:color="#000000"/>
    </style:style>
    <style:style style:name="P537" style:parent-style-name="Párrafodelista" style:family="paragraph">
      <style:paragraph-properties fo:margin-left="-0.2187in">
        <style:tab-stops/>
      </style:paragraph-properties>
      <style:text-properties fo:color="#000000" fo:language="es" fo:country="ES"/>
    </style:style>
    <style:style style:name="P538" style:parent-style-name="Heading" style:family="paragraph">
      <style:text-properties fo:color="#000000"/>
    </style:style>
    <style:style style:name="P539" style:parent-style-name="Textbody" style:family="paragraph">
      <style:text-properties fo:color="#000000"/>
    </style:style>
    <style:style style:name="P540" style:parent-style-name="Textbody" style:family="paragraph">
      <style:text-properties fo:color="#000000"/>
    </style:style>
    <style:style style:name="TableColumn542" style:family="table-column">
      <style:table-column-properties style:column-width="6.9506in" style:use-optimal-column-width="false"/>
    </style:style>
    <style:style style:name="Table541" style:family="table">
      <style:table-properties style:width="6.9506in" fo:margin-left="0in" table:align="lef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138in solid #808080" fo:background-color="#FFFFFF" style:writing-mode="lr-tb" fo:padding-top="0.0194in" fo:padding-left="0.0194in" fo:padding-bottom="0.0194in" fo:padding-right="0.0194in"/>
    </style:style>
    <style:style style:name="P545" style:parent-style-name="TableContents" style:family="paragraph">
      <style:paragraph-properties fo:border-top="none" fo:border-left="none" fo:border-bottom="0.0312in solid #D8B25C" fo:border-right="none" fo:padding-top="0in" fo:padding-left="0in" fo:padding-bottom="0.0138in" fo:padding-right="0in" style:shadow="none" fo:margin-bottom="0.1965in"/>
    </style:style>
    <style:style style:name="T546" style:parent-style-name="Fuentedepárrafopredeter." style:family="text">
      <style:text-properties fo:font-weight="bold" style:font-weight-asian="bold" fo:color="#000000" fo:font-size="10pt" style:font-size-asian="10pt" style:font-size-complex="10pt"/>
    </style:style>
    <style:style style:name="T547" style:parent-style-name="Fuentedepárrafopredeter." style:family="text">
      <style:text-properties fo:color="#000000" fo:font-size="10pt" style:font-size-asian="10pt" style:font-size-complex="10pt"/>
    </style:style>
    <style:style style:name="T548" style:parent-style-name="Fuentedepárrafopredeter." style:family="text">
      <style:text-properties fo:color="#000000" fo:font-size="10pt" style:font-size-asian="10pt" style:font-size-complex="10pt"/>
    </style:style>
    <style:style style:name="T549" style:parent-style-name="Fuentedepárrafopredeter." style:family="text">
      <style:text-properties fo:color="#000000" fo:font-size="10pt" style:font-size-asian="10pt" style:font-size-complex="10pt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138in solid #808080" fo:border-bottom="0.0138in solid #808080" fo:border-right="0.0138in solid #808080" style:writing-mode="lr-tb" fo:padding-top="0.0194in" fo:padding-left="0.0194in" fo:padding-bottom="0.0194in" fo:padding-right="0.0194in"/>
    </style:style>
    <style:style style:name="P552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53" style:parent-style-name="Fuentedepárrafopredeter." style:family="text">
      <style:text-properties style:font-name="Liberation Mono" fo:color="#3F7F5F" fo:font-size="8pt" style:font-size-asian="8pt"/>
    </style:style>
    <style:style style:name="P55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55" style:parent-style-name="Fuentedepárrafopredeter." style:family="text">
      <style:text-properties style:font-name="Liberation Mono" fo:color="#3F7F5F"/>
    </style:style>
    <style:style style:name="T556" style:parent-style-name="Fuentedepárrafopredeter." style:family="text">
      <style:text-properties style:font-name="Liberation Mono" fo:color="#3F7F5F" fo:font-size="8pt" style:font-size-asian="8pt"/>
    </style:style>
    <style:style style:name="P55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3F7F5F"/>
    </style:style>
    <style:style style:name="P55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59" style:parent-style-name="Fuentedepárrafopredeter." style:family="text">
      <style:text-properties style:font-name="Liberation Mono" fo:color="#3F7F5F"/>
    </style:style>
    <style:style style:name="T560" style:parent-style-name="Fuentedepárrafopredeter." style:family="text">
      <style:text-properties style:font-name="Liberation Mono" fo:color="#3F7F5F" fo:font-size="8pt" style:font-size-asian="8pt"/>
    </style:style>
    <style:style style:name="P56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62" style:parent-style-name="Fuentedepárrafopredeter." style:family="text">
      <style:text-properties style:font-name="Liberation Mono" fo:color="#3F7F5F"/>
    </style:style>
    <style:style style:name="T563" style:parent-style-name="Fuentedepárrafopredeter." style:family="text">
      <style:text-properties style:font-name="Liberation Mono" fo:color="#3F7F5F" fo:font-size="8pt" style:font-size-asian="8pt"/>
    </style:style>
    <style:style style:name="T564" style:parent-style-name="Fuentedepárrafopredeter." style:family="text">
      <style:text-properties style:font-name="Liberation Mono" fo:color="#3F7F5F" fo:font-size="8pt" style:font-size-asian="8pt"/>
    </style:style>
    <style:style style:name="P56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/>
    </style:style>
    <style:style style:name="T566" style:parent-style-name="Fuentedepárrafopredeter." style:family="text">
      <style:text-properties style:font-name="Liberation Mono" fo:color="#3F7F5F"/>
    </style:style>
    <style:style style:name="T567" style:parent-style-name="Fuentedepárrafopredeter." style:family="text">
      <style:text-properties style:font-name="Liberation Mono" fo:color="#3F7F5F" fo:font-size="8pt" style:font-size-asian="8pt"/>
    </style:style>
    <style:style style:name="P56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/>
    </style:style>
    <style:style style:name="P56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70" style:parent-style-name="Fuentedepárrafopredeter." style:family="text">
      <style:text-properties style:font-name="Liberation Mono" fo:color="#3F7F5F"/>
    </style:style>
    <style:style style:name="T571" style:parent-style-name="Fuentedepárrafopredeter." style:family="text">
      <style:text-properties style:font-name="Liberation Mono" fo:color="#3F7F5F" fo:font-size="8pt" style:font-size-asian="8pt"/>
    </style:style>
    <style:style style:name="P572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73" style:parent-style-name="Fuentedepárrafopredeter." style:family="text">
      <style:text-properties style:font-name="Liberation Mono" fo:color="#3F7F5F" fo:font-size="8pt" style:font-size-asian="8pt"/>
    </style:style>
    <style:style style:name="P57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/>
    </style:style>
    <style:style style:name="P57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76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577" style:parent-style-name="Fuentedepárrafopredeter." style:family="text">
      <style:text-properties style:font-name="Liberation Mono" fo:color="#000000"/>
    </style:style>
    <style:style style:name="T578" style:parent-style-name="Fuentedepárrafopredeter." style:family="text">
      <style:text-properties style:font-name="Liberation Mono" fo:color="#2A00FF" fo:font-size="8pt" style:font-size-asian="8pt"/>
    </style:style>
    <style:style style:name="T579" style:parent-style-name="Fuentedepárrafopredeter." style:family="text">
      <style:text-properties style:font-name="Liberation Mono" fo:color="#000000"/>
    </style:style>
    <style:style style:name="T580" style:parent-style-name="Fuentedepárrafopredeter." style:family="text">
      <style:text-properties style:font-name="Liberation Mono" fo:color="#3F7F5F" fo:font-size="8pt" style:font-size-asian="8pt"/>
    </style:style>
    <style:style style:name="P58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82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583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584" style:parent-style-name="Fuentedepárrafopredeter." style:family="text">
      <style:text-properties style:font-name="Liberation Mono" fo:color="#000000"/>
    </style:style>
    <style:style style:name="T585" style:parent-style-name="Fuentedepárrafopredeter." style:family="text">
      <style:text-properties style:font-name="Liberation Mono" fo:color="#2A00FF" fo:font-size="8pt" style:font-size-asian="8pt"/>
    </style:style>
    <style:style style:name="T586" style:parent-style-name="Fuentedepárrafopredeter." style:family="text">
      <style:text-properties style:font-name="Liberation Mono" fo:color="#000000"/>
    </style:style>
    <style:style style:name="T587" style:parent-style-name="Fuentedepárrafopredeter." style:family="text">
      <style:text-properties style:font-name="Liberation Mono" fo:color="#3F7F5F" fo:font-size="8pt" style:font-size-asian="8pt"/>
    </style:style>
    <style:style style:name="P58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89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590" style:parent-style-name="Fuentedepárrafopredeter." style:family="text">
      <style:text-properties style:font-name="Liberation Mono" fo:color="#000000"/>
    </style:style>
    <style:style style:name="T591" style:parent-style-name="Fuentedepárrafopredeter." style:family="text">
      <style:text-properties style:font-name="Liberation Mono" fo:color="#2A00FF" fo:font-size="8pt" style:font-size-asian="8pt"/>
    </style:style>
    <style:style style:name="T592" style:parent-style-name="Fuentedepárrafopredeter." style:family="text">
      <style:text-properties style:font-name="Liberation Mono" fo:color="#000000"/>
    </style:style>
    <style:style style:name="T593" style:parent-style-name="Fuentedepárrafopredeter." style:family="text">
      <style:text-properties style:font-name="Liberation Mono" fo:color="#3F7F5F" fo:font-size="8pt" style:font-size-asian="8pt"/>
    </style:style>
    <style:style style:name="P59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/>
    </style:style>
    <style:style style:name="P59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3F7F5F" fo:font-size="8pt" style:font-size-asian="8pt"/>
    </style:style>
    <style:style style:name="P596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3F7F5F" fo:font-size="8pt" style:font-size-asian="8pt"/>
    </style:style>
    <style:style style:name="P59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3F7F5F" fo:font-size="8pt" style:font-size-asian="8pt"/>
    </style:style>
    <style:style style:name="P59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599" style:parent-style-name="Fuentedepárrafopredeter." style:family="text">
      <style:text-properties style:font-name="Liberation Mono" fo:color="#000000"/>
    </style:style>
    <style:style style:name="T600" style:parent-style-name="Fuentedepárrafopredeter." style:family="text">
      <style:text-properties style:font-name="Liberation Mono" fo:color="#3F7F5F" fo:font-size="8pt" style:font-size-asian="8pt"/>
    </style:style>
    <style:style style:name="P60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02" style:parent-style-name="Fuentedepárrafopredeter." style:family="text">
      <style:text-properties style:font-name="Liberation Mono" fo:color="#000000"/>
    </style:style>
    <style:style style:name="T603" style:parent-style-name="Fuentedepárrafopredeter." style:family="text">
      <style:text-properties style:font-name="Liberation Mono" fo:color="#3F7F5F" fo:font-size="8pt" style:font-size-asian="8pt"/>
    </style:style>
    <style:style style:name="P60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3F7F5F" fo:font-size="8pt" style:font-size-asian="8pt"/>
    </style:style>
    <style:style style:name="P60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06" style:parent-style-name="Fuentedepárrafopredeter." style:family="text">
      <style:text-properties style:font-name="Liberation Mono" fo:color="#000000"/>
    </style:style>
    <style:style style:name="T607" style:parent-style-name="Fuentedepárrafopredeter." style:family="text">
      <style:text-properties style:font-name="Liberation Mono" fo:color="#3F7F5F" fo:font-size="8pt" style:font-size-asian="8pt"/>
    </style:style>
    <style:style style:name="P60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09" style:parent-style-name="Fuentedepárrafopredeter." style:family="text">
      <style:text-properties style:font-name="Liberation Mono" fo:color="#000000"/>
    </style:style>
    <style:style style:name="T610" style:parent-style-name="Fuentedepárrafopredeter." style:family="text">
      <style:text-properties style:font-name="Liberation Mono" fo:color="#3F7F5F" fo:font-size="8pt" style:font-size-asian="8pt"/>
    </style:style>
    <style:style style:name="P61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12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13" style:parent-style-name="Fuentedepárrafopredeter." style:family="text">
      <style:text-properties style:font-name="Liberation Mono" fo:color="#000000"/>
    </style:style>
    <style:style style:name="T614" style:parent-style-name="Fuentedepárrafopredeter." style:family="text">
      <style:text-properties style:font-name="Liberation Mono" fo:color="#000000" fo:font-size="8pt" style:font-size-asian="8pt"/>
    </style:style>
    <style:style style:name="T615" style:parent-style-name="Fuentedepárrafopredeter." style:family="text">
      <style:text-properties style:font-name="Liberation Mono" fo:color="#3F7F5F" fo:font-size="8pt" style:font-size-asian="8pt"/>
    </style:style>
    <style:style style:name="T616" style:parent-style-name="Fuentedepárrafopredeter." style:family="text">
      <style:text-properties style:font-name="Liberation Mono" fo:color="#3F7F5F" fo:font-size="8pt" style:font-size-asian="8pt"/>
    </style:style>
    <style:style style:name="P61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18" style:parent-style-name="Fuentedepárrafopredeter." style:family="text">
      <style:text-properties style:font-name="Liberation Mono" fo:color="#000000"/>
    </style:style>
    <style:style style:name="T619" style:parent-style-name="Fuentedepárrafopredeter." style:family="text">
      <style:text-properties style:font-name="Liberation Mono" fo:color="#3F7F5F" fo:font-size="8pt" style:font-size-asian="8pt"/>
    </style:style>
    <style:style style:name="P62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21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22" style:parent-style-name="Fuentedepárrafopredeter." style:family="text">
      <style:text-properties style:font-name="Liberation Mono" fo:color="#000000" fo:language="en" fo:country="GB"/>
    </style:style>
    <style:style style:name="T623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62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25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26" style:parent-style-name="Fuentedepárrafopredeter." style:family="text">
      <style:text-properties style:font-name="Liberation Mono" fo:color="#000000" fo:language="en" fo:country="GB"/>
    </style:style>
    <style:style style:name="T627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628" style:parent-style-name="Fuentedepárrafopredeter." style:family="text">
      <style:text-properties style:font-name="Liberation Mono" fo:color="#3F7F5F" fo:font-size="8pt" style:font-size-asian="8pt" fo:language="en" fo:country="US"/>
    </style:style>
    <style:style style:name="P62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30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31" style:parent-style-name="Fuentedepárrafopredeter." style:family="text">
      <style:text-properties style:font-name="Liberation Mono" fo:color="#000000" fo:language="en" fo:country="GB"/>
    </style:style>
    <style:style style:name="T632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633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font-weight="bold" style:font-weight-asian="bold" fo:color="#7F0055" fo:font-size="8pt" style:font-size-asian="8pt" fo:language="en" fo:country="US"/>
    </style:style>
    <style:style style:name="P63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63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36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37" style:parent-style-name="Fuentedepárrafopredeter." style:family="text">
      <style:text-properties style:font-name="Liberation Mono" fo:color="#000000" fo:language="en" fo:country="GB"/>
    </style:style>
    <style:style style:name="T638" style:parent-style-name="Fuentedepárrafopredeter." style:family="text">
      <style:text-properties style:font-name="Liberation Mono" fo:font-weight="bold" style:font-weight-asian="bold" fo:color="#000000" fo:font-size="8pt" style:font-size-asian="8pt" fo:language="en" fo:country="US"/>
    </style:style>
    <style:style style:name="T63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640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41" style:parent-style-name="Fuentedepárrafopredeter." style:family="text">
      <style:text-properties style:font-name="Liberation Mono" fo:color="#000000" fo:language="en" fo:country="GB"/>
    </style:style>
    <style:style style:name="T642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643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44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64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646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47" style:parent-style-name="Fuentedepárrafopredeter." style:family="text">
      <style:text-properties style:font-name="Liberation Mono" fo:color="#000000" fo:language="en" fo:country="GB"/>
    </style:style>
    <style:style style:name="T648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49" style:parent-style-name="Fuentedepárrafopredeter." style:family="text">
      <style:text-properties style:font-name="Liberation Mono" fo:color="#000000"/>
    </style:style>
    <style:style style:name="T650" style:parent-style-name="Fuentedepárrafopredeter." style:family="text">
      <style:text-properties style:font-name="Liberation Mono" fo:color="#000000" fo:font-size="8pt" style:font-size-asian="8pt"/>
    </style:style>
    <style:style style:name="P65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52" style:parent-style-name="Fuentedepárrafopredeter." style:family="text">
      <style:text-properties style:font-name="Liberation Mono" fo:color="#000000"/>
    </style:style>
    <style:style style:name="T653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54" style:parent-style-name="Fuentedepárrafopredeter." style:family="text">
      <style:text-properties style:font-name="Liberation Mono" fo:color="#000000"/>
    </style:style>
    <style:style style:name="T655" style:parent-style-name="Fuentedepárrafopredeter." style:family="text">
      <style:text-properties style:font-name="Liberation Mono" fo:color="#000000" fo:font-size="8pt" style:font-size-asian="8pt"/>
    </style:style>
    <style:style style:name="T656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57" style:parent-style-name="Fuentedepárrafopredeter." style:family="text">
      <style:text-properties style:font-name="Liberation Mono" fo:color="#000000"/>
    </style:style>
    <style:style style:name="T658" style:parent-style-name="Fuentedepárrafopredeter." style:family="text">
      <style:text-properties style:font-name="Liberation Mono" fo:color="#000000" fo:font-size="8pt" style:font-size-asian="8pt"/>
    </style:style>
    <style:style style:name="T659" style:parent-style-name="Fuentedepárrafopredeter." style:family="text">
      <style:text-properties style:font-name="Liberation Mono" fo:color="#3F7F5F" fo:font-size="8pt" style:font-size-asian="8pt"/>
    </style:style>
    <style:style style:name="P66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/>
    </style:style>
    <style:style style:name="P66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62" style:parent-style-name="Fuentedepárrafopredeter." style:family="text">
      <style:text-properties style:font-name="Liberation Mono" fo:color="#000000"/>
    </style:style>
    <style:style style:name="T663" style:parent-style-name="Fuentedepárrafopredeter." style:family="text">
      <style:text-properties style:font-name="Liberation Mono" fo:color="#3F7F5F" fo:font-size="8pt" style:font-size-asian="8pt"/>
    </style:style>
    <style:style style:name="P66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65" style:parent-style-name="Fuentedepárrafopredeter." style:family="text">
      <style:text-properties style:font-name="Liberation Mono" fo:color="#000000"/>
    </style:style>
    <style:style style:name="T666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67" style:parent-style-name="Fuentedepárrafopredeter." style:family="text">
      <style:text-properties style:font-name="Liberation Mono" fo:color="#000000"/>
    </style:style>
    <style:style style:name="T668" style:parent-style-name="Fuentedepárrafopredeter." style:family="text">
      <style:text-properties style:font-name="Liberation Mono" fo:color="#000000" fo:font-size="8pt" style:font-size-asian="8pt"/>
    </style:style>
    <style:style style:name="P66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70" style:parent-style-name="Fuentedepárrafopredeter." style:family="text">
      <style:text-properties style:font-name="Liberation Mono" fo:color="#000000"/>
    </style:style>
    <style:style style:name="T671" style:parent-style-name="Fuentedepárrafopredeter." style:family="text">
      <style:text-properties style:font-name="Liberation Mono" fo:color="#000000" fo:font-size="8pt" style:font-size-asian="8pt"/>
    </style:style>
    <style:style style:name="T672" style:parent-style-name="Fuentedepárrafopredeter." style:family="text">
      <style:text-properties style:font-name="Liberation Mono" fo:color="#2A00FF" fo:font-size="8pt" style:font-size-asian="8pt"/>
    </style:style>
    <style:style style:name="T673" style:parent-style-name="Fuentedepárrafopredeter." style:family="text">
      <style:text-properties style:font-name="Liberation Mono" fo:color="#000000" fo:font-size="8pt" style:font-size-asian="8pt"/>
    </style:style>
    <style:style style:name="P67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75" style:parent-style-name="Fuentedepárrafopredeter." style:family="text">
      <style:text-properties style:font-name="Liberation Mono" fo:color="#000000"/>
    </style:style>
    <style:style style:name="T676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67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78" style:parent-style-name="Fuentedepárrafopredeter." style:family="text">
      <style:text-properties style:font-name="Liberation Mono" fo:color="#000000" fo:language="en" fo:country="GB"/>
    </style:style>
    <style:style style:name="T67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68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68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82" style:parent-style-name="Fuentedepárrafopredeter." style:family="text">
      <style:text-properties style:font-name="Liberation Mono" fo:color="#000000" fo:language="en" fo:country="GB"/>
    </style:style>
    <style:style style:name="T683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684" style:parent-style-name="Fuentedepárrafopredeter." style:family="text">
      <style:text-properties style:font-name="Liberation Mono" fo:color="#000000" fo:language="en" fo:country="GB"/>
    </style:style>
    <style:style style:name="T685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686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687" style:parent-style-name="Fuentedepárrafopredeter." style:family="text">
      <style:text-properties style:font-name="Liberation Mono" fo:color="#3F7F5F" fo:font-size="8pt" style:font-size-asian="8pt" fo:language="en" fo:country="US"/>
    </style:style>
    <style:style style:name="P68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89" style:parent-style-name="Fuentedepárrafopredeter." style:family="text">
      <style:text-properties style:font-name="Liberation Mono" fo:color="#000000" fo:language="en" fo:country="GB"/>
    </style:style>
    <style:style style:name="T690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91" style:parent-style-name="Fuentedepárrafopredeter." style:family="text">
      <style:text-properties style:font-name="Liberation Mono" fo:color="#000000"/>
    </style:style>
    <style:style style:name="T692" style:parent-style-name="Fuentedepárrafopredeter." style:family="text">
      <style:text-properties style:font-name="Liberation Mono" fo:color="#000000" fo:font-size="8pt" style:font-size-asian="8pt"/>
    </style:style>
    <style:style style:name="P693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694" style:parent-style-name="Fuentedepárrafopredeter." style:family="text">
      <style:text-properties style:font-name="Liberation Mono" fo:color="#000000"/>
    </style:style>
    <style:style style:name="T695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696" style:parent-style-name="Fuentedepárrafopredeter." style:family="text">
      <style:text-properties style:font-name="Liberation Mono" fo:color="#000000"/>
    </style:style>
    <style:style style:name="T697" style:parent-style-name="Fuentedepárrafopredeter." style:family="text">
      <style:text-properties style:font-name="Liberation Mono" fo:color="#000000" fo:font-size="8pt" style:font-size-asian="8pt"/>
    </style:style>
    <style:style style:name="T698" style:parent-style-name="Fuentedepárrafopredeter." style:family="text">
      <style:text-properties style:font-name="Liberation Mono" fo:color="#3F7F5F" fo:font-size="8pt" style:font-size-asian="8pt"/>
    </style:style>
    <style:style style:name="P69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00" style:parent-style-name="Fuentedepárrafopredeter." style:family="text">
      <style:text-properties style:font-name="Liberation Mono" fo:color="#000000"/>
    </style:style>
    <style:style style:name="T701" style:parent-style-name="Fuentedepárrafopredeter." style:family="text">
      <style:text-properties style:font-name="Liberation Mono" fo:color="#3F7F5F" fo:font-size="8pt" style:font-size-asian="8pt"/>
    </style:style>
    <style:style style:name="P702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03" style:parent-style-name="Fuentedepárrafopredeter." style:family="text">
      <style:text-properties style:font-name="Liberation Mono" fo:color="#000000"/>
    </style:style>
    <style:style style:name="T704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P70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06" style:parent-style-name="Fuentedepárrafopredeter." style:family="text">
      <style:text-properties style:font-name="Liberation Mono" fo:color="#000000" fo:language="en" fo:country="GB"/>
    </style:style>
    <style:style style:name="T707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08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09" style:parent-style-name="Fuentedepárrafopredeter." style:family="text">
      <style:text-properties style:font-name="Liberation Mono" fo:color="#000000" fo:language="en" fo:country="GB"/>
    </style:style>
    <style:style style:name="T710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71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12" style:parent-style-name="Fuentedepárrafopredeter." style:family="text">
      <style:text-properties style:font-name="Liberation Mono" fo:color="#000000" fo:language="en" fo:country="GB"/>
    </style:style>
    <style:style style:name="T713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14" style:parent-style-name="Fuentedepárrafopredeter." style:family="text">
      <style:text-properties style:font-name="Liberation Mono" fo:color="#000000" fo:language="en" fo:country="GB"/>
    </style:style>
    <style:style style:name="T715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716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17" style:parent-style-name="Fuentedepárrafopredeter." style:family="text">
      <style:text-properties style:font-name="Liberation Mono" fo:color="#000000" fo:language="en" fo:country="GB"/>
    </style:style>
    <style:style style:name="T718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P71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20" style:parent-style-name="Fuentedepárrafopredeter." style:family="text">
      <style:text-properties style:font-name="Liberation Mono" fo:color="#000000" fo:language="en" fo:country="GB"/>
    </style:style>
    <style:style style:name="T721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22" style:parent-style-name="Fuentedepárrafopredeter." style:family="text">
      <style:text-properties style:font-name="Liberation Mono" fo:color="#000000" fo:language="en" fo:country="GB"/>
    </style:style>
    <style:style style:name="T723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72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25" style:parent-style-name="Fuentedepárrafopredeter." style:family="text">
      <style:text-properties style:font-name="Liberation Mono" fo:color="#000000" fo:language="en" fo:country="GB"/>
    </style:style>
    <style:style style:name="T726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27" style:parent-style-name="Fuentedepárrafopredeter." style:family="text">
      <style:text-properties style:font-name="Liberation Mono" fo:color="#000000" fo:language="en" fo:country="GB"/>
    </style:style>
    <style:style style:name="T728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72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30" style:parent-style-name="Fuentedepárrafopredeter." style:family="text">
      <style:text-properties style:font-name="Liberation Mono" fo:color="#000000" fo:language="en" fo:country="GB"/>
    </style:style>
    <style:style style:name="T731" style:parent-style-name="Fuentedepárrafopredeter." style:family="text">
      <style:text-properties style:font-name="Liberation Mono" fo:color="#000000" fo:font-size="8pt" style:font-size-asian="8pt"/>
    </style:style>
    <style:style style:name="T732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733" style:parent-style-name="Fuentedepárrafopredeter." style:family="text">
      <style:text-properties style:font-name="Liberation Mono" fo:color="#000000" fo:font-size="8pt" style:font-size-asian="8pt"/>
    </style:style>
    <style:style style:name="T734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735" style:parent-style-name="Fuentedepárrafopredeter." style:family="text">
      <style:text-properties style:font-name="Liberation Mono" fo:color="#000000" fo:font-size="8pt" style:font-size-asian="8pt"/>
    </style:style>
    <style:style style:name="T736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737" style:parent-style-name="Fuentedepárrafopredeter." style:family="text">
      <style:text-properties style:font-name="Liberation Mono" fo:color="#000000" fo:font-size="8pt" style:font-size-asian="8pt"/>
    </style:style>
    <style:style style:name="T738" style:parent-style-name="Fuentedepárrafopredeter." style:family="text">
      <style:text-properties style:font-name="Liberation Mono" fo:color="#3F7F5F" fo:font-size="8pt" style:font-size-asian="8pt"/>
    </style:style>
    <style:style style:name="P73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40" style:parent-style-name="Fuentedepárrafopredeter." style:family="text">
      <style:text-properties style:font-name="Liberation Mono" fo:color="#000000"/>
    </style:style>
    <style:style style:name="T741" style:parent-style-name="Fuentedepárrafopredeter." style:family="text">
      <style:text-properties style:font-name="Liberation Mono" fo:color="#000000" fo:font-size="8pt" style:font-size-asian="8pt"/>
    </style:style>
    <style:style style:name="T742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743" style:parent-style-name="Fuentedepárrafopredeter." style:family="text">
      <style:text-properties style:font-name="Liberation Mono" fo:color="#000000" fo:font-size="8pt" style:font-size-asian="8pt"/>
    </style:style>
    <style:style style:name="T744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745" style:parent-style-name="Fuentedepárrafopredeter." style:family="text">
      <style:text-properties style:font-name="Liberation Mono" fo:color="#000000" fo:font-size="8pt" style:font-size-asian="8pt"/>
    </style:style>
    <style:style style:name="T746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T747" style:parent-style-name="Fuentedepárrafopredeter." style:family="text">
      <style:text-properties style:font-name="Liberation Mono" fo:color="#000000" fo:font-size="8pt" style:font-size-asian="8pt"/>
    </style:style>
    <style:style style:name="T748" style:parent-style-name="Fuentedepárrafopredeter." style:family="text">
      <style:text-properties style:font-name="Liberation Mono" fo:color="#3F7F5F"/>
    </style:style>
    <style:style style:name="T749" style:parent-style-name="Fuentedepárrafopredeter." style:family="text">
      <style:text-properties style:font-name="Liberation Mono" fo:color="#3F7F5F" fo:font-size="8pt" style:font-size-asian="8pt"/>
    </style:style>
    <style:style style:name="T750" style:parent-style-name="Fuentedepárrafopredeter." style:family="text">
      <style:text-properties style:font-name="Liberation Mono" fo:color="#3F7F5F" fo:font-size="8pt" style:font-size-asian="8pt"/>
    </style:style>
    <style:style style:name="P75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52" style:parent-style-name="Fuentedepárrafopredeter." style:family="text">
      <style:text-properties style:font-name="Liberation Mono" fo:color="#000000"/>
    </style:style>
    <style:style style:name="T753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754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55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756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57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758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5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76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61" style:parent-style-name="Fuentedepárrafopredeter." style:family="text">
      <style:text-properties style:font-name="Liberation Mono" fo:color="#000000" fo:language="en" fo:country="GB"/>
    </style:style>
    <style:style style:name="T762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763" style:parent-style-name="Fuentedepárrafopredeter." style:family="text">
      <style:text-properties style:font-name="Liberation Mono" fo:color="#000000" fo:language="en" fo:country="GB"/>
    </style:style>
    <style:style style:name="T764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76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66" style:parent-style-name="Fuentedepárrafopredeter." style:family="text">
      <style:text-properties style:font-name="Liberation Mono" fo:color="#000000" fo:language="en" fo:country="GB"/>
    </style:style>
    <style:style style:name="T767" style:parent-style-name="Fuentedepárrafopredeter." style:family="text">
      <style:text-properties style:font-name="Liberation Mono" fo:color="#000000" fo:font-size="8pt" style:font-size-asian="8pt"/>
    </style:style>
    <style:style style:name="T768" style:parent-style-name="Fuentedepárrafopredeter." style:family="text">
      <style:text-properties style:font-name="Liberation Mono" fo:color="#2A00FF" fo:font-size="8pt" style:font-size-asian="8pt"/>
    </style:style>
    <style:style style:name="T769" style:parent-style-name="Fuentedepárrafopredeter." style:family="text">
      <style:text-properties style:font-name="Liberation Mono" fo:color="#000000" fo:font-size="8pt" style:font-size-asian="8pt"/>
    </style:style>
    <style:style style:name="P77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71" style:parent-style-name="Fuentedepárrafopredeter." style:family="text">
      <style:text-properties style:font-name="Liberation Mono" fo:color="#000000"/>
    </style:style>
    <style:style style:name="T772" style:parent-style-name="Fuentedepárrafopredeter." style:family="text">
      <style:text-properties style:font-name="Liberation Mono" fo:color="#000000" fo:font-size="8pt" style:font-size-asian="8pt"/>
    </style:style>
    <style:style style:name="P773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74" style:parent-style-name="Fuentedepárrafopredeter." style:family="text">
      <style:text-properties style:font-name="Liberation Mono" fo:color="#000000"/>
    </style:style>
    <style:style style:name="T775" style:parent-style-name="Fuentedepárrafopredeter." style:family="text">
      <style:text-properties style:font-name="Liberation Mono" fo:color="#000000" fo:font-size="8pt" style:font-size-asian="8pt"/>
    </style:style>
    <style:style style:name="P776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77" style:parent-style-name="Fuentedepárrafopredeter." style:family="text">
      <style:text-properties style:font-name="Liberation Mono" fo:color="#000000"/>
    </style:style>
    <style:style style:name="T778" style:parent-style-name="Fuentedepárrafopredeter." style:family="text">
      <style:text-properties style:font-name="Liberation Mono" fo:font-weight="bold" style:font-weight-asian="bold" fo:color="#7F0055" fo:font-size="8pt" style:font-size-asian="8pt"/>
    </style:style>
    <style:style style:name="P779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/>
    </style:style>
    <style:style style:name="P78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781" style:parent-style-name="Fuentedepárrafopredeter." style:family="text">
      <style:text-properties style:font-name="Liberation Mono" fo:color="#000000"/>
    </style:style>
    <style:style style:name="T782" style:parent-style-name="Fuentedepárrafopredeter." style:family="text">
      <style:text-properties style:font-name="Liberation Mono" fo:color="#3F7F5F" fo:font-size="8pt" style:font-size-asian="8pt"/>
    </style:style>
    <style:style style:name="P783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784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style:language-asian="es" style:country-asian="ES"/>
    </style:style>
    <style:style style:name="T785" style:parent-style-name="Fuentedepárrafopredeter." style:family="text">
      <style:text-properties style:font-name="Liberation Mono" style:font-name-asian="Times New Roman" style:font-name-complex="Times New Roman" fo:color="#7F0055" fo:font-size="8pt" style:font-size-asian="8pt" style:font-size-complex="8pt" style:language-asian="es" style:country-asian="ES"/>
    </style:style>
    <style:style style:name="T786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style:language-asian="es" style:country-asian="ES"/>
    </style:style>
    <style:style style:name="T787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style:language-asian="es" style:country-asian="ES"/>
    </style:style>
    <style:style style:name="T788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style:language-asian="es" style:country-asian="ES"/>
    </style:style>
    <style:style style:name="P789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790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style:language-asian="es" style:country-asian="ES"/>
    </style:style>
    <style:style style:name="T791" style:parent-style-name="Fuentedepárrafopredeter." style:family="text">
      <style:text-properties style:font-name="Liberation Mono" style:font-name-asian="Times New Roman" style:font-name-complex="Times New Roman" fo:color="#7F0055" fo:font-size="8pt" style:font-size-asian="8pt" style:font-size-complex="8pt" fo:language="en" fo:country="GB" style:language-asian="es" style:country-asian="ES"/>
    </style:style>
    <style:style style:name="T792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793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794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795" style:parent-style-name="Normal" style:family="paragraph">
      <style:paragraph-properties fo:widows="2" fo:orphans="2" fo:text-align="start" style:vertical-align="auto" fo:background-color="#FFFFFF"/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 fo:hyphenate="true"/>
    </style:style>
    <style:style style:name="P796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797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798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799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00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801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802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03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04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805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06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807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808" style:parent-style-name="Normal" style:family="paragraph">
      <style:paragraph-properties fo:widows="2" fo:orphans="2" fo:text-align="start" style:vertical-align="auto" fo:background-color="#FFFFFF"/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 fo:hyphenate="true"/>
    </style:style>
    <style:style style:name="P809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10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11" style:parent-style-name="Fuentedepárrafopredeter." style:family="text">
      <style:text-properties style:font-name="Liberation Mono" style:font-name-asian="Times New Roman" style:font-name-complex="Times New Roman" fo:color="#7F0055" fo:font-size="8pt" style:font-size-asian="8pt" style:font-size-complex="8pt" fo:language="en" fo:country="GB" style:language-asian="es" style:country-asian="ES"/>
    </style:style>
    <style:style style:name="P812" style:parent-style-name="Normal" style:family="paragraph">
      <style:paragraph-properties fo:widows="2" fo:orphans="2" fo:text-align="start" style:vertical-align="auto" fo:background-color="#FFFFFF"/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 fo:hyphenate="true"/>
    </style:style>
    <style:style style:name="P813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14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15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816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817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18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19" style:parent-style-name="Fuentedepárrafopredeter." style:family="text">
      <style:text-properties style:font-name="Liberation Mono" style:font-name-asian="Times New Roman" style:font-name-complex="Times New Roman" fo:color="#7F0055" fo:font-size="8pt" style:font-size-asian="8pt" style:font-size-complex="8pt" fo:language="en" fo:country="GB" style:language-asian="es" style:country-asian="ES"/>
    </style:style>
    <style:style style:name="T820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21" style:parent-style-name="Fuentedepárrafopredeter." style:family="text">
      <style:text-properties style:font-name="Liberation Mono" style:font-name-asian="Times New Roman" style:font-name-complex="Times New Roman" fo:color="#098658" fo:font-size="8pt" style:font-size-asian="8pt" style:font-size-complex="8pt" fo:language="en" fo:country="GB" style:language-asian="es" style:country-asian="ES"/>
    </style:style>
    <style:style style:name="T822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823" style:parent-style-name="Normal" style:family="paragraph">
      <style:paragraph-properties fo:widows="2" fo:orphans="2" fo:text-align="start" style:vertical-align="auto" fo:background-color="#FFFFFF"/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 fo:hyphenate="true"/>
    </style:style>
    <style:style style:name="P824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25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26" style:parent-style-name="Fuentedepárrafopredeter." style:family="text">
      <style:text-properties style:font-name="Liberation Mono" style:font-name-asian="Times New Roman" style:font-name-complex="Times New Roman" fo:color="#7F0055" fo:font-size="8pt" style:font-size-asian="8pt" style:font-size-complex="8pt" fo:language="en" fo:country="GB" style:language-asian="es" style:country-asian="ES"/>
    </style:style>
    <style:style style:name="T827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828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29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30" style:parent-style-name="Fuentedepárrafopredeter." style:family="text">
      <style:text-properties style:font-name="Liberation Mono" style:font-name-asian="Times New Roman" style:font-name-complex="Times New Roman" fo:color="#7F0055" fo:font-size="8pt" style:font-size-asian="8pt" style:font-size-complex="8pt" fo:language="en" fo:country="GB" style:language-asian="es" style:country-asian="ES"/>
    </style:style>
    <style:style style:name="T831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T832" style:parent-style-name="Fuentedepárrafopredeter." style:family="text">
      <style:text-properties style:font-name="Liberation Mono" style:font-name-asian="Times New Roman" style:font-name-complex="Times New Roman" fo:color="#008000" fo:font-size="8pt" style:font-size-asian="8pt" style:font-size-complex="8pt" fo:language="en" fo:country="GB" style:language-asian="es" style:country-asian="ES"/>
    </style:style>
    <style:style style:name="P833" style:parent-style-name="Normal" style:family="paragraph">
      <style:paragraph-properties fo:widows="2" fo:orphans="2" fo:text-align="start" style:vertical-align="auto" fo:background-color="#FFFFFF"/>
      <style:text-properties fo:hyphenate="true"/>
    </style:style>
    <style:style style:name="T834" style:parent-style-name="Fuentedepárrafopredeter." style:family="text"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/>
    </style:style>
    <style:style style:name="P835" style:parent-style-name="Normal" style:family="paragraph">
      <style:paragraph-properties fo:widows="2" fo:orphans="2" fo:text-align="start" style:vertical-align="auto" fo:background-color="#FFFFFF"/>
      <style:text-properties style:font-name="Liberation Mono" style:font-name-asian="Times New Roman" style:font-name-complex="Times New Roman" fo:color="#000000" fo:font-size="8pt" style:font-size-asian="8pt" style:font-size-complex="8pt" fo:language="en" fo:country="GB" style:language-asian="es" style:country-asian="ES" fo:hyphenate="true"/>
    </style:style>
    <style:style style:name="P836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font-size="8pt" style:font-size-asian="8pt" style:font-size-complex="8pt" fo:language="en" fo:country="GB"/>
    </style:style>
    <style:style style:name="P83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38" style:parent-style-name="Fuentedepárrafopredeter." style:family="text">
      <style:text-properties style:font-name="Liberation Mono" fo:color="#000000" fo:language="en" fo:country="GB"/>
    </style:style>
    <style:style style:name="T83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4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41" style:parent-style-name="Fuentedepárrafopredeter." style:family="text">
      <style:text-properties style:font-name="Liberation Mono" fo:color="#000000" fo:language="en" fo:country="GB"/>
    </style:style>
    <style:style style:name="T842" style:parent-style-name="Fuentedepárrafopredeter." style:family="text">
      <style:text-properties style:font-name="Liberation Mono" fo:color="#3F7F5F" fo:font-size="8pt" style:font-size-asian="8pt" fo:language="en" fo:country="US"/>
    </style:style>
    <style:style style:name="P843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44" style:parent-style-name="Fuentedepárrafopredeter." style:family="text">
      <style:text-properties style:font-name="Liberation Mono" fo:color="#000000" fo:language="en" fo:country="GB"/>
    </style:style>
    <style:style style:name="T845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846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4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48" style:parent-style-name="Fuentedepárrafopredeter." style:family="text">
      <style:text-properties style:font-name="Liberation Mono" fo:color="#000000" fo:language="en" fo:country="GB"/>
    </style:style>
    <style:style style:name="T84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5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51" style:parent-style-name="Fuentedepárrafopredeter." style:family="text">
      <style:text-properties style:font-name="Liberation Mono" fo:color="#000000" fo:language="en" fo:country="GB"/>
    </style:style>
    <style:style style:name="P852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53" style:parent-style-name="Fuentedepárrafopredeter." style:family="text">
      <style:text-properties style:font-name="Liberation Mono" fo:color="#000000" fo:language="en" fo:country="GB"/>
    </style:style>
    <style:style style:name="T854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5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56" style:parent-style-name="Fuentedepárrafopredeter." style:family="text">
      <style:text-properties style:font-name="Liberation Mono" fo:color="#000000" fo:language="en" fo:country="GB"/>
    </style:style>
    <style:style style:name="T857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58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85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60" style:parent-style-name="Fuentedepárrafopredeter." style:family="text">
      <style:text-properties style:font-name="Liberation Mono" fo:color="#0000C0" fo:font-size="8pt" style:font-size-asian="8pt" fo:language="en" fo:country="US"/>
    </style:style>
    <style:style style:name="T861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62" style:parent-style-name="Fuentedepárrafopredeter." style:family="text">
      <style:text-properties style:font-name="Liberation Mono" fo:color="#0000C0" fo:font-size="8pt" style:font-size-asian="8pt" fo:language="en" fo:country="US"/>
    </style:style>
    <style:style style:name="T863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6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65" style:parent-style-name="Fuentedepárrafopredeter." style:family="text">
      <style:text-properties style:font-name="Liberation Mono" fo:color="#000000" fo:language="en" fo:country="GB"/>
    </style:style>
    <style:style style:name="T866" style:parent-style-name="Fuentedepárrafopredeter." style:family="text">
      <style:text-properties style:font-name="Liberation Mono" fo:color="#000000" fo:language="en" fo:country="GB"/>
    </style:style>
    <style:style style:name="T867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68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86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70" style:parent-style-name="Fuentedepárrafopredeter." style:family="text">
      <style:text-properties style:font-name="Liberation Mono" fo:color="#0000C0" fo:font-size="8pt" style:font-size-asian="8pt" fo:language="en" fo:country="US"/>
    </style:style>
    <style:style style:name="T871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72" style:parent-style-name="Fuentedepárrafopredeter." style:family="text">
      <style:text-properties style:font-name="Liberation Mono" fo:color="#0000C0" fo:font-size="8pt" style:font-size-asian="8pt" fo:language="en" fo:country="US"/>
    </style:style>
    <style:style style:name="T873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7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87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76" style:parent-style-name="Fuentedepárrafopredeter." style:family="text">
      <style:text-properties style:font-name="Liberation Mono" fo:color="#000000" fo:language="en" fo:country="GB"/>
    </style:style>
    <style:style style:name="T877" style:parent-style-name="Fuentedepárrafopredeter." style:family="text">
      <style:text-properties style:font-name="Liberation Mono" fo:color="#3F7F5F" fo:font-size="8pt" style:font-size-asian="8pt"/>
    </style:style>
    <style:style style:name="P87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79" style:parent-style-name="Fuentedepárrafopredeter." style:family="text">
      <style:text-properties style:font-name="Liberation Mono" fo:color="#000000"/>
    </style:style>
    <style:style style:name="T880" style:parent-style-name="Fuentedepárrafopredeter." style:family="text">
      <style:text-properties style:font-name="Liberation Mono" style:font-name-asian="Consolas" style:font-name-complex="Consolas" fo:font-weight="bold" style:font-weight-asian="bold" style:font-weight-complex="bold" fo:color="#7F0055" fo:font-size="8pt" style:font-size-asian="8pt" style:font-size-complex="8pt"/>
    </style:style>
    <style:style style:name="T881" style:parent-style-name="Fuentedepárrafopredeter." style:family="text">
      <style:text-properties style:font-name="Liberation Mono" style:font-name-asian="Consolas" style:font-name-complex="Consolas" fo:font-weight="bold" style:font-weight-asian="bold" fo:color="#000000" fo:font-size="8pt" style:font-size-asian="8pt" style:font-size-complex="8pt"/>
    </style:style>
    <style:style style:name="P882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83" style:parent-style-name="Fuentedepárrafopredeter." style:family="text">
      <style:text-properties style:font-name="Liberation Mono" fo:color="#000000"/>
    </style:style>
    <style:style style:name="T884" style:parent-style-name="Fuentedepárrafopredeter." style:family="text">
      <style:text-properties style:font-name="Liberation Mono" fo:color="#000000" fo:font-size="8pt" style:font-size-asian="8pt"/>
    </style:style>
    <style:style style:name="T885" style:parent-style-name="Fuentedepárrafopredeter." style:family="text">
      <style:text-properties style:font-name="Liberation Mono" fo:color="#2A00FF" fo:font-size="8pt" style:font-size-asian="8pt"/>
    </style:style>
    <style:style style:name="T886" style:parent-style-name="Fuentedepárrafopredeter." style:family="text">
      <style:text-properties style:font-name="Liberation Mono" fo:color="#000000" fo:font-size="8pt" style:font-size-asian="8pt"/>
    </style:style>
    <style:style style:name="P88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88" style:parent-style-name="Fuentedepárrafopredeter." style:family="text">
      <style:text-properties style:font-name="Liberation Mono" fo:color="#000000"/>
    </style:style>
    <style:style style:name="T889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890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9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92" style:parent-style-name="Fuentedepárrafopredeter." style:family="text">
      <style:text-properties style:font-name="Liberation Mono" fo:color="#000000" fo:language="en" fo:country="GB"/>
    </style:style>
    <style:style style:name="T893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T894" style:parent-style-name="Fuentedepárrafopredeter." style:family="text">
      <style:text-properties style:font-name="Liberation Mono" fo:color="#2A00FF" fo:font-size="8pt" style:font-size-asian="8pt" fo:language="en" fo:country="US"/>
    </style:style>
    <style:style style:name="T895" style:parent-style-name="Fuentedepárrafopredeter." style:family="text">
      <style:text-properties style:font-name="Liberation Mono" fo:color="#2A00FF" fo:font-size="8pt" style:font-size-asian="8pt" fo:language="en" fo:country="US"/>
    </style:style>
    <style:style style:name="T896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89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898" style:parent-style-name="Fuentedepárrafopredeter." style:family="text">
      <style:text-properties style:font-name="Liberation Mono" fo:color="#000000" fo:language="en" fo:country="GB"/>
    </style:style>
    <style:style style:name="T899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900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90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02" style:parent-style-name="Fuentedepárrafopredeter." style:family="text">
      <style:text-properties style:font-name="Liberation Mono" fo:color="#000000" fo:language="en" fo:country="GB"/>
    </style:style>
    <style:style style:name="T903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P904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05" style:parent-style-name="Fuentedepárrafopredeter." style:family="text">
      <style:text-properties style:font-name="Liberation Mono" fo:color="#000000" fo:language="en" fo:country="GB"/>
    </style:style>
    <style:style style:name="T906" style:parent-style-name="Fuentedepárrafopredeter." style:family="text">
      <style:text-properties style:font-name="Liberation Mono" fo:color="#000000" fo:font-size="8pt" style:font-size-asian="8pt"/>
    </style:style>
    <style:style style:name="T907" style:parent-style-name="Fuentedepárrafopredeter." style:family="text">
      <style:text-properties style:font-name="Liberation Mono" fo:color="#2A00FF" fo:font-size="8pt" style:font-size-asian="8pt"/>
    </style:style>
    <style:style style:name="P90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09" style:parent-style-name="Fuentedepárrafopredeter." style:family="text">
      <style:text-properties style:font-name="Liberation Mono" fo:color="#2A00FF"/>
    </style:style>
    <style:style style:name="T910" style:parent-style-name="Fuentedepárrafopredeter." style:family="text">
      <style:text-properties style:font-name="Liberation Mono" fo:color="#2A00FF" fo:font-size="8pt" style:font-size-asian="8pt" fo:language="en" fo:country="US"/>
    </style:style>
    <style:style style:name="T911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912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13" style:parent-style-name="Fuentedepárrafopredeter." style:family="text">
      <style:text-properties style:font-name="Liberation Mono" fo:color="#000000" fo:language="en" fo:country="GB"/>
    </style:style>
    <style:style style:name="T914" style:parent-style-name="Fuentedepárrafopredeter." style:family="text">
      <style:text-properties style:font-name="Liberation Mono" fo:color="#000000" fo:language="en" fo:country="GB"/>
    </style:style>
    <style:style style:name="T915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916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91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  <style:text-properties style:font-name="Liberation Mono" fo:color="#000000" fo:language="en" fo:country="GB"/>
    </style:style>
    <style:style style:name="P91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19" style:parent-style-name="Fuentedepárrafopredeter." style:family="text">
      <style:text-properties style:font-name="Liberation Mono" fo:color="#000000" fo:language="en" fo:country="GB"/>
    </style:style>
    <style:style style:name="T920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921" style:parent-style-name="Fuentedepárrafopredeter." style:family="text">
      <style:text-properties style:font-name="Liberation Mono" fo:color="#000000" fo:language="en" fo:country="GB"/>
    </style:style>
    <style:style style:name="T922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923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24" style:parent-style-name="Fuentedepárrafopredeter." style:family="text">
      <style:text-properties style:font-name="Liberation Mono" fo:color="#000000" fo:language="en" fo:country="GB"/>
    </style:style>
    <style:style style:name="T925" style:parent-style-name="Fuentedepárrafopredeter." style:family="text">
      <style:text-properties style:font-name="Liberation Mono" fo:color="#000000" fo:font-size="8pt" style:font-size-asian="8pt"/>
    </style:style>
    <style:style style:name="T926" style:parent-style-name="Fuentedepárrafopredeter." style:family="text">
      <style:text-properties style:font-name="Liberation Mono" fo:color="#3F7F5F" fo:font-size="8pt" style:font-size-asian="8pt"/>
    </style:style>
    <style:style style:name="P927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28" style:parent-style-name="Fuentedepárrafopredeter." style:family="text">
      <style:text-properties style:font-name="Liberation Mono" fo:color="#000000"/>
    </style:style>
    <style:style style:name="T929" style:parent-style-name="Fuentedepárrafopredeter." style:family="text">
      <style:text-properties style:font-name="Liberation Mono" fo:color="#000000" fo:font-size="8pt" style:font-size-asian="8pt"/>
    </style:style>
    <style:style style:name="T930" style:parent-style-name="Fuentedepárrafopredeter." style:family="text">
      <style:text-properties style:font-name="Liberation Mono" fo:color="#3F7F5F" fo:font-size="8pt" style:font-size-asian="8pt"/>
    </style:style>
    <style:style style:name="P931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32" style:parent-style-name="Fuentedepárrafopredeter." style:family="text">
      <style:text-properties style:font-name="Liberation Mono" fo:color="#000000"/>
    </style:style>
    <style:style style:name="T933" style:parent-style-name="Fuentedepárrafopredeter." style:family="text">
      <style:text-properties style:font-name="Liberation Mono" fo:color="#000000" fo:font-size="8pt" style:font-size-asian="8pt"/>
    </style:style>
    <style:style style:name="T934" style:parent-style-name="Fuentedepárrafopredeter." style:family="text">
      <style:text-properties style:font-name="Liberation Mono" fo:color="#3F7F5F" fo:font-size="8pt" style:font-size-asian="8pt"/>
    </style:style>
    <style:style style:name="P935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36" style:parent-style-name="Fuentedepárrafopredeter." style:family="text">
      <style:text-properties style:font-name="Liberation Mono" fo:color="#000000"/>
    </style:style>
    <style:style style:name="T937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P938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/>
    </style:style>
    <style:style style:name="T939" style:parent-style-name="Fuentedepárrafopredeter." style:family="text">
      <style:text-properties style:font-name="Liberation Mono" fo:color="#000000"/>
    </style:style>
    <style:style style:name="T940" style:parent-style-name="Fuentedepárrafopredeter." style:family="text">
      <style:text-properties style:font-name="Liberation Mono" fo:font-weight="bold" style:font-weight-asian="bold" fo:color="#7F0055" fo:font-size="8pt" style:font-size-asian="8pt" fo:language="en" fo:country="US"/>
    </style:style>
    <style:style style:name="T941" style:parent-style-name="Fuentedepárrafopredeter." style:family="text">
      <style:text-properties style:font-name="Liberation Mono" fo:color="#000000"/>
    </style:style>
    <style:style style:name="T942" style:parent-style-name="Fuentedepárrafopredeter." style:family="text">
      <style:text-properties style:font-name="Liberation Mono" fo:color="#000000" fo:font-size="8pt" style:font-size-asian="8pt" fo:language="en" fo:country="US"/>
    </style:style>
    <style:style style:name="P943" style:parent-style-name="TableContents" style:family="paragraph">
      <style:paragraph-properties fo:border-top="none" fo:border-left="0.0138in solid #D8B25C" fo:border-bottom="0.0138in solid #D8B25C" fo:border-right="0.0138in solid #D8B25C" fo:padding-top="0in" fo:padding-left="0.0694in" fo:padding-bottom="0.0138in" fo:padding-right="0.0694in" style:shadow="none" fo:text-align="start" fo:margin-bottom="0.1965in"/>
      <style:text-properties style:font-name="Liberation Mono" fo:color="#000000" fo:font-size="8pt" style:font-size-asian="8pt" fo:language="en" fo:country="US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2º curso / 2º cuatr.</text:p>
            <text:p text:style-name="P20"><text:span text:style-name="T21">Grado Ingeniería <text:s/>Informática</text:span></text:p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>Arquitectura de Computadores (AC)</text:p>
            <text:p text:style-name="P27">Cuaderno de prácticas.</text:p>
            <text:p text:style-name="P28">Bloque Práctico 0. Entorno de programación</text:p>
            <text:p text:style-name="P29">Estudiante (nombre y<text:s/>apellidos):</text:p>
            <text:p text:style-name="P30">Grupo de prácticas y profesor de prácticas:</text:p>
            <text:p text:style-name="P31">Fecha de entrega:</text:p>
            <text:p text:style-name="P32"><text:span text:style-name="T33">Fecha evaluación en clase:</text:span></text:p>
          </table:table-cell>
        </table:table-row>
      </table:table>
      <text:p text:style-name="P34"/>
      <text:p text:style-name="P35"><text:span text:style-name="T36">Antes de comenzar a realizar el trabajo de este cuaderno consultar el fichero con los normas de prácticas que se encuentra en SWAD</text:span></text:p>
      <text:p text:style-name="Heading"><text:span text:style-name="T37">Parte I. Ejercicios<text:s/></text:span><text:span text:style-name="T38">basados en los ejemplos del seminario práctico</text:span></text:p>
      <text:p text:style-name="Normal"><text:span text:style-name="T39">Crear el directorio con nombre<text:s/></text:span><text:span text:style-name="T40">bp0</text:span><text:span text:style-name="T41"><text:s/>en atcgrid y en el PC (PC = PC del aula de prácticas o su computador personal)</text:span><text:span text:style-name="T42">.</text:span></text:p>
      <text:p text:style-name="P43"><text:span text:style-name="T44">NOTA</text:span><text:span text:style-name="T45">: En las prácticas se usa slurm como gestor de colas. Consideraciones a tener en cuenta:</text:span></text:p>
      <text:list text:style-name="LFO31" text:continue-numbering="true">
        <text:list-item>
          <text:p text:style-name="P46"><text:span text:style-name="T47">S</text:span><text:span text:style-name="T48">lurm está configurado para asignar recursos a los procesos (llamados<text:s/></text:span><text:span text:style-name="T49">tasks</text:span><text:span text:style-name="T50"><text:s/>en slurm) a nivel de core físico. Esto significa que por defecto slurm asigna un core a un proceso, para asignar x se debe usar con<text:s/></text:span><text:span text:style-name="codigo">sbatch/srun</text:span><text:span text:style-name="T51"><text:s/>la opción <text:s/></text:span><text:span text:style-name="codigo">--cpus-per-task=x (-cx)</text:span><text:span text:style-name="T52">.</text:span><text:span text:style-name="codigo"><text:s/></text:span></text:p>
        </text:list-item>
        <text:list-item>
          <text:p text:style-name="P53"><text:span text:style-name="T54">En slurm, por defecto,<text:s/></text:span><text:span text:style-name="codigo">cpu<text:s/></text:span><text:span text:style-name="T55">se refiere a cores lógicos (ej. en la opción<text:s/></text:span><text:span text:style-name="codigo">-c</text:span><text:span text:style-name="T56">), si no se quieren usar cores lógicos hay que añadir la opción<text:s/></text:span><text:span text:style-name="codigo">--hint=nomultithread</text:span><text:span text:style-name="T57"><text:s/>a<text:s/></text:span><text:span text:style-name="codigo">sbatch/srun</text:span><text:span text:style-name="T58">.<text:s/></text:span></text:p>
        </text:list-item>
        <text:list-item>
          <text:p text:style-name="P59"><text:span text:style-name="T60">Para asegurar que solo se crea un proceso hay que incluir<text:s/></text:span><text:span text:style-name="codigo">--ntasks=1 (-n1)<text:s/></text:span><text:span text:style-name="T61">en<text:s/></text:span><text:span text:style-name="codigo">sba</text:span><text:span text:style-name="codigo">tch/srun</text:span><text:span text:style-name="T62">.<text:s/></text:span></text:p>
        </text:list-item>
        <text:list-item>
          <text:p text:style-name="P63"><text:span text:style-name="T64">Para que no se ejecute más de un proceso en un nodo de cómputo de atcgrid hay que usar<text:s/></text:span><text:span text:style-name="codigo">--exclusive</text:span><text:span text:style-name="T65"><text:s/>con<text:s/></text:span><text:span text:style-name="codigo">sbatch/srun<text:s/></text:span><text:span text:style-name="T66">(se recomienda no utilizarlo en los<text:s/></text:span><text:span text:style-name="codigo">srun</text:span><text:span text:style-name="T67"><text:s/>dentro de un script).<text:s/></text:span></text:p>
        </text:list-item>
        <text:list-item>
          <text:p text:style-name="P68"><text:span text:style-name="T69">Los<text:s/></text:span><text:span text:style-name="codigo">srun</text:span><text:span text:style-name="T70"><text:s/>dentro de un<text:s/></text:span><text:span text:style-name="T71">script</text:span><text:span text:style-name="T72"><text:s/>heredan las opciones fijadas en el<text:s/></text:span><text:span text:style-name="codigo">sbatch<text:s/></text:span><text:span text:style-name="T73">que se usa para enviar el script a la cola (partición slurm).</text:span></text:p>
        </text:list-item>
        <text:list-item>
          <text:p text:style-name="P74"><text:span text:style-name="T75">Las opciones de<text:s/></text:span><text:span text:style-name="codigo">sbatch<text:s/></text:span><text:span text:style-name="T76">se pueden especificar también dentro del<text:s/></text:span><text:span text:style-name="T77">script</text:span><text:span text:style-name="T78"><text:s/>(usando #SBATCH, ver ejemplos en el script del seminario)</text:span></text:p>
        </text:list-item>
      </text:list>
      <text:list text:style-name="List1">
        <text:list-item text:start-value="1">
          <text:p text:style-name="P79"><text:span text:style-name="T80">Ejecutar<text:s/></text:span><text:span text:style-name="T81">lscpu</text:span><text:span text:style-name="T82"><text:s text:c="2"/>en <text:s/>el PC, en atcgrid4 (usar<text:s/></text:span><text:span text:style-name="T83">-p ac4</text:span><text:span text:style-name="T84">) y en<text:s/></text:span><text:span text:style-name="T85">uno de los restantes nodos de cómputo (atcgrid1, atcgrid2 o atcgrid3, están en la cola ac). (Crear directorio <text:s/></text:span><text:span text:style-name="T86">ejer1)</text:span></text:p>
        </text:list-item>
      </text:list>
      <text:p text:style-name="P87"><text:span text:style-name="T88">(a)</text:span><text:span text:style-name="T89"><text:s/>Mostrar con capturas de pantalla el resultado de estas ejecuciones.</text:span></text:p>
      <text:p text:style-name="Párrafodelista"><text:span text:style-name="T90">RESPUESTA</text:span><text:span text:style-name="T91">:</text:span></text:p>
      <text:p text:style-name="P92"><text:span text:style-name="T93">(b)</text:span><text:span text:style-name="T94"><text:s/></text:span><text:span text:style-name="T95">¿Cuántos cores físicos y cuántos cores lógicos tien</text:span><text:span text:style-name="T96">e atcgrid4?, ¿cuántos tienen <text:s/></text:span><text:span text:style-name="T97">atcgrid1, atcgrid2 y atcgrid3?<text:s/></text:span><text:span text:style-name="T98">y ¿cuántos tiene el PC? Razonar las respuestas</text:span></text:p>
      <text:p text:style-name="P99"><text:span text:style-name="T100">RESPUESTA</text:span><text:span text:style-name="T101">:</text:span></text:p>
      <text:list text:style-name="List1" text:continue-numbering="true">
        <text:list-item>
          <text:p text:style-name="P102"><text:span text:style-name="T103">Compilar y ejecutar en el PC el código<text:s/></text:span><text:span text:style-name="T104">HelloOMP.c</text:span><text:span text:style-name="T105"><text:s/>del seminario (recordar que</text:span><text:span text:style-name="T106">, como se indica en las normas de prácticas,</text:span><text:span text:style-name="T107"><text:s/>se debe usar un</text:span><text:span text:style-name="T108"><text:s/>directorio independiente para cada ejercicio dentro de<text:s/></text:span><text:span text:style-name="T109">bp0</text:span><text:span text:style-name="T110"><text:s/>que contenga todo lo utilizado, implementado o generado durante el desarrollo del mismo, para el presente ejercicio el directorio sería</text:span><text:span text:style-name="T111"><text:s/></text:span><text:span text:style-name="T112">ejer2</text:span><text:span text:style-name="T113">).</text:span></text:p>
        </text:list-item>
      </text:list>
      <text:p text:style-name="P114"><text:span text:style-name="T115">(a)</text:span><text:span text:style-name="T116"><text:s/>Adjuntar capturas de pantalla que muestren la co</text:span><text:span text:style-name="T117">mpilación y ejecución en el PC.</text:span></text:p>
      <text:p text:style-name="P118"><text:span text:style-name="T119">RESPUESTA</text:span><text:span text:style-name="T120">:</text:span></text:p>
      <text:p text:style-name="P121"><text:span text:style-name="T122">(b)</text:span><text:span text:style-name="T123"><text:s/>Justificar el número de <text:s/>“Hello world” que se imprimen en pantalla teniendo en cuenta la salida que devuelve<text:s/></text:span><text:span text:style-name="T124">lscpu<text:s/></text:span><text:span text:style-name="T125">en el PC.</text:span></text:p>
      <text:p text:style-name="P126"><text:span text:style-name="T127">RESPUESTA</text:span><text:span text:style-name="T128">:</text:span></text:p>
      <text:list text:style-name="List1" text:continue-numbering="true">
        <text:list-item>
          <text:p text:style-name="P129"><text:span text:style-name="T130">Copiar el ejecutable de<text:s/></text:span><text:span text:style-name="T131">HelloOMP.c<text:s/></text:span><text:span text:style-name="T132">que ha generado anteriormente y que se</text:span><text:span text:style-name="T133"><text:s/>encuentra en el directorio<text:s/></text:span><text:span text:style-name="T134">ejer2 del</text:span><text:span text:style-name="T135"><text:s/>PC al directorio<text:s/></text:span><text:span text:style-name="T136">ejer2</text:span><text:span text:style-name="T137"><text:s/>de su home en el<text:s/></text:span><text:span text:style-name="T138">front-end</text:span><text:span text:style-name="T139"><text:s/>de atcgrid. Ejecutar<text:s/></text:span><text:span text:style-name="T140">este código<text:s/></text:span><text:span text:style-name="T141">en un nodo de cómputo de atcgrid (de 1 a 3) a través de cola ac del gestor de colas utilizando directamente en línea de comandos (no us</text:span><text:span text:style-name="T142">e ningún<text:s/></text:span><text:span text:style-name="T143">script</text:span><text:span text:style-name="T144">):</text:span></text:p>
        </text:list-item>
      </text:list>
      <text:p text:style-name="P145"><text:span text:style-name="T146">(a)</text:span><text:span text:style-name="T147"><text:s/></text:span><text:span text:style-name="T148">srun --partition=ac --account=ac --ntasks=1 --cpus-per-task=12 --hint=nomultithread HelloOMP</text:span><text:span text:style-name="T149"><text:s text:c="2"/></text:span></text:p>
      <text:soft-page-break/>
      <text:p text:style-name="P150"><text:span text:style-name="T151">(Alternativa:<text:s/></text:span><text:span text:style-name="T152">srun -pac -Aac -n1 -c12<text:s/></text:span><text:span text:style-name="T153"><text:s/></text:span><text:span text:style-name="T154">--hint=nomultithread HelloOMP</text:span><text:span text:style-name="T155"><text:s/>)</text:span></text:p>
      <text:p text:style-name="P156">Adjuntar capturas de pantalla que muestren el envío a la cola de la<text:s/>ejecución y el resultado de esta ejecución tal y como la devuelve el gestor de colas.<text:s/></text:p>
      <text:p text:style-name="P157"><text:span text:style-name="T158">RESPUESTA</text:span><text:span text:style-name="T159">:</text:span></text:p>
      <text:p text:style-name="P160"><text:span text:style-name="T161">(b)</text:span><text:span text:style-name="T162"><text:s/></text:span><text:span text:style-name="T163">srun -pac –Aac -n1 -c24<text:s/></text:span><text:span text:style-name="T164"><text:s/></text:span><text:span text:style-name="T165">HelloOMP</text:span></text:p>
      <text:p text:style-name="P166">Adjuntar capturas de pantalla que muestren el envío a la cola de la ejecución y el resultado de esta ejecución tal y como la devuelve el gestor de colas.</text:p>
      <text:p text:style-name="P167"><text:span text:style-name="T168">RESPUESTA</text:span><text:span text:style-name="T169">:</text:span></text:p>
      <text:p text:style-name="P170"><text:span text:style-name="T171">(c)</text:span><text:span text:style-name="T172"><text:s/></text:span><text:span text:style-name="T173">srun -n1 HelloOMP</text:span></text:p>
      <text:p text:style-name="P174">Adjuntar capturas de pantalla que muestren el envío a la cola de la ejecución y el resultado de esta ejecución tal y como la devuelve el gestor de colas. ¿Qué partición se está usando?</text:p>
      <text:p text:style-name="P175"><text:span text:style-name="T176">RESPUESTA</text:span><text:span text:style-name="T177">:</text:span></text:p>
      <text:p text:style-name="P178"><text:span text:style-name="T179">(d)</text:span><text:span text:style-name="T180"><text:s/>¿Qué orden<text:s/></text:span><text:span text:style-name="T181">srun</text:span><text:span text:style-name="T182"><text:s/>usaría para que HelloOMP utilice todos los cores físicos de<text:s/></text:span><text:span text:style-name="T183">atcgrid4<text:s/></text:span><text:span text:style-name="T184">(se debe imprimir un único mensaje desde cada uno de ellos)?</text:span></text:p>
      <text:p text:style-name="P185"/>
      <text:list text:style-name="List1" text:continue-numbering="true">
        <text:list-item>
          <text:p text:style-name="P186"><text:span text:style-name="T187">Modificar en su PC<text:s/></text:span><text:span text:style-name="T188">HelloOMP.c</text:span><text:span text:style-name="T189"><text:s/>para que se imprima “world” en un<text:s/></text:span><text:span text:style-name="T190">printf</text:span><text:span text:style-name="T191"><text:s/>distinto al usado para<text:s/></text:span><text:span text:style-name="T192">“Hello”. En ambos<text:s/></text:span><text:span text:style-name="T193">printf</text:span><text:span text:style-name="T194"><text:s/>se debe imprimir el identificador del thread que escribe en pantalla. Nombrar al código resultante<text:s/></text:span><text:span text:style-name="T195">HelloOMP2.c</text:span><text:span text:style-name="T196">. Compilar este nuevo código en el PC y ejecutarlo. Copiar el fichero ejecutable resultante al front-end de atcgrid (dire</text:span><text:span text:style-name="T197">ctorio<text:s/></text:span><text:span text:style-name="T198">ejer4</text:span><text:span text:style-name="T199">). Ejecutar el código en un nodo de cómputo de atcgrid usando el<text:s/></text:span><text:span text:style-name="T200">script</text:span><text:span text:style-name="T201"><text:s/></text:span><text:span text:style-name="T202">script_helloomp.sh</text:span><text:span text:style-name="T203"><text:s/></text:span><text:span text:style-name="T204">del seminario (el nombre del ejecutable en el script debe ser<text:s/></text:span><text:span text:style-name="T205">HelloOMP2</text:span><text:span text:style-name="T206">).</text:span></text:p>
        </text:list-item>
      </text:list>
      <text:p text:style-name="P207"><text:span text:style-name="T208">(a)</text:span><text:span text:style-name="T209"><text:s/>Utilizar:<text:s/></text:span><text:span text:style-name="T210">sbatch -pac –n1 -c12 --hint=nomultithread script_helloomp.sh</text:span><text:span text:style-name="T211">.<text:s/></text:span><text:span text:style-name="T212">Adj</text:span><text:span text:style-name="T213">untar capturas de pantalla que muestren el nuevo código, la compilación, el envío a la cola de la ejecución y el resultado de esta ejecución tal y como la devuelve el gestor de colas.</text:span></text:p>
      <text:p text:style-name="P214"><text:span text:style-name="T215">RESPUESTA</text:span><text:span text:style-name="T216">:</text:span></text:p>
      <text:p text:style-name="P217"><text:span text:style-name="T218">(b)</text:span><text:span text:style-name="T219"><text:s/>¿Qué nodo de cómputo de atcgrid ha ejecutado el<text:s/></text:span><text:span text:style-name="T220">script</text:span><text:span text:style-name="T221">? E</text:span><text:span text:style-name="T222">xplicar cómo ha obtenido esta información.</text:span></text:p>
      <text:p text:style-name="P223"><text:span text:style-name="T224">RESPUESTA</text:span><text:span text:style-name="T225">:</text:span></text:p>
      <text:p text:style-name="P226"/>
      <text:p text:style-name="P227"><text:span text:style-name="T228">NOTA</text:span><text:span text:style-name="T229">: Utilizar siempre con<text:s/></text:span><text:span text:style-name="T230">sbatch<text:s/></text:span><text:span text:style-name="T231">las opciones<text:s/></text:span><text:span text:style-name="T232">–n1<text:s/></text:span><text:span text:style-name="T233">y <text:s/></text:span><text:span text:style-name="T234">-c</text:span><text:span text:style-name="T235">,<text:s/></text:span><text:span text:style-name="T236">--exclusive</text:span><text:span text:style-name="T237"><text:s/>y, para usar cores físicos y no lógicos, no olvide incluir <text:s/></text:span><text:span text:style-name="T238">--hint=nomultithread.</text:span><text:span text:style-name="T239"><text:s/>Utilizar siempre con<text:s/></text:span><text:span text:style-name="T240">srun</text:span><text:span text:style-name="T241">, si lo usa fuera de un<text:s/></text:span><text:span text:style-name="T242">script,</text:span><text:span text:style-name="T243"><text:s/></text:span><text:span text:style-name="T244">las opciones<text:s/></text:span><text:span text:style-name="T245">–n1<text:s/></text:span><text:span text:style-name="T246">y <text:s/></text:span><text:span text:style-name="T247">-c</text:span><text:span text:style-name="T248"><text:s/>y, para usar cores físicos y no lógicos, no olvide incluir <text:s/></text:span><text:span text:style-name="T249">--hint=nomultithread.<text:s/></text:span><text:span text:style-name="T250">Recordar que los<text:s/></text:span><text:span text:style-name="T251">srun</text:span><text:span text:style-name="T252"><text:s/>dentro de un<text:s/></text:span><text:span text:style-name="T253">script</text:span><text:span text:style-name="T254"><text:s/>heredan las opciones incluidas en el<text:s/></text:span><text:span text:style-name="T255">sbatch<text:s/></text:span><text:span text:style-name="T256">que se usa para enviar el<text:s/></text:span><text:span text:style-name="T257">script</text:span><text:span text:style-name="T258"><text:s/>a la cola slurm. Se reco</text:span><text:span text:style-name="T259">mienda usar<text:s/></text:span><text:span text:style-name="T260">sbatch<text:s/></text:span><text:span text:style-name="T261">en lugar de<text:s/></text:span><text:span text:style-name="T262">srun<text:s/></text:span><text:span text:style-name="T263">para enviar trabajos a ejecutar a través slurm porque éste último deja bloqueada la ventana hasta que termina la ejecución, mientras que usando<text:s/></text:span><text:span text:style-name="T264">sbatch<text:s/></text:span><text:span text:style-name="T265">la ejecución se realiza en segundo plano.</text:span></text:p>
      <text:p text:style-name="Heading"><text:span text:style-name="T266">Parte II. Resto de ejercici</text:span><text:span text:style-name="T267">os</text:span></text:p>
      <text:list text:style-name="List1" text:continue-numbering="true">
        <text:list-item>
          <text:p text:style-name="P268"><text:span text:style-name="T269">Generar en el PC el ejecutable del código fuente C del Listado 1 para vectores locales (para ello antes de compilar debe descomentar la definición de<text:s/></text:span><text:span text:style-name="T270">VECTOR_LOCAL</text:span><text:span text:style-name="T271"><text:s/>y comentar las definiciones de<text:s/></text:span><text:span text:style-name="T272">VECTOR_GLOBAL</text:span><text:span text:style-name="T273"><text:s/>y<text:s/></text:span><text:span text:style-name="T274">VECTOR_DYNAMIC</text:span><text:span text:style-name="T275">). El comentario inicial del<text:s/></text:span><text:span text:style-name="T276">código muestra la orden para compilar (siempre hay que usar<text:s/></text:span><text:span text:style-name="T277">–O2</text:span><text:span text:style-name="T278"><text:s/>al compilar como se indica en las normas de prácticas). Incorporar volcados de pantalla que demuestren la compilación y la ejecución correcta del código en el PC (leer lo indicado al respecto<text:s/></text:span><text:span text:style-name="T279">en las normas de prácticas).</text:span></text:p>
        </text:list-item>
      </text:list>
      <text:p text:style-name="P280"><text:span text:style-name="T281">RESPUESTA</text:span><text:span text:style-name="T282">:</text:span></text:p>
      <text:p text:style-name="P283"/>
      <text:list text:style-name="List1" text:continue-numbering="true">
        <text:list-item>
          <text:p text:style-name="P284"><text:span text:style-name="T285">En el código del Listado 1 se utiliza la función<text:s/></text:span><text:span text:style-name="T286">clock_gettime()</text:span><text:span text:style-name="T287"><text:s/>para obtener el tiempo de ejecución del trozo de código que calcula la suma de vectores. El código se imprime la variable<text:s/></text:span><text:span text:style-name="T288">ncgt</text:span><text:span text:style-name="T289">,</text:span></text:p>
        </text:list-item>
      </text:list>
      <text:p text:style-name="Normal"><text:span text:style-name="T290">(a)</text:span><text:span text:style-name="T291"><text:s/>¿Qué contiene esta</text:span><text:span text:style-name="T292"><text:s/>variable?</text:span></text:p>
      <text:p text:style-name="Normal"><text:span text:style-name="T293">RESPUESTA</text:span><text:span text:style-name="T294">:</text:span></text:p>
      <text:p text:style-name="Normal"><text:span text:style-name="T295">(b)</text:span><text:span text:style-name="T296"><text:s/>¿En qué estructura de datos devuelve<text:s/></text:span><text:span text:style-name="T297">clock_gettime()</text:span><text:span text:style-name="T298"><text:s/>la información de tiempo (indicar el tipo de estructura de datos, describir la estructura de datos, e indicar los tipos de datos que usa)?</text:span></text:p>
      <text:soft-page-break/>
      <text:p text:style-name="Párrafodelista"><text:span text:style-name="T299">RESPUESTA</text:span><text:span text:style-name="T300">:</text:span></text:p>
      <text:p text:style-name="Normal"><text:span text:style-name="T301">(c)</text:span><text:span text:style-name="T302"><text:s/>¿Qué información<text:s/></text:span><text:span text:style-name="T303">devuelve exactamente</text:span><text:span text:style-name="T304"><text:s/></text:span><text:span text:style-name="T305">la función<text:s/></text:span><text:span text:style-name="T306">clock_gettime()</text:span><text:span text:style-name="T307">en la estructura de datos descrita en el apartado (b)? ¿qué representan los valores numéricos que devuelve?</text:span></text:p>
      <text:p text:style-name="P308"><text:span text:style-name="T309">RESPUESTA</text:span><text:span text:style-name="T310">:</text:span></text:p>
      <text:list text:style-name="List1" text:continue-numbering="true">
        <text:list-item>
          <text:p text:style-name="P311"><text:span text:style-name="T312">Rellenar una tabla como la Tabla 1<text:s/></text:span><text:span text:style-name="T313">en una hoja de cálculo</text:span><text:span text:style-name="T314"><text:s/>con los tiempos de ejecución del</text:span><text:span text:style-name="T315"><text:s/>código del Listado 1 para vectores locales, globales y dinámicos (se pueden obtener errores en tiempo de ejecución o de compilación, ver ejercicio 9). Obtener estos resultados usando<text:s/></text:span><text:span text:style-name="T316">scripts</text:span><text:span text:style-name="T317"><text:s/>(partir del<text:s/></text:span><text:span text:style-name="T318">script</text:span><text:span text:style-name="T319"><text:s/>que hay en el seminario). Debe haber una tabl</text:span><text:span text:style-name="T320">a para un nodo de cómputo de atcgrid con procesador Intel Xeon E5645 y otra para su PC en la hoja de cálculo. En la columna “Bytes de un vector” hay que poner el total de bytes reservado para un vector. (NOTA: Se recomienda usar en la hoja de cálculo el mi</text:span><text:span text:style-name="T321">smo separador para decimales que usan los códigos al imprimir<text:s/></text:span><text:span text:style-name="T322">‒</text:span><text:span text:style-name="T323">”.”</text:span><text:span text:style-name="T324">‒</text:span><text:span text:style-name="T325">. Este separador se puede modificar en la hoja de cálculo.)</text:span></text:p>
        </text:list-item>
      </text:list>
      <text:p text:style-name="P326"><text:span text:style-name="T327">RESPUESTA</text:span><text:span text:style-name="T328">:</text:span></text:p>
      <table:table table:style-name="Table329">
        <table:table-columns>
          <table:table-column table:style-name="TableColumn330"/>
        </table:table-columns>
        <table:table-row table:style-name="TableRow331">
          <table:table-cell table:style-name="TableCell332">
            <text:list text:style-name="LFO7" text:continue-numbering="true">
              <text:list-item>
                <text:p text:style-name="P333"><text:span text:style-name="T334"><text:s/></text:span><text:bookmark-start text:name="_Ref3472922671"/><text:bookmark-end text:name="_Ref3472922671"/><text:span text:style-name="T335"><text:s/>Copiar la tabla de la hoja de cálculo utilizada</text:span></text:p>
              </text:list-item>
            </text:list>
          </table:table-cell>
        </table:table-row>
      </table:table>
      <text:p text:style-name="P336"><text:span text:style-name="T337"><draw:frame draw:z-index="251658240" draw:id="id0" draw:style-name="a0" draw:name="Text Box 2" text:anchor-type="paragraph" svg:x="-0.0437in" svg:y="0.05157in" svg:width="6.15139in" svg:height="2.80417in" style:rel-width="scale" style:rel-height="scale"><draw:text-box><table:table table:style-name="Table338"><table:table-columns><table:table-column table:style-name="TableColumn339"/><table:table-column table:style-name="TableColumn340"/><table:table-column table:style-name="TableColumn341"/><table:table-column table:style-name="TableColumn342"/><table:table-column table:style-name="TableColumn343"/></table:table-columns><table:table-row table:style-name="TableRow344"><table:table-cell table:style-name="TableCell345"><text:p text:style-name="P346"><text:span text:style-name="T347">Nº de Componentes</text:span></text:p></table:table-cell><table:table-cell table:style-name="TableCell348"><text:p text:style-name="P349">Bytes de un vector</text:p></table:table-cell><table:table-cell table:style-name="TableCell350"><text:p text:style-name="P351">Tiempo para vect. locales</text:p></table:table-cell><table:table-cell table:style-name="TableCell352"><text:p text:style-name="P353">Tiempo para vect. globales</text:p></table:table-cell><table:table-cell table:style-name="TableCell354"><text:p text:style-name="P355"><text:span text:style-name="T356">Tiempo para vect. dinámicos</text:span></text:p></table:table-cell></table:table-row><table:table-row table:style-name="TableRow357"><table:table-cell table:style-name="TableCell358"><text:p text:style-name="P359">65536</text:p></table:table-cell><table:table-cell table:style-name="TableCell360"><text:p text:style-name="P361"/></table:table-cell><table:table-cell table:style-name="TableCell362"><text:p text:style-name="P363"/></table:table-cell><table:table-cell table:style-name="TableCell364"><text:p text:style-name="P365"/></table:table-cell><table:table-cell table:style-name="TableCell366"><text:p text:style-name="P367"/></table:table-cell></table:table-row><table:table-row table:style-name="TableRow368"><table:table-cell table:style-name="TableCell369"><text:p text:style-name="P370">131072</text:p></table:table-cell><table:table-cell table:style-name="TableCell371"><text:p text:style-name="P372"/></table:table-cell><table:table-cell table:style-name="TableCell373"><text:p text:style-name="P374"/></table:table-cell><table:table-cell table:style-name="TableCell375"><text:p text:style-name="P376"/></table:table-cell><table:table-cell table:style-name="TableCell377"><text:p text:style-name="P378"/></table:table-cell></table:table-row><table:table-row table:style-name="TableRow379"><table:table-cell table:style-name="TableCell380"><text:p text:style-name="P381">262144</text:p></table:table-cell><table:table-cell table:style-name="TableCell382"><text:p text:style-name="P383"/></table:table-cell><table:table-cell table:style-name="TableCell384"><text:p text:style-name="P385"/></table:table-cell><table:table-cell table:style-name="TableCell386"><text:p text:style-name="P387"/></table:table-cell><table:table-cell table:style-name="TableCell388"><text:p text:style-name="P389"/></table:table-cell></table:table-row><table:table-row table:style-name="TableRow390"><table:table-cell table:style-name="TableCell391"><text:p text:style-name="P392">524288</text:p></table:table-cell><table:table-cell table:style-name="TableCell393"><text:p text:style-name="P394"/></table:table-cell><table:table-cell table:style-name="TableCell395"><text:p text:style-name="P396"/></table:table-cell><table:table-cell table:style-name="TableCell397"><text:p text:style-name="P398"/></table:table-cell><table:table-cell table:style-name="TableCell399"><text:p text:style-name="P400"/></table:table-cell></table:table-row><table:table-row table:style-name="TableRow401"><table:table-cell table:style-name="TableCell402"><text:p text:style-name="P403">1048576</text:p></table:table-cell><table:table-cell table:style-name="TableCell404"><text:p text:style-name="P405"/></table:table-cell><table:table-cell table:style-name="TableCell406"><text:p text:style-name="P407"/></table:table-cell><table:table-cell table:style-name="TableCell408"><text:p text:style-name="P409"/></table:table-cell><table:table-cell table:style-name="TableCell410"><text:p text:style-name="P411"/></table:table-cell></table:table-row><table:table-row table:style-name="TableRow412"><table:table-cell table:style-name="TableCell413"><text:p text:style-name="P414">2097152</text:p></table:table-cell><table:table-cell table:style-name="TableCell415"><text:p text:style-name="P416"/></table:table-cell><table:table-cell table:style-name="TableCell417"><text:p text:style-name="P418"/></table:table-cell><table:table-cell table:style-name="TableCell419"><text:p text:style-name="P420"/></table:table-cell><table:table-cell table:style-name="TableCell421"><text:p text:style-name="P422"/></table:table-cell></table:table-row><table:table-row table:style-name="TableRow423"><table:table-cell table:style-name="TableCell424"><text:p text:style-name="P425">4194304</text:p></table:table-cell><table:table-cell table:style-name="TableCell426"><text:p text:style-name="P427"/></table:table-cell><table:table-cell table:style-name="TableCell428"><text:p text:style-name="P429"/></table:table-cell><table:table-cell table:style-name="TableCell430"><text:p text:style-name="P431"/></table:table-cell><table:table-cell table:style-name="TableCell432"><text:p text:style-name="P433"/></table:table-cell></table:table-row><table:table-row table:style-name="TableRow434"><table:table-cell table:style-name="TableCell435"><text:p text:style-name="P436">8388608</text:p></table:table-cell><table:table-cell table:style-name="TableCell437"><text:p text:style-name="P438"/></table:table-cell><table:table-cell table:style-name="TableCell439"><text:p text:style-name="P440"/></table:table-cell><table:table-cell table:style-name="TableCell441"><text:p text:style-name="P442"/></table:table-cell><table:table-cell table:style-name="TableCell443"><text:p text:style-name="P444"/></table:table-cell></table:table-row><table:table-row table:style-name="TableRow445"><table:table-cell table:style-name="TableCell446"><text:p text:style-name="P447">16777216</text:p></table:table-cell><table:table-cell table:style-name="TableCell448"><text:p text:style-name="P449"/></table:table-cell><table:table-cell table:style-name="TableCell450"><text:p text:style-name="P451"/></table:table-cell><table:table-cell table:style-name="TableCell452"><text:p text:style-name="P453"/></table:table-cell><table:table-cell table:style-name="TableCell454"><text:p text:style-name="P455"/></table:table-cell></table:table-row><table:table-row table:style-name="TableRow456"><table:table-cell table:style-name="TableCell457"><text:p text:style-name="P458">33554432</text:p></table:table-cell><table:table-cell table:style-name="TableCell459"><text:p text:style-name="P460"/></table:table-cell><table:table-cell table:style-name="TableCell461"><text:p text:style-name="P462"/></table:table-cell><table:table-cell table:style-name="TableCell463"><text:p text:style-name="P464"/></table:table-cell><table:table-cell table:style-name="TableCell465"><text:p text:style-name="P466"/></table:table-cell></table:table-row><table:table-row table:style-name="TableRow467"><table:table-cell table:style-name="TableCell468"><text:p text:style-name="P469">67108864</text:p></table:table-cell><table:table-cell table:style-name="TableCell470"><text:p text:style-name="P471"/></table:table-cell><table:table-cell table:style-name="TableCell472"><text:p text:style-name="P473"/></table:table-cell><table:table-cell table:style-name="TableCell474"><text:p text:style-name="P475"/></table:table-cell><table:table-cell table:style-name="TableCell476"><text:p text:style-name="P477"/></table:table-cell></table:table-row></table:table><text:p text:style-name="Normal"><text:s/></text:p></draw:text-box><svg:title/><svg:desc/></draw:frame></text:span></text:p>
      <text:p text:style-name="P478"/>
      <text:p text:style-name="P479"/>
      <text:p text:style-name="P480"/>
      <text:p text:style-name="P481"/>
      <text:p text:style-name="P482"/>
      <text:p text:style-name="P483"><text:tab/><text:tab/><text:tab/><text:tab/></text:p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list text:style-name="List1" text:continue-numbering="true">
        <text:list-item>
          <text:p text:style-name="P493"><text:span text:style-name="T494">Con ayuda de la hoja de cálculo<text:s/></text:span><text:span text:style-name="T495">representar<text:s/></text:span><text:span text:style-name="T496">en una misma gráfica</text:span><text:span text:style-name="T497"><text:s/>los tiempos de ejecución obtenidos en atcgrid y en su PC para vectores locales, globales y dinámicos (eje y) en función del tamaño en bytes de un vector (por tanto, los valores de la segunda columna de la tabla, que están e</text:span><text:span text:style-name="T498">n escala logarítmica, deben estar en el eje x). Utilizar escala logarítmica en el eje de ordenadas (eje y). <text:s/>¿Hay diferencias en los tiempos de ejecución?</text:span></text:p>
        </text:list-item>
      </text:list>
      <text:p text:style-name="Párrafodelista"><text:span text:style-name="T499">RESPUESTA</text:span><text:span text:style-name="T500">:</text:span></text:p>
      <text:list text:style-name="List1" text:continue-numbering="true">
        <text:list-item>
          <text:p text:style-name="P501"><text:span text:style-name="T502">Contestar a las siguientes preguntas:</text:span></text:p>
        </text:list-item>
      </text:list>
      <text:p text:style-name="P503"><text:span text:style-name="T504">(a)</text:span><text:span text:style-name="T505"><text:s/>Cuando se usan vectores locales, ¿se obtiene<text:s/></text:span><text:span text:style-name="T506">error para alguno de los tamaños?, ¿a qué cree que es debido lo que ocurre? (Incorporar volcados de pantalla como se indica en las normas de prácticas)</text:span></text:p>
      <text:p text:style-name="P507"><text:span text:style-name="T508">RESPUESTA</text:span><text:span text:style-name="T509">:</text:span></text:p>
      <text:p text:style-name="P510"><text:span text:style-name="T511">(b)</text:span><text:span text:style-name="T512"><text:s/>Cuando se usan vectores globales, ¿se obtiene error para alguno de los tamaños?, ¿a qué c</text:span><text:span text:style-name="T513">ree que es debido lo que ocurre? (Incorporar volcados de pantalla como se indica en las normas de prácticas)</text:span></text:p>
      <text:p text:style-name="P514"><text:span text:style-name="T515">RESPUESTA</text:span><text:span text:style-name="T516">:</text:span></text:p>
      <text:p text:style-name="P517"><text:span text:style-name="T518">(c)</text:span><text:span text:style-name="T519"><text:s/>Cuando se usan vectores dinámicos, ¿se obtiene error para alguno de los tamaños?, ¿a qué cree que es debido lo que ocurre? <text:s/>(Incorpo</text:span><text:span text:style-name="T520">rar volcados de pantalla como se indica en las normas de prácticas)</text:span></text:p>
      <text:p text:style-name="P521"><text:span text:style-name="T522">RESPUESTA</text:span><text:span text:style-name="T523">:</text:span></text:p>
      <text:p text:style-name="P524"/>
      <text:list text:style-name="List1" text:continue-numbering="true">
        <text:list-item>
          <text:p text:style-name="P525"><text:span text:style-name="T526">(a)</text:span><text:span text:style-name="T527"><text:s/>¿Cuál es el máximo valor que se puede almacenar en la variable N teniendo en cuenta su tipo? Razonar respuesta.</text:span></text:p>
        </text:list-item>
      </text:list>
      <text:p text:style-name="Normal"><text:span text:style-name="T528">RESPUESTA</text:span><text:span text:style-name="T529">:</text:span></text:p>
      <text:p text:style-name="Normal"><text:span text:style-name="T530">(b)</text:span><text:span text:style-name="T531"><text:s/>Modificar el código fuente C (en el PC) para<text:s/></text:span><text:span text:style-name="T532">que el límite de los vectores cuando se declaran como variables<text:s/></text:span><text:soft-page-break/><text:span text:style-name="T533">globales sea igual al máximo número que se puede almacenar en la variable N y generar el ejecutable. ¿Qué ocurre? ¿A qué es debido?<text:s/></text:span><text:span text:style-name="T534">(Incorporar volcados de pantalla que muestren lo que ocurre)</text:span></text:p>
      <text:p text:style-name="Normal"><text:span text:style-name="T535">RESPUESTA</text:span><text:span text:style-name="T536">:</text:span></text:p>
      <text:p text:style-name="P537"/>
      <text:p text:style-name="P538">Entrega del trabajo</text:p>
      <text:p text:style-name="P539">Leer lo indicado en las normas de prácticas sobre la entrega del trabajo del bloque práctico en SWAD.</text:p>
      <text:p text:style-name="P540"/>
      <table:table table:style-name="Table541">
        <table:table-columns>
          <table:table-column table:style-name="TableColumn542"/>
        </table:table-columns>
        <table:table-row table:style-name="TableRow543">
          <table:table-cell table:style-name="TableCell544">
            <text:p text:style-name="P545"><text:span text:style-name="T546">Listado 1.    <text:s/></text:span><text:span text:style-name="T547">Código C que suma dos vectores.<text:s/></text:span><text:span text:style-name="T548">Se generan aleatoriamente las componentes para vectores de tamaño mayor q</text:span><text:span text:style-name="T549">ue 8 y se imprimen todas las componentes para vectores menores que 10.</text:span></text:p>
          </table:table-cell>
        </table:table-row>
        <table:table-row table:style-name="TableRow550">
          <table:table-cell table:style-name="TableCell551">
            <text:p text:style-name="P552"><text:span text:style-name="T553">/* SumaVectoresC.c</text:span></text:p>
            <text:p text:style-name="P554"><text:span text:style-name="T555"> </text:span><text:span text:style-name="T556">Suma de dos vectores: v3 = v1 + v2</text:span></text:p>
            <text:p text:style-name="P557"> </text:p>
            <text:p text:style-name="P558"><text:span text:style-name="T559"> </text:span><text:span text:style-name="T560">Para compilar usar (-lrt: real time library, no todas las versiones de gcc necesitan que se incluya -lrt): </text:span></text:p>
            <text:p text:style-name="P561"><text:span text:style-name="T562">      <text:s/></text:span><text:span text:style-name="T563">gcc  -O2<text:s/></text:span><text:span text:style-name="T564">SumaVectores.c -o SumaVectores –lrt</text:span></text:p>
            <text:p text:style-name="P565"><text:span text:style-name="T566">  <text:s text:c="5"/></text:span><text:span text:style-name="T567">gcc  -O2 –S SumaVectores.c –lrt   //para generar el código ensamblador</text:span></text:p>
            <text:p text:style-name="P568"> </text:p>
            <text:p text:style-name="P569"><text:span text:style-name="T570"> </text:span><text:span text:style-name="T571">Para ejecutar use: SumaVectoresC longitud</text:span></text:p>
            <text:p text:style-name="P572"><text:span text:style-name="T573">*/</text:span></text:p>
            <text:p text:style-name="P574"> </text:p>
            <text:p text:style-name="P575"><text:span text:style-name="T576">#include</text:span><text:span text:style-name="T577"><text:s/></text:span><text:span text:style-name="T578">&lt;stdlib.h&gt;</text:span><text:span text:style-name="T579"><text:s/></text:span><text:span text:style-name="T580">// biblioteca con funciones atoi(), rand(), srand(), malloc() y free()</text:span></text:p>
            <text:p text:style-name="P581"><text:span text:style-name="T582">#</text:span><text:span text:style-name="T583">include</text:span><text:span text:style-name="T584"><text:s/></text:span><text:span text:style-name="T585">&lt;stdio.h&gt;</text:span><text:span text:style-name="T586"><text:s/></text:span><text:span text:style-name="T587">// biblioteca donde se encuentra la función printf()</text:span></text:p>
            <text:p text:style-name="P588"><text:span text:style-name="T589">#include</text:span><text:span text:style-name="T590"><text:s/></text:span><text:span text:style-name="T591">&lt;time.h&gt;</text:span><text:span text:style-name="T592">    <text:s/></text:span><text:span text:style-name="T593">// biblioteca donde se encuentra la función clock_gettime()</text:span></text:p>
            <text:p text:style-name="P594"> </text:p>
            <text:p text:style-name="P595">//Sólo puede estar definida una de las tres constantes VECTOR_ (sólo uno de los ...</text:p>
            <text:p text:style-name="P596">//tres defines<text:s/>siguientes puede estar descomentado):</text:p>
            <text:p text:style-name="P597">//#define VECTOR_LOCAL    // descomentar para que los vectores sean variables ...</text:p>
            <text:p text:style-name="P598"><text:span text:style-name="T599">                   </text:span><text:span text:style-name="T600">// locales (si se supera el tamaño de la pila se ...</text:span></text:p>
            <text:p text:style-name="P601"><text:span text:style-name="T602">                   </text:span><text:span text:style-name="T603">// generará el error "Violación de Segmento")</text:span></text:p>
            <text:p text:style-name="P604">//#define VECTOR_GLOBAL// descomentar para que los vectores sean variables ...</text:p>
            <text:p text:style-name="P605"><text:span text:style-name="T606">                   </text:span><text:span text:style-name="T607">// globales (su longitud no estará limitada por el ...</text:span></text:p>
            <text:p text:style-name="P608"><text:span text:style-name="T609">                   </text:span><text:span text:style-name="T610">// tamaño de la pila del programa)</text:span></text:p>
            <text:p text:style-name="P611"><text:span text:style-name="T612">#define</text:span><text:span text:style-name="T613"><text:s/></text:span><text:span text:style-name="T614">VECTOR_DYNAMIC    </text:span><text:span text:style-name="T615">// descomentar para<text:s/></text:span><text:span text:style-name="T616">que los vectores sean variables ...</text:span></text:p>
            <text:p text:style-name="P617"><text:span text:style-name="T618">                   </text:span><text:span text:style-name="T619">// dinámicas (memoria reutilizable durante la ejecución)</text:span></text:p>
            <text:p text:style-name="P620"><text:span text:style-name="T621">#ifdef</text:span><text:span text:style-name="T622"><text:s/></text:span><text:span text:style-name="T623">VECTOR_GLOBAL</text:span></text:p>
            <text:p text:style-name="P624"><text:span text:style-name="T625">#define</text:span><text:span text:style-name="T626"><text:s/></text:span><text:span text:style-name="T627">MAX 33554432        <text:s/></text:span><text:span text:style-name="T628">//=2^25</text:span></text:p>
            <text:p text:style-name="P629"><text:span text:style-name="T630">double</text:span><text:span text:style-name="T631"><text:s/></text:span><text:span text:style-name="T632">v1[MAX], v2[MAX], v3[MAX];</text:span></text:p>
            <text:p text:style-name="P633">#endif</text:p>
            <text:p text:style-name="P634"> </text:p>
            <text:p text:style-name="P635"><text:span text:style-name="T636">int</text:span><text:span text:style-name="T637"><text:s/></text:span><text:span text:style-name="T638">main</text:span><text:span text:style-name="T639">(</text:span><text:span text:style-name="T640">int</text:span><text:span text:style-name="T641"><text:s/></text:span><text:span text:style-name="T642">argc,<text:s/></text:span><text:span text:style-name="T643">char</text:span><text:span text:style-name="T644">** argv){</text:span></text:p>
            <text:p text:style-name="P645"> </text:p>
            <text:p text:style-name="P646"><text:span text:style-name="T647"> <text:s/></text:span><text:span text:style-name="T648">int</text:span><text:span text:style-name="T649"><text:s/></text:span><text:span text:style-name="T650">i;</text:span></text:p>
            <text:p text:style-name="P651"><text:span text:style-name="T652"> <text:s/></text:span><text:span text:style-name="T653">struct</text:span><text:span text:style-name="T654"><text:s/></text:span><text:span text:style-name="T655">timespec cgt1,cgt2;<text:s/></text:span><text:span text:style-name="T656">double</text:span><text:span text:style-name="T657"><text:s/></text:span><text:span text:style-name="T658">ncgt;<text:s/></text:span><text:span text:style-name="T659">//para tiempo de ejecución</text:span></text:p>
            <text:p text:style-name="P660"> </text:p>
            <text:p text:style-name="P661"><text:span text:style-name="T662"> <text:s/></text:span><text:span text:style-name="T663">//Leer argumento de entrada (nº de componentes del vector)</text:span></text:p>
            <text:p text:style-name="P664"><text:span text:style-name="T665"> <text:s/></text:span><text:span text:style-name="T666">if</text:span><text:span text:style-name="T667"><text:s/></text:span><text:span text:style-name="T668">(argc&lt;2){     </text:span></text:p>
            <text:p text:style-name="P669"><text:span text:style-name="T670">   <text:s/></text:span><text:span text:style-name="T671">printf(</text:span><text:span text:style-name="T672">"Faltan nº componentes del vector\n"</text:span><text:span text:style-name="T673">);</text:span></text:p>
            <text:p text:style-name="P674"><text:span text:style-name="T675">   <text:s/></text:span><text:span text:style-name="T676">exit(-1);</text:span></text:p>
            <text:p text:style-name="P677"><text:span text:style-name="T678"> <text:s/></text:span><text:span text:style-name="T679">}</text:span></text:p>
            <text:p text:style-name="P680"> </text:p>
            <text:p text:style-name="P681"><text:span text:style-name="T682"> <text:s/></text:span><text:span text:style-name="T683">unsigned int</text:span><text:span text:style-name="T684"><text:s/></text:span><text:span text:style-name="T685">N = atoi(argv[1]);</text:span><text:span text:style-name="T686"><text:s/></text:span><text:span text:style-name="T687">// Máximo N =2^32-1=4294967295 (sizeof(unsigned int) = 4 B)</text:span></text:p>
            <text:p text:style-name="P688"><text:span text:style-name="T689"> <text:s/></text:span><text:span text:style-name="T690">#ifdef</text:span><text:span text:style-name="T691"><text:s/></text:span><text:span text:style-name="T692">VECTOR_LOCAL</text:span></text:p>
            <text:p text:style-name="P693"><text:span text:style-name="T694"> <text:s/></text:span><text:span text:style-name="T695">double</text:span><text:span text:style-name="T696"><text:s/></text:span><text:span text:style-name="T697">v1[N], v2[N], v3[N];  <text:s/></text:span><text:span text:style-name="T698">// Tamaño variable local en tiempo de ejecución ...</text:span></text:p>
            <text:p text:style-name="P699"><text:span text:style-name="T700">                        </text:span><text:span text:style-name="T701">// disponible en C a partir de actualización C99</text:span></text:p>
            <text:p text:style-name="P702"><text:span text:style-name="T703"> <text:s/></text:span><text:span text:style-name="T704">#endif</text:span></text:p>
            <text:soft-page-break/>
            <text:p text:style-name="P705"><text:span text:style-name="T706"> <text:s/></text:span><text:span text:style-name="T707">#ifde</text:span><text:span text:style-name="T708">f</text:span><text:span text:style-name="T709"><text:s/></text:span><text:span text:style-name="T710">VECTOR_GLOBAL</text:span></text:p>
            <text:p text:style-name="P711"><text:span text:style-name="T712"> <text:s/></text:span><text:span text:style-name="T713">if</text:span><text:span text:style-name="T714"><text:s/></text:span><text:span text:style-name="T715">(N&gt;MAX) N=MAX;</text:span></text:p>
            <text:p text:style-name="P716"><text:span text:style-name="T717"> <text:s/></text:span><text:span text:style-name="T718">#endif</text:span></text:p>
            <text:p text:style-name="P719"><text:span text:style-name="T720"> <text:s/></text:span><text:span text:style-name="T721">#ifdef</text:span><text:span text:style-name="T722"><text:s/></text:span><text:span text:style-name="T723">VECTOR_DYNAMIC</text:span></text:p>
            <text:p text:style-name="P724"><text:span text:style-name="T725"> <text:s/></text:span><text:span text:style-name="T726">double</text:span><text:span text:style-name="T727"><text:s/></text:span><text:span text:style-name="T728">*v1, *v2, *v3;</text:span></text:p>
            <text:p text:style-name="P729"><text:span text:style-name="T730"> <text:s/></text:span><text:span text:style-name="T731">v1 = (</text:span><text:span text:style-name="T732">double</text:span><text:span text:style-name="T733">*) malloc(N*</text:span><text:span text:style-name="T734">sizeof</text:span><text:span text:style-name="T735">(</text:span><text:span text:style-name="T736">double</text:span><text:span text:style-name="T737">));</text:span><text:span text:style-name="T738">// malloc necesita el tamaño en bytes</text:span></text:p>
            <text:p text:style-name="P739"><text:span text:style-name="T740"> <text:s/></text:span><text:span text:style-name="T741">v2 = (</text:span><text:span text:style-name="T742">double</text:span><text:span text:style-name="T743">*) malloc(N*</text:span><text:span text:style-name="T744">sizeof</text:span><text:span text:style-name="T745">(</text:span><text:span text:style-name="T746">double</text:span><text:span text:style-name="T747">));</text:span><text:span text:style-name="T748"><text:s/></text:span><text:span text:style-name="T749">//si no hay espacio suficiente malloc<text:s/></text:span><text:span text:style-name="T750">devuelve NULL</text:span></text:p>
            <text:p text:style-name="P751"><text:span text:style-name="T752"> <text:s/></text:span><text:span text:style-name="T753">v3 = (</text:span><text:span text:style-name="T754">double</text:span><text:span text:style-name="T755">*) malloc(N*</text:span><text:span text:style-name="T756">sizeof</text:span><text:span text:style-name="T757">(</text:span><text:span text:style-name="T758">double</text:span><text:span text:style-name="T759">));</text:span></text:p>
            <text:p text:style-name="P760"><text:span text:style-name="T761">   <text:s/></text:span><text:span text:style-name="T762">if</text:span><text:span text:style-name="T763"><text:s/></text:span><text:span text:style-name="T764">( (v1==NULL) || (v2==NULL) || (v3==NULL) ){     </text:span></text:p>
            <text:p text:style-name="P765"><text:span text:style-name="T766">   <text:s/></text:span><text:span text:style-name="T767">printf(</text:span><text:span text:style-name="T768">"Error en la reserva de espacio para los vectores\n"</text:span><text:span text:style-name="T769">);</text:span></text:p>
            <text:p text:style-name="P770"><text:span text:style-name="T771">   <text:s/></text:span><text:span text:style-name="T772">exit(-2);</text:span></text:p>
            <text:p text:style-name="P773"><text:span text:style-name="T774"> <text:s/></text:span><text:span text:style-name="T775">}</text:span></text:p>
            <text:p text:style-name="P776"><text:span text:style-name="T777"> <text:s/></text:span><text:span text:style-name="T778">#endif</text:span></text:p>
            <text:p text:style-name="P779"> </text:p>
            <text:p text:style-name="P780"><text:span text:style-name="T781"> <text:s/></text:span><text:span text:style-name="T782">//Inicializar vectores</text:span></text:p>
            <text:p text:style-name="P783"><text:span text:style-name="T784">  </text:span><text:span text:style-name="T785">if </text:span><text:span text:style-name="T786">(N &lt; </text:span><text:span text:style-name="T787">9</text:span><text:span text:style-name="T788">)</text:span></text:p>
            <text:p text:style-name="P789"><text:span text:style-name="T790">    </text:span><text:span text:style-name="T791">for </text:span><text:span text:style-name="T792">(i = </text:span><text:span text:style-name="T793">0</text:span><text:span text:style-name="T794">; i &lt; N; i++)</text:span></text:p>
            <text:p text:style-name="P795">    {</text:p>
            <text:p text:style-name="P796"><text:span text:style-name="T797">      v1[i] = N * </text:span><text:span text:style-name="T798">0.1</text:span><text:span text:style-name="T799"> + i * </text:span><text:span text:style-name="T800">0.1</text:span><text:span text:style-name="T801">;</text:span></text:p>
            <text:p text:style-name="P802"><text:span text:style-name="T803">      v2[i] = N * </text:span><text:span text:style-name="T804">0.1</text:span><text:span text:style-name="T805"> - i * </text:span><text:span text:style-name="T806">0.1</text:span><text:span text:style-name="T807">;</text:span></text:p>
            <text:p text:style-name="P808">    }</text:p>
            <text:p text:style-name="P809"><text:span text:style-name="T810">  </text:span><text:span text:style-name="T811">else</text:span></text:p>
            <text:p text:style-name="P812">  {</text:p>
            <text:p text:style-name="P813"><text:span text:style-name="T814">    srand(time(</text:span><text:span text:style-name="T815">0</text:span><text:span text:style-name="T816">));</text:span></text:p>
            <text:p text:style-name="P817"><text:span text:style-name="T818">    </text:span><text:span text:style-name="T819">for </text:span><text:span text:style-name="T820">(i = </text:span><text:span text:style-name="T821">0</text:span><text:span text:style-name="T822">; i &lt; N; i++)</text:span></text:p>
            <text:p text:style-name="P823">    {</text:p>
            <text:p text:style-name="P824"><text:span text:style-name="T825">      v1[i] = rand()/ ((</text:span><text:span text:style-name="T826">double</text:span><text:span text:style-name="T827">) rand()); </text:span></text:p>
            <text:p text:style-name="P828"><text:span text:style-name="T829">      v2[i] = rand()/ ((</text:span><text:span text:style-name="T830">double</text:span><text:span text:style-name="T831">) rand()); </text:span><text:span text:style-name="T832">//printf("%d:%f,%f/",i,v1[i],v2[i]);</text:span></text:p>
            <text:p text:style-name="P833"><text:span text:style-name="T834">    }</text:span></text:p>
            <text:p text:style-name="P835">  }</text:p>
            <text:p text:style-name="P836"> </text:p>
            <text:p text:style-name="P837"><text:span text:style-name="T838"> <text:s/></text:span><text:span text:style-name="T839">clock_gettime(CLOCK_REALTIME,&amp;cgt1);</text:span></text:p>
            <text:p text:style-name="P840"><text:span text:style-name="T841"> <text:s/></text:span><text:span text:style-name="T842">//Calcular suma de vectores</text:span></text:p>
            <text:p text:style-name="P843"><text:span text:style-name="T844"> <text:s/></text:span><text:span text:style-name="T845">for</text:span><text:span text:style-name="T846">(i=0; i&lt;N; i++)</text:span></text:p>
            <text:p text:style-name="P847"><text:span text:style-name="T848">   <text:s/></text:span><text:span text:style-name="T849">v3[i] = v1[i] + v2[i];</text:span></text:p>
            <text:p text:style-name="P850"><text:span text:style-name="T851"> </text:span></text:p>
            <text:p text:style-name="P852"><text:span text:style-name="T853"> <text:s/></text:span><text:span text:style-name="T854">clock_gettime(CLOCK_REALTIME,&amp;cgt2);</text:span></text:p>
            <text:p text:style-name="P855"><text:span text:style-name="T856"> <text:s/></text:span><text:span text:style-name="T857">ncgt=(</text:span><text:span text:style-name="T858">double</text:span><text:span text:style-name="T859">) (cgt2.</text:span><text:span text:style-name="T860">tv_sec</text:span><text:span text:style-name="T861">-cgt1.</text:span><text:span text:style-name="T862">tv_sec</text:span><text:span text:style-name="T863">)+</text:span></text:p>
            <text:p text:style-name="P864"><text:span text:style-name="T865">      </text:span><text:span text:style-name="T866"><text:s/></text:span><text:span text:style-name="T867">(</text:span><text:span text:style-name="T868">double</text:span><text:span text:style-name="T869">) ((cgt2.</text:span><text:span text:style-name="T870">tv_nsec</text:span><text:span text:style-name="T871">-cgt1.</text:span><text:span text:style-name="T872">tv_nsec</text:span><text:span text:style-name="T873">)/(1.e+9));</text:span></text:p>
            <text:p text:style-name="P874"> </text:p>
            <text:p text:style-name="P875"><text:span text:style-name="T876"> <text:s/></text:span><text:span text:style-name="T877">//Imprimir resultado de la suma y el tiempo de ejecución</text:span></text:p>
            <text:p text:style-name="P878"><text:span text:style-name="T879"> <text:s/></text:span><text:span text:style-name="T880">if</text:span><text:span text:style-name="T881"><text:s/>(N&lt;10) {</text:span></text:p>
            <text:p text:style-name="P882"><text:span text:style-name="T883"> <text:s/></text:span><text:span text:style-name="T884">printf(</text:span><text:span text:style-name="T885">"Tiempo(seg.):%11.9f\t / Tamaño Vectores:%lu\n"</text:span><text:span text:style-name="T886">,ncgt,N);</text:span></text:p>
            <text:p text:style-name="P887"><text:span text:style-name="T888"> <text:s/></text:span><text:span text:style-name="T889">for</text:span><text:span text:style-name="T890">(i=0; i&lt;N; i++)</text:span></text:p>
            <text:p text:style-name="P891"><text:span text:style-name="T892">   <text:s/></text:span><text:span text:style-name="T893">printf(</text:span><text:span text:style-name="T894">"/<text:s/></text:span><text:span text:style-name="T895">V1[%d]+V2[%d]=V3[%d](%8.6f+%8.6f=%8.6f) /\n"</text:span><text:span text:style-name="T896">,</text:span></text:p>
            <text:p text:style-name="P897"><text:span text:style-name="T898">          <text:s/></text:span><text:span text:style-name="T899">i,i,i,v1[i],v2[i],v3[i]);</text:span></text:p>
            <text:p text:style-name="P900">  }</text:p>
            <text:p text:style-name="P901"><text:span text:style-name="T902"> <text:s/></text:span><text:span text:style-name="T903">else</text:span></text:p>
            <text:p text:style-name="P904"><text:span text:style-name="T905">   <text:s/></text:span><text:span text:style-name="T906">printf(</text:span><text:span text:style-name="T907">"Tiempo(seg.):%11.9f\t / Tamaño Vectores:%u\t/ V1[0]+V2[0]=V3[0](%8.6f+%8.6f=%8.6f) / /</text:span></text:p>
            <text:p text:style-name="P908"><text:span text:style-name="T909">          <text:s/></text:span><text:span text:style-name="T910">V1[%d]+V2[%d]=V3[%d](%8.6f+%8.6f=%8.6f) /\n"</text:span><text:span text:style-name="T911">,</text:span></text:p>
            <text:p text:style-name="P912"><text:span text:style-name="T913">      </text:span><text:span text:style-name="T914">    <text:s/></text:span><text:span text:style-name="T915">ncgt,N,v1[0],v2[0],v3[0],N-1,N-1,N-1,v1[N-1],v2[N-1],v3[N-1]);</text:span></text:p>
            <text:p text:style-name="P916"> </text:p>
            <text:p text:style-name="P917"> </text:p>
            <text:p text:style-name="P918"><text:span text:style-name="T919"> <text:s/></text:span><text:span text:style-name="T920">#ifdef</text:span><text:span text:style-name="T921"><text:s/></text:span><text:span text:style-name="T922">VECTOR_DYNAMIC</text:span></text:p>
            <text:p text:style-name="P923"><text:span text:style-name="T924"> <text:s/></text:span><text:span text:style-name="T925">free(v1);<text:s/></text:span><text:span text:style-name="T926">// libera el espacio reservado para v1</text:span></text:p>
            <text:p text:style-name="P927"><text:span text:style-name="T928"> <text:s/></text:span><text:span text:style-name="T929">free(v2);<text:s/></text:span><text:span text:style-name="T930">// libera el espacio reservado para v2</text:span></text:p>
            <text:p text:style-name="P931"><text:span text:style-name="T932"> <text:s/></text:span><text:span text:style-name="T933">free(v3);<text:s/></text:span><text:span text:style-name="T934">// libera el espacio reservado para v3</text:span></text:p>
            <text:p text:style-name="P935"><text:span text:style-name="T936"> <text:s/></text:span><text:span text:style-name="T937">#endif</text:span></text:p>
            <text:p text:style-name="P938"><text:span text:style-name="T939"> <text:s/></text:span><text:span text:style-name="T940">return</text:span><text:span text:style-name="T941"><text:s/></text:span><text:span text:style-name="T942">0;</text:span></text:p>
            <text:p text:style-name="P943">}</text:p>
          </table:table-cell>
        </table:table-row>
      </table:table>
      <text:p text:style-name="Textbody"><text:bookmark-start text:name="_Ref338787914"/><text:bookmark-start text:name="_Ref338826099"/><text:bookmark-end text:name="_Ref338787914"/><text:bookmark-end text:name="_Ref33882609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S Mincho" svg:font-family="MS Mincho" style:font-family-generic="roman" style:font-pitch="fixed" svg:panose-1="2 2 6 9 4 2 5 8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ohit Devanagari" svg:font-family="Lohit Devanagari" style:font-family-generic="system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roman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widows="2" fo:orphans="2" fo:border-top="none" fo:border-left="none" fo:border-bottom="0.0138in solid #808080" fo:border-right="none" fo:padding-top="0in" fo:padding-left="0in" fo:padding-bottom="0.0138in" fo:padding-right="0in" style:shadow="none" fo:margin-top="0.1388in" fo:margin-bottom="0.0555in"/>
      <style:text-properties style:font-name="Calibri" style:font-name-asian="Times New Roman" style:font-name-complex="Calibri" fo:color="#265557" fo:font-size="13pt" style:font-size-asian="13pt" fo:language="en" fo:country="US" style:language-complex="en" style:country-complex="US" fo:hyphenate="false"/>
    </style:style>
    <style:style style:name="Título3" style:display-name="Título 3" style:family="paragraph" style:parent-style-name="Normal" style:next-style-name="Normal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widows="2" fo:orphans="2" fo:border-top="none" fo:border-left="none" fo:border-bottom="0.0069in solid #C0C0C0" fo:border-right="none" fo:padding-top="0in" fo:padding-left="0in" fo:padding-bottom="0.0277in" fo:padding-right="0in" style:shadow="none" fo:margin-top="0.1388in" fo:margin-bottom="0.0555in"/>
      <style:text-properties style:font-name="Calibri" style:font-name-asian="Times New Roman" style:font-name-complex="Calibri" fo:font-style="italic" style:font-style-asian="italic" style:font-style-complex="italic" fo:color="#337275" fo:language="en" fo:country="US" style:language-complex="en" style:country-complex="US" fo:hyphenate="false"/>
    </style:style>
    <style:style style:name="Título5" style:display-name="Título 5" style:family="paragraph" style:parent-style-name="Normal" style:next-style-name="Normal" style:default-outline-level="5">
      <style:paragraph-properties fo:widows="2" fo:orphans="2" fo:margin-top="0.1388in" fo:margin-bottom="0.0555in"/>
      <style:text-properties style:font-name="Calibri" style:font-name-asian="Times New Roman" style:font-name-complex="Calibri" fo:color="#337275" style:font-size-complex="11pt" fo:language="en" fo:country="US" style:language-complex="en" style:country-complex="US" fo:hyphenate="false"/>
    </style:style>
    <style:style style:name="Título6" style:display-name="Título 6" style:family="paragraph" style:parent-style-name="Normal" style:next-style-name="Normal" style:default-outline-level="6">
      <style:paragraph-properties fo:widows="2" fo:orphans="2" fo:margin-top="0.1944in" fo:margin-bottom="0.0694in"/>
      <style:text-properties style:font-name="Calibri" style:font-name-asian="Times New Roman" style:font-name-complex="Calibri" fo:font-style="italic" style:font-style-asian="italic" style:font-style-complex="italic" fo:color="#337275" style:font-size-complex="11pt" fo:language="en" fo:country="US" style:language-complex="en" style:country-complex="US" fo:hyphenate="false"/>
    </style:style>
    <style:style style:name="Título7" style:display-name="Título 7" style:family="paragraph" style:parent-style-name="Normal" style:next-style-name="Normal" style:default-outline-level="7">
      <style:paragraph-properties fo:widows="2" fo:orphans="2" fo:margin-top="0.2222in" fo:margin-bottom="0.0694in"/>
      <style:text-properties style:font-name="Calibri" style:font-name-asian="Times New Roman" style:font-name-complex="Calibri" fo:font-weight="bold" style:font-weight-asian="bold" style:font-weight-complex="bold" fo:color="#A5AB81" fo:font-size="10pt" style:font-size-asian="10pt" style:font-size-complex="10pt" fo:language="en" fo:country="US" style:language-complex="en" style:country-complex="US" fo:hyphenate="false"/>
    </style:style>
    <style:style style:name="Título8" style:display-name="Título 8" style:family="paragraph" style:parent-style-name="Normal" style:next-style-name="Normal" style:default-outline-level="8">
      <style:paragraph-properties fo:widows="2" fo:orphans="2" fo:margin-top="0.2222in" fo:margin-bottom="0.0694in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A5AB81" fo:font-size="10pt" style:font-size-asian="10pt" style:font-size-complex="10pt" fo:language="en" fo:country="US" style:language-complex="en" style:country-complex="US" fo:hyphenate="false"/>
    </style:style>
    <style:style style:name="Título9" style:display-name="Título 9" style:family="paragraph" style:parent-style-name="Normal" style:next-style-name="Normal" style:default-outline-level="9">
      <style:paragraph-properties fo:widows="2" fo:orphans="2" fo:margin-top="0.2222in" fo:margin-bottom="0.0694in"/>
      <style:text-properties style:font-name="Calibri" style:font-name-asian="Times New Roman" style:font-name-complex="Calibri" fo:font-style="italic" style:font-style-asian="italic" style:font-style-complex="italic" fo:color="#A5AB81" fo:font-size="10pt" style:font-size-asian="10pt" style:font-size-complex="10pt" fo:language="en" fo:country="US" style:language-complex="en" style:country-complex="US" fo:hyphenate="false"/>
    </style:style>
    <style:style style:name="Normal" style:display-name="Normal" style:family="paragraph">
      <style:paragraph-properties fo:widows="0" fo:orphans="0" fo:text-align="justify"/>
      <style:text-properties style:font-name="Liberation Serif" style:font-name-asian="MS Mincho" style:font-name-complex="Cambria" fo:font-size="11pt" style:font-size-asian="11pt" style:font-size-complex="12pt" fo:language="es" fo:country="ES" style:language-asian="zh" style:country-asian="CN" fo:hyphenate="false"/>
    </style:style>
    <style:style style:name="Fuentedepárrafopredeter." style:display-name="Fuente de párrafo predeter." style:family="text"/>
    <text:list-style style:name="WW_OutlineListStyle_23" style:display-name="WW_OutlineListStyle_2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0" fo:orphans="0"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Liberation Serif" style:font-name-asian="MS Mincho" style:font-name-complex="Tahoma" fo:color="#000000" fo:font-size="18pt" style:font-size-asian="18pt" style:font-size-complex="18pt" fo:language="es" fo:country="ES" style:language-asian="zh" style:country-asian="CN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oindependiente">
      <style:text-properties style:font-name-complex="Lohit Hindi" fo:hyphenate="false"/>
    </style:style>
    <style:style style:name="Epígrafe" style:display-name="Epígraf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Hindi" fo:hyphenate="false"/>
    </style:style>
    <style:style style:name="Epígrafe1" style:display-name="Epígrafe1" style:family="paragraph" style:parent-style-name="Normal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árrafodelista" style:display-name="Párrafo de lista" style:family="paragraph" style:parent-style-name="Normal">
      <style:paragraph-properties fo:widows="2" fo:orphans="2" fo:margin-top="0.0833in" fo:margin-left="0.5in">
        <style:tab-stops/>
      </style:paragraph-properties>
      <style:text-properties style:font-name-asian="Times New Roman" style:font-name-complex="Calibri" style:font-size-complex="11pt" fo:language="en" fo:country="US" style:language-complex="en" style:country-complex="U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Table" style:display-name="Table" style:family="paragraph" style:parent-style-name="Normal" style:list-style-name="LFO7">
      <style:paragraph-properties fo:widows="2" fo:orphans="2" fo:text-align="center" fo:margin-top="0.1666in">
        <style:tab-stops>
          <style:tab-stop style:type="left" style:position="-18.6979in"/>
          <style:tab-stop style:type="left" style:position="-18.4479in"/>
        </style:tab-stops>
      </style:paragraph-properties>
      <style:text-properties style:font-name-asian="MS Gothic" style:font-name-complex="Times New Roman" fo:color="#000000" fo:font-size="10pt" style:font-size-asian="10pt" style:font-size-complex="11pt" style:language-complex="en" style:country-complex="US" fo:hyphenate="false"/>
    </style:style>
    <style:style style:name="Framecontents" style:display-name="Frame contents" style:family="paragraph" style:parent-style-name="Textoindependiente">
      <style:text-properties fo:hyphenate="false"/>
    </style:style>
    <style:style style:name="CodigoListado" style:display-name="CodigoListado" style:family="paragraph" style:parent-style-name="Normal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Liberation Mono" fo:font-size="9pt" style:font-size-asian="9pt" fo:hyphenate="false"/>
    </style:style>
    <style:style style:name="Heading" style:display-name="Heading" style:family="paragraph" style:parent-style-name="Encabezado" style:next-style-name="Textbody">
      <style:paragraph-properties fo:keep-with-next="always" fo:margin-top="0.1666in" fo:margin-bottom="0.0833in">
        <style:tab-stops/>
      </style:paragraph-properties>
      <style:text-properties style:font-name-asian="Microsoft YaHei" style:font-name-complex="Mangal" fo:font-weight="bold" style:font-weight-asian="bold" fo:font-size="14pt" style:font-size-asian="14pt" style:font-size-complex="14pt" fo:hyphenate="false"/>
    </style:style>
    <style:style style:name="Text" style:display-name="Text" style:family="paragraph" style:parent-style-name="Descripción">
      <style:text-properties fo:hyphenate="false"/>
    </style:style>
    <style:style style:name="WW8Num1z0" style:display-name="WW8Num1z0" style:family="text">
      <style:text-properties fo:color="#4F81BD" fo:font-size="12pt" style:font-size-asian="12pt"/>
    </style:style>
    <style:style style:name="WW8Num2z0" style:display-name="WW8Num2z0" style:family="text">
      <style:text-properties style:font-name="Cambria" style:font-name-complex="Cambria" fo:color="#4F81BD"/>
    </style:style>
    <style:style style:name="WW8Num4z0" style:display-name="WW8Num4z0" style:family="text">
      <style:text-properties style:font-name="Symbol" style:font-name-complex="Symbol" fo:color="#4F81BD"/>
    </style:style>
    <style:style style:name="WW8Num5z0" style:display-name="WW8Num5z0" style:family="text">
      <style:text-properties fo:color="#4F81BD" fo:font-size="12pt" style:font-size-asian="12pt"/>
    </style:style>
    <style:style style:name="WW8Num6z0" style:display-name="WW8Num6z0" style:family="text">
      <style:text-properties style:font-name="Cambria" style:font-name-complex="Cambria" fo:color="#4F81BD"/>
    </style:style>
    <style:style style:name="WW8Num7z0" style:display-name="WW8Num7z0" style:family="text">
      <style:text-properties fo:color="#4F81BD" fo:font-size="12pt" style:font-size-asian="12pt"/>
    </style:style>
    <style:style style:name="WW8Num8z0" style:display-name="WW8Num8z0" style:family="text">
      <style:text-properties style:font-name="Symbol" style:font-name-complex="Symbol" fo:color="#4F81BD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fo:font-weight="bold" style:font-weight-asian="bold"/>
    </style:style>
    <style:style style:name="WW8Num10z0" style:display-name="WW8Num10z0" style:family="text">
      <style:text-properties fo:color="#4F81BD" fo:font-size="12pt" style:font-size-asian="12pt"/>
    </style:style>
    <style:style style:name="Fuentedepárrafopredeter.2" style:display-name="Fuente de párrafo predeter.2" style:family="text"/>
    <style:style style:name="Fuentedepárrafopredeter.1" style:display-name="Fuente de párrafo predeter.1" style:family="text"/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Númerodepágina" style:display-name="Número de página" style:family="text"/>
    <style:style style:name="Título1Car" style:display-name="Título 1 Car" style:family="text">
      <style:text-properties style:font-name="Calibri" style:font-name-complex="Calibri" fo:font-weight="bold" style:font-weight-asian="bold" style:font-weight-complex="bold" fo:color="#265557" fo:font-size="14pt" style:font-size-asian="14pt" style:font-size-complex="12pt" fo:language="en" fo:country="US" style:language-complex="en" style:country-complex="US"/>
    </style:style>
    <style:style style:name="Título2Car" style:display-name="Título 2 Car" style:family="text">
      <style:text-properties style:font-name="Calibri" style:font-name-complex="Calibri" fo:color="#265557" fo:font-size="13pt" style:font-size-asian="13pt" style:font-size-complex="12pt" fo:language="en" fo:country="US" style:language-complex="en" style:country-complex="US"/>
    </style:style>
    <style:style style:name="Título3Car" style:display-name="Título 3 Car" style:family="text">
      <style:text-properties style:font-name="Calibri" style:font-name-complex="Calibri" fo:color="#337275" fo:font-size="12pt" style:font-size-asian="12pt" style:font-size-complex="12pt" fo:language="en" fo:country="US" style:language-complex="en" style:country-complex="US"/>
    </style:style>
    <style:style style:name="Título4Car" style:display-name="Título 4 Car" style:family="text">
      <style:text-properties style:font-name="Calibri" style:font-name-complex="Calibri" fo:font-style="italic" style:font-style-asian="italic" style:font-style-complex="italic" fo:color="#337275" fo:font-size="12pt" style:font-size-asian="12pt" style:font-size-complex="12pt" fo:language="en" fo:country="US" style:language-complex="en" style:country-complex="US"/>
    </style:style>
    <style:style style:name="Título5Car" style:display-name="Título 5 Car" style:family="text">
      <style:text-properties style:font-name="Calibri" style:font-name-complex="Calibri" fo:color="#337275" fo:font-size="11pt" style:font-size-asian="11pt" style:font-size-complex="11pt" fo:language="en" fo:country="US" style:language-complex="en" style:country-complex="US"/>
    </style:style>
    <style:style style:name="Título6Car" style:display-name="Título 6 Car" style:family="text">
      <style:text-properties style:font-name="Calibri" style:font-name-complex="Calibri" fo:font-style="italic" style:font-style-asian="italic" style:font-style-complex="italic" fo:color="#337275" fo:font-size="11pt" style:font-size-asian="11pt" style:font-size-complex="11pt" fo:language="en" fo:country="US" style:language-complex="en" style:country-complex="US"/>
    </style:style>
    <style:style style:name="Título7Car" style:display-name="Título 7 Car" style:family="text">
      <style:text-properties style:font-name="Calibri" style:font-name-complex="Calibri" fo:font-weight="bold" style:font-weight-asian="bold" style:font-weight-complex="bold" fo:color="#A5AB81" fo:language="en" fo:country="US" style:language-complex="en" style:country-complex="US"/>
    </style:style>
    <style:style style:name="Título8Car" style:display-name="Título 8 Car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A5AB81" fo:language="en" fo:country="US" style:language-complex="en" style:country-complex="US"/>
    </style:style>
    <style:style style:name="Título9Car" style:display-name="Título 9 Car" style:family="text">
      <style:text-properties style:font-name="Calibri" style:font-name-complex="Calibri" fo:font-style="italic" style:font-style-asian="italic" style:font-style-complex="italic" fo:color="#A5AB81" fo:language="en" fo:country="US" style:language-complex="en" style:country-complex="US"/>
    </style:style>
    <style:style style:name="codigo" style:display-name="codigo" style:family="text">
      <style:text-properties style:font-name="Liberation Mono" style:font-name-complex="Courier New" fo:font-size="10pt" style:font-size-asian="10pt" fo:language="es" fo:country="ES"/>
    </style:style>
    <style:style style:name="NumberingSymbols" style:display-name="Numbering Symbols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style:font-name="Liberation Serif" style:font-name-asian="MS Mincho" style:font-name-complex="Cambria" fo:language="es" fo:country="ES" style:language-asian="zh" style:country-asian="CN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="Liberation Serif" style:font-name-asian="MS Mincho" style:font-name-complex="Cambria" fo:font-weight="bold" style:font-weight-asian="bold" style:font-weight-complex="bold" fo:language="es" fo:country="ES" style:language-asian="zh" style:country-asian="CN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asian="MS Mincho" style:font-name-complex="Segoe UI" fo:font-size="9pt" style:font-size-asian="9pt" style:font-size-complex="9pt" fo:language="es" fo:country="ES" style:language-asian="zh" style:country-asian="CN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_OutlineListStyle_22" style:display-name="WW_OutlineListStyle_2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1" style:display-name="WW_OutlineListStyle_2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0" style:display-name="WW_OutlineListStyle_2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9" style:display-name="WW_OutlineListStyle_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8" style:display-name="WW_OutlineListStyle_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7" style:display-name="WW_OutlineListStyle_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6" style:display-name="WW_OutlineListStyle_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5" style:display-name="WW_OutlineListStyle_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4" style:display-name="WW_OutlineListStyle_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7LVL1" style:family="text">
      <style:text-properties fo:color="#4F81BD" fo:font-size="12pt" style:font-size-asian="12pt"/>
    </style:style>
    <style:style style:name="WW_CharLFO27LVL2" style:family="text">
      <style:text-properties fo:color="#4F81BD" fo:font-size="12pt" style:font-size-asian="12pt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text:list-style style:name="List1" style:display-name="List 1">
      <text:list-level-style-number text:level="1" text:style-name="WW_CharLFO27LVL1" style:num-prefix=" " style:num-suffix="." style:num-format="1">
        <style:list-level-properties text:space-before="-0.1965in" text:min-label-width="0.1965in" text:list-level-position-and-space-mode="label-alignment">
          <style:list-level-label-alignment text:label-followed-by="space" fo:margin-left="0in" fo:text-indent="-0.196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0.1576in" text:min-label-width="0.1576in" text:list-level-position-and-space-mode="label-alignment">
          <style:list-level-label-alignment text:label-followed-by="space" fo:margin-left="0.3152in" fo:text-indent="-0.1576in"/>
        </style:list-level-properties>
      </text:list-level-style-number>
      <text:list-level-style-bullet text:level="3" text:style-name="WW_CharLFO2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list-style style:name="Estilo1" style:display-name="Estil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9LVL1" style:family="text">
      <style:text-properties fo:font-weight="bold" style:font-weight-asian="bold"/>
    </style:style>
    <text:list-style style:name="LFO7" style:display-name="LFO7">
      <text:list-level-style-number text:level="1" text:style-name="WW_CharLFO29LVL1" style:num-prefix="Tabla " style:num-suffix=" 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 style:font-name-complex="Symbol" fo:color="#4F81BD"/>
    </style:style>
    <style:style style:name="WW_CharLFO30LVL2" style:family="text">
      <style:text-properties style:font-name="Courier New" style:font-name-complex="Courier New"/>
    </style:style>
    <text:list-style style:name="WW8Num8" style:display-name="WW8Num8">
      <text:list-level-style-number text:level="1" text:style-name="WW_CharLFO3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0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722in" fo:margin-bottom="0.5in" fo:margin-right="0.64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-0.0076in"/>
      </style:footer-style>
    </style:page-layout>
    <style:style style:name="P8" style:parent-style-name="Normal" style:family="paragraph">
      <style:paragraph-properties fo:text-align="start"/>
    </style:style>
    <style:style style:name="T9" style:parent-style-name="Fuentedepárrafopredeter." style:family="text">
      <style:text-properties style:font-name="Arial" style:font-name-complex="Arial" fo:font-size="8pt" style:font-size-asian="8pt"/>
    </style:style>
    <style:style style:name="T10" style:parent-style-name="Fuentedepárrafopredeter." style:family="text">
      <style:text-properties style:font-name="Arial" style:font-name-complex="Arial" fo:font-size="8pt" style:font-size-asian="8pt"/>
    </style:style>
    <style:style style:name="P11" style:parent-style-name="Normal" style:family="paragraph">
      <style:paragraph-properties fo:text-align="start"/>
    </style:style>
    <style:style style:name="T12" style:parent-style-name="Fuentedepárrafopredeter." style:family="text">
      <style:text-properties style:font-name="Arial" style:font-name-complex="Arial" fo:font-size="8pt" style:font-size-asian="8pt"/>
    </style:style>
    <style:style style:name="T13" style:parent-style-name="Fuentedepárrafopredeter." style:family="text">
      <style:text-properties style:font-name="Arial" style:font-name-complex="Arial" fo:font-size="8pt" style:font-size-asian="8pt"/>
    </style:style>
    <style:style style:name="P14" style:parent-style-name="Piedepágina" style:family="paragraph">
      <style:paragraph-properties fo:text-align="start"/>
    </style:style>
    <style:style style:name="T15" style:parent-style-name="Fuentedepárrafopredeter." style:family="text">
      <style:text-properties style:font-name="Arial" style:font-name-complex="Arial" fo:font-size="8pt" style:font-size-asian="8pt"/>
    </style:style>
    <style:style style:name="T16" style:parent-style-name="Fuentedepárrafopredeter." style:family="text">
      <style:text-properties style:font-name="Arial" style:font-name-complex="Arial" fo:font-size="8pt" style:font-size-asian="8pt"/>
    </style:style>
    <style:style style:name="P17" style:parent-style-name="Piedepágina" style:family="paragraph">
      <style:paragraph-properties fo:text-align="start">
        <style:tab-stops>
          <style:tab-stop style:type="left" style:position="1.609in"/>
        </style:tab-stops>
      </style:paragraph-properties>
    </style:style>
    <style:style style:name="T18" style:parent-style-name="Fuentedepárrafopredeter." style:family="text">
      <style:text-properties style:font-name="Arial" style:font-name-complex="Arial" fo:font-size="8pt" style:font-size-asian="8pt"/>
    </style:style>
    <style:style style:name="T19" style:parent-style-name="Fuentedepárrafopredeter." style:family="text">
      <style:text-properties style:font-name="Arial" style:font-name-complex="Arial" fo:font-size="8pt" style:font-size-asian="8pt"/>
    </style:style>
  </office:automatic-styles>
  <office:master-styles>
    <style:master-page style:name="MP0" style:page-layout-name="PL0">
      <style:header>
        <text:p text:style-name="P8"><text:span text:style-name="T9">Cuaderno de prácticas de Arquitectura de Computadores, Grado en Ingeniería Informática</text:span><text:span text:style-name="T10"><text:line-break/></text:span></text:p>
      </style:header>
      <style:header-left>
        <text:p text:style-name="P11"><text:span text:style-name="T12">Cuaderno de prácticas de Arquitectura de Computadores, Grado en Ingeniería Informática</text:span><text:span text:style-name="T13"><text:line-break/></text:span></text:p>
      </style:header-left>
      <style:footer>
        <text:p text:style-name="P14"><text:span text:style-name="T15">Depto. Arquitectura y Tecnología de<text:s/></text:span><text:span text:style-name="T16">Computadores <text:s text:c="137"/></text:span><text:span text:style-name="Númerodepágina"><text:s/></text:span><text:span text:style-name="Númerodepágina"><text:page-number text:fixed="false">5</text:page-number></text:span></text:p>
      </style:footer>
      <style:footer-left>
        <text:p text:style-name="P17"><text:span text:style-name="Númerodepágina"><text:page-number text:fixed="false">6</text:page-number></text:span><text:span text:style-name="Númerodepágina"><text:tab/></text:span><text:span text:style-name="Númerodepágina"><text:tab/></text:span><text:span text:style-name="Númerodepágina"><text:tab/></text:span><text:span text:style-name="Númerodepágina"><text:tab/><text:s text:c="33"/></text:span><text:span text:style-name="T18">Depto. Arquitectura y Tecnología de Computadore</text:span><text:span text:style-name="T19">s</text:span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uis Javier Herrera</meta:initial-creator>
    <dc:creator>Mancia Anguita</dc:creator>
    <meta:creation-date>2021-02-16T18:13:00Z</meta:creation-date>
    <dc:date>2021-02-22T21:16:00Z</dc:date>
    <meta:print-date>2021-02-16T12:10:00Z</meta:print-date>
    <meta:template xlink:href="Normal" xlink:type="simple"/>
    <meta:editing-cycles>3</meta:editing-cycles>
    <meta:editing-duration>PT180S</meta:editing-duration>
    <meta:document-statistic meta:page-count="6" meta:paragraph-count="26" meta:word-count="2025" meta:character-count="13140" meta:row-count="92" meta:non-whitespace-character-count="11141"/>
  </office:meta>
</office:document-meta>
</file>